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7911 bp</text:p>
      <text:p text:style-name="Preformatted_20_Text">Sequence 2: Masked <text:s text:c="4"/>3791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77</text:p>
      <text:p text:style-name="Preformatted_20_Text">Guide tree file created: <text:s text:c="2"/><text:a xlink:type="simple" xlink:href="https://www.genome.jp/tools-bin/pushfile?2204061925150Q4H2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720309</text:p>
      <text:p text:style-name="Preformatted_20_Text">Alignment Score 188984</text:p>
      <text:p text:style-name="Preformatted_20_Text"/>
      <text:p text:style-name="Preformatted_20_Text">CLUSTAL-Alignment file created <text:s/><text:a xlink:type="simple" xlink:href="https://www.genome.jp/tools-bin/pushfile?2204061925150Q4H2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61925150Q4H2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CAAAAAAAAAAAAAAAAACCTCTTTACTAACAGACTTTAAAAGAAATCAGTCTGACAAA</text:p>
      <text:p text:style-name="Preformatted_20_Text">Masked <text:s text:c="9"/>TCNNNNNNNNNNNNNNNNNCCTCTTTACTAACAGACTTTAAAAGAAATCAGTCTGACAAA</text:p>
      <text:p text:style-name="Preformatted_20_Text"><text:s text:c="16"/>** <text:s text:c="16"/>*****************************************</text:p>
      <text:p text:style-name="Preformatted_20_Text"/>
      <text:p text:style-name="Preformatted_20_Text">Unmasked <text:s text:c="7"/>AGTTGATGTCTATTGATATCTGAGTTGTTTTTTTTTGTTTTTTTTTTTTTTTTTTTTTTT</text:p>
      <text:p text:style-name="Preformatted_20_Text">Masked <text:s text:c="9"/>AGTTGATGTCTATTGATATCTGAGTTG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AAAAACTTGAAATTATAATCAATGCCTAAGCAGTTGCTGAACTGGAGAAAAAAACAGACA</text:p>
      <text:p text:style-name="Preformatted_20_Text">Masked <text:s text:c="9"/>AAAAACTTGAAATTATAATCAATGCCTAAGCAGTTGCTGAACTGGAGAAAAAAACA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ATCAAAGCAGGCATCATGCAATTATATAACCTTTCTTGCACTTTCTGTAATGCAA</text:p>
      <text:p text:style-name="Preformatted_20_Text">Masked <text:s text:c="9"/>AGAGTATCAAAGCAGGCATCATGCAATTATATAACCTTTCTTGCACTTTCTGTAA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ATGAATTTTTATATTTGTCTCAAACTGGAAAATGTAGAAACTTCTGGATATTT</text:p>
      <text:p text:style-name="Preformatted_20_Text">Masked <text:s text:c="9"/>AAAAGCTATGAATTTTTATATTTGTCTCAAACTGGAAAATGTAGAAACTTCTGGATA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ACTGCTATAAAACTGTCAAGTGATGTTACCTAATGACATTAAAACAAGCAACTCTCAT</text:p>
      <text:p text:style-name="Preformatted_20_Text">Masked <text:s text:c="9"/>ACACTGCTATAAAACTGTCAAGTGATGTTACCTAATGACATTAAAACAAGCAACT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GAAAATCTGTGTGGCTGTTGGTTTTATCCTTATAACTCATTACATTTTGTTTTG</text:p>
      <text:p text:style-name="Preformatted_20_Text">Masked <text:s text:c="9"/>AGCAAAGAAAATCTGTGTGGCTGTTGGTTTTATCCTTATAACTCATTACATTTTG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TGGCTAAGAATTGTTTGTTTCACAGGTTCCTAACATAGCTGTTTGACAGCATTCTC</text:p>
      <text:p text:style-name="Preformatted_20_Text">Masked <text:s text:c="9"/>GTGCTGGCTAAGAATTGTTTGTTTCACAGGTTCCTAACATAGCTGTTTGACAGCA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CTTTCTGTAGCATATTGTCTCAGGTGAATTGAATTGTTTCATTAAATTCTCAAG</text:p>
      <text:p text:style-name="Preformatted_20_Text">Masked <text:s text:c="9"/>TTAAGTCTTTCTGTAGCATATTGTCTCAGGTGAATTGAATTGTTTCATTAAATTC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TTAAGTGTTTCCTGCTAGTAATGTGGATAGCCAACAAGAATAAATAAATGGGAAA</text:p>
      <text:p text:style-name="Preformatted_20_Text">Masked <text:s text:c="9"/>CTGACTTAAGTGTTTCCTGCTAGTAATGTGGATAGCCAACAAGAATAAATAAATG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GTCTTAGGTGGCTGTCAGCCTTAATTTTTTTCTGAATAATTTAGAATAAGTTCT</text:p>
      <text:p text:style-name="Preformatted_20_Text">Masked <text:s text:c="9"/>TTTTCTGTCTTAGGTGGCTGTCAGCCTTAATTTTTTTCTGAATAATTTAGAATAA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ACTTAAATCCGTTGTTACTGGCATTGATTAGTAGCTTGAAAAATGCTTATTTGGA</text:p>
      <text:p text:style-name="Preformatted_20_Text">Masked <text:s text:c="9"/>TGCTTACTTAAATCCGTTGTTACTGGCATTGATTAGTAGCTTGAAAAATGCTTAT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TTCATTTTTCATTTCCATATTGAAGTATAGGCATTCCAAGAATCACTTTTGGCT</text:p>
      <text:p text:style-name="Preformatted_20_Text">Masked <text:s text:c="9"/>AGGAAGTTCATTTTTCATTTCCATATTGAAGTATAGGCATTCCAAGAATCACTTT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AGATGTGATTTAGTATCTGGGGATACTATCTAATCTAAACCTTAAAAAATTCTG</text:p>
      <text:p text:style-name="Preformatted_20_Text">Masked <text:s text:c="9"/>GCAAGGAGATGTGATTTAGTATCTGGGGATACTATCTAATCTAAACCTTAAAAAA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AGTGCTTAAGTGAAGGGCTACTCTTTTAAATACACTATACACTTGAAATCAGCA</text:p>
      <text:p text:style-name="Preformatted_20_Text">Masked <text:s text:c="9"/>TTGTTTAGTGCTTAAGTGAAGGGCTACTCTTTTAAATACACTATACACTTGAAA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CACTTAGAAGCTTTTCAGGCTAAAATTAATAGCCCTGTGATGCTGGGGCTTGAC</text:p>
      <text:p text:style-name="Preformatted_20_Text">Masked <text:s text:c="9"/>AATAATCACTTAGAAGCTTTTCAGGCTAAAATTAATAGCCCTGTGATGCTGGGGC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GACAAGATCAGTAAATTATAAAATAGCTTGGGTTGTAAGGGACCTGCTGTGGG</text:p>
      <text:p text:style-name="Preformatted_20_Text">Masked <text:s text:c="9"/>AAAAGCTGACAAGATCAGTAAATTATAAAATAGCTTGGGTTGTAAGGGACCTGCT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TTGCCATCCACTAGATCAGGCTGCCCAGGGCCTCATGCAGCCTGGTCTTAAACAC</text:p>
      <text:p text:style-name="Preformatted_20_Text">Masked <text:s text:c="9"/>TAGGGTTGCCATCCACTAGATCAGGCTGCCCAGGGCCTCATGCAGCCTGGNNNNNNNNNN</text:p>
      <text:p text:style-name="Preformatted_20_Text"><text:s text:c="16"/>************************************************** <text:s text:c="9"/></text:p>
      <text:p text:style-name="Preformatted_20_Text"/>
      <text:p text:style-name="Preformatted_20_Text">Unmasked <text:s text:c="7"/>CTCTGGGGATGGGGCATCCATTGCTCTCTGGACAGCCTGTTTCAGTGCTTCACCAC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ATAAGGAATTTTCACCTACATAAATCTCATTTATTTTAGATTTAAAGCCATT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TTACTGTTACTGTCGGACCATGTAAAAAGTTGGTTTCCTTTCTGTTTATAAGCT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AATACTGGAAGGCTGAAAAGAGTTATCCCTGTAGCCTTCTCTTCCAGACTGA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AGCTCCCTCTGCATTTATTCATAGGAGAAATGCTCTGGCCTTCTGAGGATCCTTGAG</text:p>
      <text:p text:style-name="Preformatted_20_Text">Masked <text:s text:c="9"/>NNNNNNNNNNNNNNNNNNNNNNNNNNNNNGAAATGCTCTGGCCTTCTGAGGATCCTTGAG</text:p>
      <text:p text:style-name="Preformatted_20_Text"><text:s text:c="45"/>*******************************</text:p>
      <text:p text:style-name="Preformatted_20_Text"/>
      <text:p text:style-name="Preformatted_20_Text">Unmasked <text:s text:c="7"/>GCCTCCTCCAAACCTGCTCCGAAAACTTCACATGTTGTTGATCACTGATTGCTGTTAGAA</text:p>
      <text:p text:style-name="Preformatted_20_Text">Masked <text:s text:c="9"/>GCCTCCTCCAAACCTGCTCCGAAAACTTCACATGTTGTTGATCACTGATTGCTGT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CTCTTAGAGACTAGCTGAAGATGCTTGTTGGTTGGCTAACTGAGCTTAAATAGCTG</text:p>
      <text:p text:style-name="Preformatted_20_Text">Masked <text:s text:c="9"/>GGACCTCTTAGAGACTAGCTGAAGATGCTTGTTGGTTGGCTAACTGAGCTTAAA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CTGACTTACTTTCTGTCTTAAAGAACAGTCATCTGTGTTGGTGTATATATAGCA</text:p>
      <text:p text:style-name="Preformatted_20_Text">Masked <text:s text:c="9"/>TTTATTCTGACTTACTTTCTGTCTTAAAGAACAGTCATCTGTGTTGGTGTATAT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CTGAAGCTAATGAAGAAACTACAATATTACAAGCATCTGTGTCTCATATTCTTGCT</text:p>
      <text:p text:style-name="Preformatted_20_Text">Masked <text:s text:c="9"/>CTAGCTGAAGCTAATGAAGAAACTACAATATTACAAGCATCTGTGTCTCATATTC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ATGAGTTTTATGCAAATGGGACTCATCAGATTGGATTATTGCTGCATAAAATCA</text:p>
      <text:p text:style-name="Preformatted_20_Text">Masked <text:s text:c="9"/>CAACAAATGAGTTTTATGCAAATGGGACTCATCAGATTGGATTATTGCTGCATAA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GGACAGGAAAAAAAACGACAACAACAAAAAACTCTGCCTTATTCCACCCCTCCA</text:p>
      <text:p text:style-name="Preformatted_20_Text">Masked <text:s text:c="9"/>AGTGTTGGACAGGAAAAAAAACGACAACAACAAAAAACTCTGCCTTATTCCACCCC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AAAAAGGGGGAACAAAAATAGAAGTAAATTTCTCAATTGTGCATCATAATGTAA</text:p>
      <text:p text:style-name="Preformatted_20_Text">Masked <text:s text:c="9"/>AAAAAGAAAAAGGGGGAACAAAAATAGAAGTAAATTTCTCAATTGTGCATCATAA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CTTAGAATAGATTATAAAGTTTGAGTTCAAATACTTAAGTAATATTTAACTGCT</text:p>
      <text:p text:style-name="Preformatted_20_Text">Masked <text:s text:c="9"/>AATATTCTTAGAATAGATTATAAAGTTTGAGTTCAAATACTTAAGTAATATTTAA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GCAGGTTATTTTGAGTTATTTCTGTCTTGGGGTTGTGCACAAGACATGGTATCTT</text:p>
      <text:p text:style-name="Preformatted_20_Text">Masked <text:s text:c="9"/>AAACAGCAGGTTATTTTGAGTTATTTCTGTCTTGGGGTTGTGCACAAGACATGGT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TAGGTCTGGGTTCCAACAAACTTCTGAATAAGAATGATCTTCTGGAGAGCTGG</text:p>
      <text:p text:style-name="Preformatted_20_Text">Masked <text:s text:c="9"/>AAATTCTTAGGTCTGGGTTCCAACAAACTTCTGAATAAGAATGATCTTCTGGAGA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AGTTGGGCTTTGGTGATAGAGACTTGAAAAGGTTTTGAAACAAAAAAAGTATTGC</text:p>
      <text:p text:style-name="Preformatted_20_Text">Masked <text:s text:c="9"/>CTTGGAGTTGGGCTTTGGTGATAGAGACTTGAAAAGGTTTTGAAACAAAAAAAGTA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TCTATTAGTAGGAAGAGAAGAAGGAATGTCAGTACTTTATTCTTCCAGTGTTCTA</text:p>
      <text:p text:style-name="Preformatted_20_Text">Masked <text:s text:c="9"/>TCTTCTCTATTAGTAGGAAGAGAAGAAGGAATGTCAGTACTTTATTCTTCCAGTGTTC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GAGGATCGCAAAGATGTTAAAAGTAACATCCTCAGCCAAGGATCAGTTTACTGTAGG</text:p>
      <text:p text:style-name="Preformatted_20_Text">Masked <text:s text:c="9"/>CATGAGGATCGCAAAGATGTTAAAAGTAACATCCTCAGCCAAGGATCAGTTTACT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AGCTTAGGGTCAACAGGCTTCTGGGGAAAGAGTTGTTTAGGGCAATAGGTAGGGTA</text:p>
      <text:p text:style-name="Preformatted_20_Text">Masked <text:s text:c="9"/>CCCTAGCTTAGGGTCAACAGGCTTCTGGGGAAAGAGTTGTTTAGGGCAATAGGTAG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ACTGTGTGATATAGGCAGCACTGCAGCAGCTGCAGTGCTTACTACTGGAAGTGTT</text:p>
      <text:p text:style-name="Preformatted_20_Text">Masked <text:s text:c="9"/>GTGGGACTGTGTGATATAGGCAGCACTGCAGCAGCTGCAGTGCTTACTACTGGA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CTAGTATATTTGTTTACACTAGTATAGTGACAGTGGAAATTCTGAGGCATCAGAG</text:p>
      <text:p text:style-name="Preformatted_20_Text">Masked <text:s text:c="9"/>TACTACTAGTATATTTGTTTACACTAGTATAGTGACAGTGGAAATTCTGAGGCAT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TAAGAGAGTAAAACAGGTTGTCAAACAGCCCTGCAATTACTGAGCTATTGAAAAT</text:p>
      <text:p text:style-name="Preformatted_20_Text">Masked <text:s text:c="9"/>GCAGGTAAGAGAGTAAAACAGGTTGTCAAACAGCCCTGCAATTACTGAGCTATT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TGGTTAGAAACATACATATGTCAATTCAGTATCTCAGTAACAGCTTACTTCATATG</text:p>
      <text:p text:style-name="Preformatted_20_Text">Masked <text:s text:c="9"/>TCAATGGTTAGAAACATACATATGTCAATTCAGTATCTCAGTAACAGCTTACTTC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CTGAACGTATAATAAATAGCACTTGAAAGTTGAAGGGGCTGGTGTATCTTCCTTGT</text:p>
      <text:p text:style-name="Preformatted_20_Text">Masked <text:s text:c="9"/>TAACCTGAACGTATAATAAATAGCACTTGAAAGTTGAAGGGGCTGGTGTATCTTC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TGCAGCTTTCTCAGGTTTTTGGGATCAGGTTACATTTGTTTTGTCTCCTGCTGT</text:p>
      <text:p text:style-name="Preformatted_20_Text">Masked <text:s text:c="9"/>CCAAAATGCAGCTTTCTCAGGTTTTTGGGATCAGGTTACATTTGTTTTGTCTCC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TACAAGGAAAGGGCATCATTACAATAGAGGGCAATGCACTGTATGCAACAGAAGC</text:p>
      <text:p text:style-name="Preformatted_20_Text">Masked <text:s text:c="9"/>GTTTATACAAGGAAAGGGCATCATTACAATAGAGGGCAATGCACTGTATGCAACAG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CACACTGAGAAGTGCTTGTCTGCTGATCGGGTGGGTGCAGGAGCCCCACTGTAGT</text:p>
      <text:p text:style-name="Preformatted_20_Text">Masked <text:s text:c="9"/>TCCATCACACTGAGAAGTGCTTGTCTGCTGATCGGGTGGGTGCAGGAGCCCCACTG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GGCAGCAGCATTTACTTGGAAAGGTGCAGAGGGAGAGCTACCTTGGAGTGGATGG</text:p>
      <text:p text:style-name="Preformatted_20_Text">Masked <text:s text:c="9"/>ACAGAGGCAGCAGCATTTACTTGGAAAGGTGCAGAGGGAGAGCTACCTTGGAGTGG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TCAGAATGAAAAGCCAAAACTGAAGTAAATTACAAAGAGTAACCCAGGCAAGCTAG</text:p>
      <text:p text:style-name="Preformatted_20_Text">Masked <text:s text:c="9"/>ATACTCAGAATGAAAAGCCAAAACTGAAGTAAATTACAAAGAGTAACCCAGGCA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AGTATCTCATCATTCTTCTGCTGTGCAGCATTGCTACCTGTGAAGATACAGTCAC</text:p>
      <text:p text:style-name="Preformatted_20_Text">Masked <text:s text:c="9"/>GCTTCAGTATCTCATCATTCTTCTGCTGTGCAGCATTGCTACCTGTGAAGATACAG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TTATTGGCCTTGGTTTTCAAAATGGATAAGTCATCCTACAGTGCTTTGGTATGT</text:p>
      <text:p text:style-name="Preformatted_20_Text">Masked <text:s text:c="9"/>CCAAAATTATTGGCCTTGGTTTTCAAAATGGATAAGTCATCCTACAGTGCTTTGG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CTAAGTGTCAAGAGACACGTTTTTCTATAACGTGATAGCTTTTCACTTACTGAGA</text:p>
      <text:p text:style-name="Preformatted_20_Text"><text:soft-page-break/>Masked <text:s text:c="9"/>ACAGTCTAAGTGTCAAGAGACACGTTTTTCTATAACGTGATAGCTTTTCACTTA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GGAGTTTCATAGTGTGTGAAGTTGGGCACTAAAATGAAGGGTCGCACTGGAAATTA</text:p>
      <text:p text:style-name="Preformatted_20_Text">Masked <text:s text:c="9"/>GTCAGGAGTTTCATAGTGTGTGAAGTTGGGCACTAAAATGAAGGGTCGCACTGGA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TCTTCACCTGAAACCAAACTGGCAAAGCGTTACACTCAGCAAGGTATGAATAGTTA</text:p>
      <text:p text:style-name="Preformatted_20_Text">Masked <text:s text:c="9"/>TGGGTCTTCACCTGAAACCAAACTGGCAAAGCGTTACACTCAGCAAGGTATGAATA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CCTAAGCACTTGTTTGCTTTTTCCAGCTGTACATTAGCTTTCTAGCAAATAACATG</text:p>
      <text:p text:style-name="Preformatted_20_Text">Masked <text:s text:c="9"/>GAGACCTAAGCACTTGTTTGCTTTTTCCAGCTGTACATTAGCTTTCTAGCAAATA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CATGAGCTTTCTTTTAACTCAGGAAAACATTTAGACATTTGTTTAGGCTTAATG</text:p>
      <text:p text:style-name="Preformatted_20_Text">Masked <text:s text:c="9"/>TTTATTCATGAGCTTTCTTTTAACTCAGGAAAACATTTAGACATTTGTTTAGGCTT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CCACAAGCTTAATACGCTCAGAAATTAGAAAGTCATACTGAAGCATTATGCCAA</text:p>
      <text:p text:style-name="Preformatted_20_Text">Masked <text:s text:c="9"/>ACAATTCCACAAGCTTAATACGCTCAGAAATTAGAAAGTCATACTGAAGCATTATG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GATGTGCTGGTATGCCTTCGCTTCAAGTACGAAGGTCATGGTCACAATCTGAAAA</text:p>
      <text:p text:style-name="Preformatted_20_Text">Masked <text:s text:c="9"/>TTTGAGATGTGCTGGTATGCCTTCGCTTCAAGTACGAAGGTCATGGTCACAATC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AAAAAACTGTCTTAATAAATTTTTGAGGTTTTTTCTCCTGGTAATTTTAAGCCAGC</text:p>
      <text:p text:style-name="Preformatted_20_Text">Masked <text:s text:c="9"/>GGGGAAAAAACTGTCTTAATAAATTTTTGAGGTTTTTTCTCCTGGTAATTTTAAG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AAGTTAGGCAGTTAATCTGAGTAACAAGTACTTCTATGAAAGAGGCGGAAAACA</text:p>
      <text:p text:style-name="Preformatted_20_Text">Masked <text:s text:c="9"/>AAAGAAAAGTTAGGCAGTTAATCTGAGTAACAAGTACTTCTATGAAAGAGGCGG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AAAATGCTTCCAAAATATTGATCTACAATTTAAATACAAACTCAATGTGATTAGT</text:p>
      <text:p text:style-name="Preformatted_20_Text">Masked <text:s text:c="9"/>GCTAGAAAATGCTTCCAAAATATTGATCTACAATTTAAATACAAACTCAATGTGATTAGT</text:p>
      <text:p text:style-name="Preformatted_20_Text"><text:s text:c="16"/>************************************************************</text:p>
      <text:p text:style-name="Preformatted_20_Text"><office:annotation office:name="__Annotation__12540_651507133"><dc:creator>Unknown Author</dc:creator><dc:date>2022-04-08T15:02:26.632636353</dc:date><text:p text:style-name="P3"><text:span text:style-name="T2">EXON2</text:span></text:p></office:annotation></text:p>
      <text:p text:style-name="Preformatted_20_Text">Unmasked <text:s text:c="7"/>ATGCTGCTCAGGGCTATACTGGCATGTGGGGTTTTTTGACAG<text:span text:style-name="T1">CTCTTCAGAAAAAGCTTT</text:span></text:p>
      <text:p text:style-name="Preformatted_20_Text">Masked <text:s text:c="9"/>ATGCTGCTCAGGGCTATACTGGCATGTGGGGTTTTTTGACAG<text:span text:style-name="T1">CTCTTCAGAAAAAGCT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TCAGGGGGATGAGAGTACAACAGGCTGTATCTCCAACAGGAGAAAGGTGAGCAGCTGG</text:span></text:p>
      <text:p text:style-name="Preformatted_20_Text">Masked <text:s text:c="9"/><text:span text:style-name="T1">TCTCAGGGGGATGAGAGTACAACAGGCTGTATCTCCAACAGGAGAAAGGTGAGCAGCT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CGCATCGTTGCACTGTAACCCCTGCATCTAGAAGAAGG</text:span>GTAAGCTGTAACCGAATGTC</text:p>
      <text:p text:style-name="Preformatted_20_Text">Masked <text:s text:c="9"/><text:span text:style-name="T1">AACGCATCGTTGCACTGTAACCCCTGCATCTAGAAGAAGG</text:span>GTAAGCTGTAACCGAATGTC</text:p>
      <text:p text:style-name="Preformatted_20_Text"><text:s text:c="16"/>************************************************************</text:p>
      <text:p text:style-name="Preformatted_20_Text"><office:annotation-end office:name="__Annotation__12540_651507133"/></text:p>
      <text:p text:style-name="Preformatted_20_Text">Unmasked <text:s text:c="7"/>TCCATACCAAAGCAACAATCAAAAAAGCGTTATCAGTTTATGGGAAAATATCAAATTGCA</text:p>
      <text:p text:style-name="Preformatted_20_Text">Masked <text:s text:c="9"/>TCCATACCAAAGCAACAATCAAAAAAGCGTTATCAGTTTATGGGAAAATATCAAA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CTAAAATAGCAGGTTTGTGATTCGATGAAACCCATAATCATTTCAGACCTGAAGCC</text:p>
      <text:p text:style-name="Preformatted_20_Text">Masked <text:s text:c="9"/>GCTCCTAAAATAGCAGGTTTGTGATTCGATGAAACCCATAATCATTTCAGACCTGAA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ATAATAAGGGAAGACTGTGTCCAGATGTGCAGAGCTAGTCAAGTACTCCCACTGAAA</text:p>
      <text:p text:style-name="Preformatted_20_Text">Masked <text:s text:c="9"/>ATAATAATAAGGGAAGACTGTGTCCAGATGTGCAGAGCTAGTCAAGTACTCCC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TGTGGAAAGATTTTTATGGCCATGTGGATATTCCTATTAAGAACACTACTTTTTC</text:p>
      <text:p text:style-name="Preformatted_20_Text">Masked <text:s text:c="9"/>ATTTCTGTGGAAAGATTTTTATGGCCATGTGGATATTCCTATTAAGAACACTAC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TAAACATTAAAGAAGCAGTCTTTTCAATTAGAATAGATTTTTCTTTTCTTAGGG</text:p>
      <text:p text:style-name="Preformatted_20_Text">Masked <text:s text:c="9"/>TTCTTTTAAACATTAAAGAAGCAGTCTTTTCAATTAGAATAGATTTTTCTTTTCTT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CTTTTAAGAGTACAAAAAAAAAAAAAAAGAAAGACTTGAAAGTAGATAAAATATTT</text:p>
      <text:p text:style-name="Preformatted_20_Text">Masked <text:s text:c="9"/>GCCTCTTTTAAGAGTACNNNNNNNNNNNNNNNNNNNGACTTGAAAGTAGATAAAATATTT</text:p>
      <text:p text:style-name="Preformatted_20_Text"><text:s text:c="16"/>***************** <text:s text:c="18"/>************************</text:p>
      <text:p text:style-name="Preformatted_20_Text"/>
      <text:p text:style-name="Preformatted_20_Text">Unmasked <text:s text:c="7"/>ATGATGTATTTCCTCCCAGGATTCAAAATACTGGAAATAATGACATAAATAAATAGATAA</text:p>
      <text:p text:style-name="Preformatted_20_Text">Masked <text:s text:c="9"/>ATGATGTATTTCCTCCCAGGATTCAAAATACTGG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GTAAGCATCTCTACATAGTTGCTAAGGTATATATTCTTTTTATAACATAAGCTGTCCCA</text:p>
      <text:p text:style-name="Preformatted_20_Text">Masked <text:s text:c="9"/>NNNNNGCATCTCTACATAGTTGCTAAGGTATATATTCTTTTTATAACATAAGCTGTCCCA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GCGGACTTTCAACCAATAATTTCACTGAAGATGCTTAATTTTGAAAAGTTATACGTTCAG</text:p>
      <text:p text:style-name="Preformatted_20_Text">Masked <text:s text:c="9"/>GCGGACTTTCAACCAATAATTTCACTGAAGATGCTTAATTTTGAAAAGTTATACG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GTTCCTTAGTTCTGGAAGTTCTCTTTTCTCTCTAAGAATATTATAACTTTTATT</text:p>
      <text:p text:style-name="Preformatted_20_Text">Masked <text:s text:c="9"/>CTGAAAGTTCCTTAGTTCTGGAAGTTCTCTTTTCTCTCTAAGAATATTATAACTTTTA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12541_651507133"><dc:creator>Unknown Author</dc:creator><dc:date>2022-04-08T15:02:44.624480732</dc:date><text:p text:style-name="P3"><text:span text:style-name="T2">EXON3</text:span></text:p></office:annotation>Unmasked <text:s text:c="7"/>AATATTTCAAA<text:span text:style-name="T1">TTTCATACCAGAAGTGTTGAAGGTTTCAGACAGTTTGGCAGAAAAACGT</text:span></text:p>
      <text:p text:style-name="Preformatted_20_Text">Masked <text:s text:c="9"/>AATATTTCAAA<text:span text:style-name="T1">TTTCATACCAGAAGTGTTGAAGGTTTCAGACAGTTTGGCAGAAAAAC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C</text:span>TGGTAGACAAGAAGCTGAACATGAGCCAGCACTTGCAGTCCAGAAGGCCAACTGTGT</text:p>
      <text:p text:style-name="Preformatted_20_Text">Masked <text:s text:c="9"/><text:span text:style-name="T1">GAC</text:span>NNNNNNNNNNNNNNNNNNNNNNNNNNNNNNNNNNNNNNNNNNNNNNNNNNNNNNNNN</text:p>
      <text:p text:style-name="Preformatted_20_Text"><text:s text:c="16"/>*** <text:s text:c="56"/></text:p>
      <text:p text:style-name="Preformatted_20_Text"/>
      <text:p text:style-name="Preformatted_20_Text">Unmasked <text:s text:c="7"/>TCTGGGCTGCATTGAAAGAGGGGTGGCCAGGAGGGGAGGGAGGTGATTGTCCCCCTCT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CTCTTGTGAGACCCCATCTGCAGTAATGCATCCACGTCTGGGCTCCCAGTGC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ACACAGAGCTTTTGGAACGAGTCCTGAGGAGGGCCATTAAGATGATCAGAGGG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CCTCTCCTGTGAGGAAAGGTTGAGGGAACTGGGCTTGTCTAGCTTGTCTAGC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AGTAGGCTCTGGGGAGACCTCATTGGGGCCTTCCTGTATTTGAAACAGATAC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TGGAGAGAGAACAGCTGTTTACATTGGTTGATAGTGATAAGACAAGGGGGAATGG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CTAAGACAGGGAGGTTTAGGTTTGATATTAGGAGGAAGTTTTTCACACAGAGG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GGCACTGGAACAGGTTGCCTAAGGAGGTTGTGGATGCCCCATCCCTGGAGGCA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CAGGCTGGATGTGGCTCTGGGCAGCCTGGTCTCATGGTTGGCAACCCCTGTAT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TTGAAATTAGATGATCTTCGTGGTCCTTTTCAACCCAGGCCATTCTATGAT<text:span text:style-name="T1">ACGA</text:span></text:p>
      <text:p text:style-name="Preformatted_20_Text">Masked <text:s text:c="9"/>NNNNNNNNNNNNNNNNNNNNNNNNNNNNNNNNNNNNNNNNNNNNNNNNNNNNNNNN<text:span text:style-name="T1">ACGA</text:span></text:p>
      <text:p text:style-name="Preformatted_20_Text"><text:s text:c="72"/>****</text:p>
      <text:p text:style-name="Preformatted_20_Text"/>
      <text:p text:style-name="Preformatted_20_Text">Unmasked <text:s text:c="7"/><text:span text:style-name="T1">TATGTAGAGCTGTGAAATTGACCATGTTCATCTCACAGAACCAGAACCAGACTGACTTTG</text:span></text:p>
      <text:p text:style-name="Preformatted_20_Text">Masked <text:s text:c="9"/><text:span text:style-name="T1">TATGTAGAGCTGTGAAATTGACCATGTTCATCTCACAGAACCAGAACCAGACTGACT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CGTAAATCTG</text:span>TTTGATTTGTTTTATTCCATAGTGAGTTGTGTTATAATTCAGCAAAGG</text:p>
      <text:p text:style-name="Preformatted_20_Text">Masked <text:s text:c="9"/><text:span text:style-name="T1">AACGTAAATCTG</text:span>TTTGATTTGTTTTATTCCATAGTGAGTTGTGTTATAATTCAGCAAAGG</text:p>
      <text:p text:style-name="Preformatted_20_Text"><text:s text:c="16"/>************************************************************</text:p>
      <text:p text:style-name="Preformatted_20_Text"><office:annotation-end office:name="__Annotation__12541_651507133"/></text:p>
      <text:p text:style-name="Preformatted_20_Text">Unmasked <text:s text:c="7"/>ATGCTTTACAGTTCTATGAAGAAGTTCCCCCAGTTTCTATTTAAGTCAAACTGAATATAC</text:p>
      <text:p text:style-name="Preformatted_20_Text">Masked <text:s text:c="9"/>ATGCTTTACAGTTCTATGAAGAAGTTCCCCCAGTTTCTATTTAAGTCAAACTGAA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GGGCATATGTTTTAGTGATTTTCTACTAGGGAATGCTTTCCCTAAGTATTGCTT</text:p>
      <text:p text:style-name="Preformatted_20_Text">Masked <text:s text:c="9"/>AAAAAGGGGCATATGTTTTAGTGATTTTCTACTAGGGAATGCTTTCCCTAAGTAT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CTAGAGATTAAATATCCAGTATGTAGATGTGTGGTTGCAAACCCAAAACCAAAAC</text:p>
      <text:p text:style-name="Preformatted_20_Text">Masked <text:s text:c="9"/>TAATGCTAGAGATTAAATATCCAGTATGTAGATGTGTGGTTGCAAACCCAAAACC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AATGCTTAAGAAAAGGGTAATTCCTATGATCTCTCATTATAACTTTGGTCAGAT</text:p>
      <text:p text:style-name="Preformatted_20_Text">Masked <text:s text:c="9"/>ATGCAAAATGCTTAAGAAAAGGGTAATTCCTATGATCTCTCATTATAACTTTGGT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CTTTTCCTGTTTTTTTCATTCAGTGTTTTTTAACTATCCATAATAGGAGTGTTCT</text:p>
      <text:p text:style-name="Preformatted_20_Text">Masked <text:s text:c="9"/>TTATTCTTTTCCTGTTTTTTTCATTCAGTGTTTTTTAACTATCCATAATAGGAGT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CTAGCATACATTTTCTACCTCGTACACAAGAACTGTTTTATGAAAAATCACTGAC</text:p>
      <text:p text:style-name="Preformatted_20_Text">Masked <text:s text:c="9"/>TTCTTCTAGCATACATTTTCTACCTCGTACACAAGAACTGTTTTATGAAAAATCA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TACAGGACTGAAGGAAAATTAATGAAATGGGTGTGGAGGCTTAGTGTCTAAAGTG</text:p>
      <text:p text:style-name="Preformatted_20_Text">Masked <text:s text:c="9"/>AAATATACAGGACTGAAGGAAAATTAATGAAATGGGTGTGGAGGCTTAGTGTCT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ATACGTTTCATCTGGGAACAAGGAAGCTTCTAGATTCAAAGATCTGAATTTGTAA</text:p>
      <text:p text:style-name="Preformatted_20_Text">Masked <text:s text:c="9"/>ATAAGATACGTTTCATCTGGGAACAAGGAAGCTTCTAGATTCAAAGATCTGAATTTGT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TAATACAGGCATGGTATATGAATTAATGTAATTTTCAAGAAATACCACAAAAATGAAG</text:p>
      <text:p text:style-name="Preformatted_20_Text">Masked <text:s text:c="9"/>AGTAATACAGGCATGGTATATGAATTAATGTAATTTTCAAGAAATACCACAAAAA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TAAGTTAATGGTAATACTGCTAACCAAAGCAGAAAAGGAGAAATGATAGGTGAAT</text:p>
      <text:p text:style-name="Preformatted_20_Text">Masked <text:s text:c="9"/>TAGCATAAGTTAATGGTAATACTGCTAACCAAAGCAGAAAAGGAGAAATGATAGG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GTCACTGTTGACTGTCTTTTTTTCCACTACTGAAAAGTCCAGACATAGAATGAAA</text:p>
      <text:p text:style-name="Preformatted_20_Text">Masked <text:s text:c="9"/>TTATAGTCACTGTTGACTGTCTTTTTTTCCACTACTGAAAAGTCCAGACATAGA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GAAAGAATGTATTTAATTATTAGTTCACAGCCATTGCATGACACCTACAGGTGAG</text:p>
      <text:p text:style-name="Preformatted_20_Text">Masked <text:s text:c="9"/>AACTAGAAAGAATGTATTTAATTATTAGTTCACAGCCATTGCATGACACCTACAG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TTAATATCAATATGTTACTTTATTATGATGGACTAACTACCTCAAATCTTTAAAAA</text:p>
      <text:p text:style-name="Preformatted_20_Text">Masked <text:s text:c="9"/>TTAATTAATATCAATATGTTACTTTATTATGATGGACTAACTACCTCAAATCTT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GTACAACAAAATTGTGTACCTGACCTTGGTACAATTATTTTTCACTCTTACTTA</text:p>
      <text:p text:style-name="Preformatted_20_Text">Masked <text:s text:c="9"/>ACAATTGTACAACAAAATTGTGTACCTGACCTTGGTACAATTATTTTTCACTCT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CCAATTATTATAGTTCATATCCTCCAAACAGCAGTAATTTAAATAAATCAGAAAT</text:p>
      <text:p text:style-name="Preformatted_20_Text">Masked <text:s text:c="9"/>GAATACCAATTATTATAGTTCATATCCTCCAAACAGCAGTAATTTAAATAAATC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CTCTTGATTTCTTGATATTGAATTAATATTTTCCTGTGTTCTCCTAAAACACAA</text:p>
      <text:p text:style-name="Preformatted_20_Text">Masked <text:s text:c="9"/>AATTATCTCTTGATTTCTTGATATTGAATTAATATTTTCCTGTGTTCTCCTAAA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ACAACAATCTAGTAATGAAAAAGAATATAGAAACAATTAGAAGACATAATAACAT</text:p>
      <text:p text:style-name="Preformatted_20_Text">Masked <text:s text:c="9"/>TTAAAACAACAATCTAGTAATGAAAAAGAATATAGAAACAATTAGAAGACATAAT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AATAGAGAGCAGTTCTCACACAAGTTACTTTTCTTAGCTATCTCAGTAAACTAAA</text:p>
      <text:p text:style-name="Preformatted_20_Text">Masked <text:s text:c="9"/>TTTGTAATAGAGAGCAGTTCTCACACAAGTTACTTTTCTTAGCTATCTCAGTAA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AGTTAGCAATATGGCTTTTTTTTTATTATTATTTGAAGAAAAAGAGCGAAAATT</text:p>
      <text:p text:style-name="Preformatted_20_Text">Masked <text:s text:c="9"/>AATTAAAGTTAGCAATATGGCTTTTTTTTTATTATTATTTGAAGAAAAAGAGC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TTAAGTAAAGAAAGAATACAAAGGGAAAGATCTCAGTGAAGAATATCTGGGAGTA</text:p>
      <text:p text:style-name="Preformatted_20_Text">Masked <text:s text:c="9"/>GCTCATTAAGTAAAGAAAGAATACAAAGGGAAAGATCTCAGTGAAGAATATCTGGGAGTA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12542_651507133"><dc:creator>Unknown Author</dc:creator><dc:date>2022-04-08T15:03:00.072181594</dc:date><text:p text:style-name="P3"><text:span text:style-name="T2">EXON4</text:span></text:p></office:annotation>Unmasked <text:s text:c="7"/>TCATTTAAGGTCTAACTGGAAAAAAAAAAGATTTATTTTTATATTAG<text:span text:style-name="T1">GTTGATGCATGAA</text:span></text:p>
      <text:p text:style-name="Preformatted_20_Text">Masked <text:s text:c="9"/>TCATTTAAGGTCTAACTGGAAAAAAAAAAGATTTATTTTTATATTAG<text:span text:style-name="T1">GTTGATGCA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GGCAATTTGTGTGTAACAAAGATGATGACTGTTGAGATTTTCTAATGAACTGTAAATT</text:span></text:p>
      <text:p text:style-name="Preformatted_20_Text">Masked <text:s text:c="9"/><text:span text:style-name="T1">GTGGCAATTTGTGTGTAACAAAGATGATGACTGTTGAGATTTTCTAATGAACTGTAAA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CCACAGTTGCCATGCCATAATGATCACATTGACAGGCAGGAAGTTGGCAGGAAGGG</text:span></text:p>
      <text:p text:style-name="Preformatted_20_Text"><text:soft-page-break/>Masked <text:s text:c="9"/><text:span text:style-name="T1">TGTACCACAGTTGCCATGCCATAATGATCACATTGACAGGCAGGAAGTTGGCAGGAAG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AGA</text:span>GTATGTAATGAACAAAAGCATAGTTTTGGGCACTGTGAAGACTCTAAAACTGTCT</text:p>
      <text:p text:style-name="Preformatted_20_Text">Masked <text:s text:c="9"/><text:span text:style-name="T1">GAAGA</text:span>GTATGTAATGAACAAAAGCATAGTTTTGGGCACTGTGAAGACTCTAAAACTGTCT</text:p>
      <text:p text:style-name="Preformatted_20_Text"><text:s text:c="16"/>************************************************************</text:p>
      <text:p text:style-name="Preformatted_20_Text"><office:annotation-end office:name="__Annotation__12542_651507133"/></text:p>
      <text:p text:style-name="Preformatted_20_Text">Unmasked <text:s text:c="7"/>CAAAAGGCAAGAAAAACAGAAAATACAGGCATTCCCGGAAGTGGAATCACGTTCTAATTT</text:p>
      <text:p text:style-name="Preformatted_20_Text">Masked <text:s text:c="9"/>CAAAAGGCAAGAAAAACAGAAAATACAGGCATTCCCGGAAGTGGAATCACGTTC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CTGAAATGCAGCATAGCTTTTGGAAGAAACTGACAACTGTTTTATGTTGTGTACT</text:p>
      <text:p text:style-name="Preformatted_20_Text">Masked <text:s text:c="9"/>GTGTACTGAAATGCAGCATAGCTTTTGGAAGAAACTGACAACTGTTTTATGTTG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GATGATAAATATCCAGACAGTGAATTCTAAGTAAATCAAGCATTATGCTAATATAC</text:p>
      <text:p text:style-name="Preformatted_20_Text">Masked <text:s text:c="9"/>TAAAGATGATAAATATCCAGACAGTGAATTCTAAGTAAATCAAGCATTATGCTAA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ATATATAGATATGATATGAATATTCTTACAGTTATTATTTAGGTGTTATTGTTA</text:p>
      <text:p text:style-name="Preformatted_20_Text">Masked <text:s text:c="9"/>AGAATCATATATAGATATGA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TTGTTGTTGTTGTTATTATTACTATTATTATTATTATTATTTAAGTAACATTTCATAAGG</text:p>
      <text:p text:style-name="Preformatted_20_Text">Masked <text:s text:c="9"/>NNNNNNNNNNNNNNNNNNNNNNNNNNNNNNNNNNNNNNNNNTAAGTAACATTTCATAAGG</text:p>
      <text:p text:style-name="Preformatted_20_Text"><text:s text:c="57"/>*******************</text:p>
      <text:p text:style-name="Preformatted_20_Text"/>
      <text:p text:style-name="Preformatted_20_Text">Unmasked <text:s text:c="7"/>AATCGATCATTCCCAATTACTTTACTTACACACTGCCTGCAGCTTTTGTTTTTCAGAATT</text:p>
      <text:p text:style-name="Preformatted_20_Text">Masked <text:s text:c="9"/>AATCGATCATTCCCAATTACTTTACTTACACACTGCCTGCAGCTTTTGTTTTTC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CTTCCCCAGAAAGTGAAAGAGAAGAAAACATAGTATACTACAGTACCACCTTGTG</text:p>
      <text:p text:style-name="Preformatted_20_Text">Masked <text:s text:c="9"/>ACGTTCTTCCCCAGAAAGTGAAAGAGAAGAAAACATAGTATACTACAGTACCACC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ATGAAAAGGGTGCAGCCTGCATTTCACTGTGGAACAGCATGACTGCCCAACAGTC</text:p>
      <text:p text:style-name="Preformatted_20_Text">Masked <text:s text:c="9"/>TTGAGATGAAAAGGGTGCAGCCTGCATTTCACTGTGGAACAGCATGACTGCCCAAC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GTTGTAGCAAGGAGAAATAAGCTTTATAGGCATTTTTAGAAGCAGGGATTTTTTTA</text:p>
      <text:p text:style-name="Preformatted_20_Text">Masked <text:s text:c="9"/>ATCCGTTGTAGCAAGGAGAAATAAGCTTTATAGGCATTTTTAGAAGCAGGGATT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TCTATTCTAATAAATTACTGAAGGTTTTCATAAGACATGTGTAGAAGTTTATTA</text:p>
      <text:p text:style-name="Preformatted_20_Text">Masked <text:s text:c="9"/>ATTATTTCTATTCTAATAAATTACTGAAGGTTTTCATAAGACATGTGTAGAAGTT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TGCTGGCAACTTGCATAACTTGAAACCCATTTTCCACACTCAGCTAGGTACAGGGA</text:p>
      <text:p text:style-name="Preformatted_20_Text">Masked <text:s text:c="9"/>GTGATGCTGGCAACTTGCATAACTTGAAACCCATTTTCCACACTCAGCTAGGTAC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CTGGCCATAAATATTGTGATCCTTAGAAAGACTGAAAACTTTATAGATAGAATA</text:p>
      <text:p text:style-name="Preformatted_20_Text">Masked <text:s text:c="9"/>CATGTACTGGCCATAAATATTGTGATCCTTAGAAAGACTGAAAACTTTATAGAT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CAACATGATAGAAAGGCAGGACAAATAAACAAAACGCAATATGGAATCTCCAAAG</text:p>
      <text:p text:style-name="Preformatted_20_Text">Masked <text:s text:c="9"/>TGATACAACATGATAGAAAGGCAGGACAAATAAACAAAACGCAATATGGAATCTCCAA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GCAATTGCTTCTATAAGTATCTGCTGAACATTGGTATATAGGTATGGAGAACTACACC</text:p>
      <text:p text:style-name="Preformatted_20_Text">Masked <text:s text:c="9"/>AAGCAATTGCTTCTATAAGTATCTGCTGAACATTGGTATATAGGTATGGAGAACTA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TGGTCACTTTTGGGGGTTTGAGATGGTTGAGATTTCCTCTTCTGCAGAGAATTCT</text:p>
      <text:p text:style-name="Preformatted_20_Text">Masked <text:s text:c="9"/>CCATATGGTCACTTTTGGGGGTTTGAGATGGTTGAGATTTCCTCTTCTGCAGAGA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CTCCCAGTCACTCCCTGAGAGAAGAGACAAAACTGGGAGTATGTGTGTATTCC</text:p>
      <text:p text:style-name="Preformatted_20_Text">Masked <text:s text:c="9"/>ACTACTTCTCCCAGTCACTCCCTGAGAGAAGAGACAAAACTGGGAGTATGTGTGTA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TGTGGATTTTGTGCACTCTTGATACCAATCCCATCAGCAAACAAAATAATATGAG</text:p>
      <text:p text:style-name="Preformatted_20_Text">Masked <text:s text:c="9"/>TTATATGTGGATTTTGTGCACTCTTGATACCAATCCCATCAGCAAACAAAATAATA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GGAAAAAAATAAACAAATAAATCAAGGCTAACCTACATGAATCACCTTATGTTTG</text:p>
      <text:p text:style-name="Preformatted_20_Text">Masked <text:s text:c="9"/>TTCTGGGAAAAAAATAAACAAATAAATCAAGGCTAACCTACATGAATCACCTTA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TTTAGCACATTTTTTTCTACTTTTTTTTTCAAACTTTATTCAAGTGTTTTCACTG</text:p>
      <text:p text:style-name="Preformatted_20_Text">Masked <text:s text:c="9"/>TAATATTTAGCACATTTTTTTCTACTTTTTTTTTCAAACTTTATTCAAGTGTTTT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GTCTTAGGTTAATTTATTTCCAATCACATGTGTTCTTAGATATTCAAATTGAGA</text:p>
      <text:p text:style-name="Preformatted_20_Text">Masked <text:s text:c="9"/>AATTCAGTCTTAGGTTAATTTATTTCCAATCACATGTGTTCTTAGATATTCAAA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TAAGTCTAATTTTTATAGGCTGGCTGTCCAGAAGTTTGTTTTTTTTTTTTTTTTT</text:p>
      <text:p text:style-name="Preformatted_20_Text">Masked <text:s text:c="9"/>TATTTTAAGTCTAATTTTTATAGGCTGGCTGTCCAGAAGNNNNNNNNNNNNNNNNNNNNN</text:p>
      <text:p text:style-name="Preformatted_20_Text"><text:s text:c="16"/>*************************************** <text:s text:c="20"/></text:p>
      <text:p text:style-name="Preformatted_20_Text"/>
      <text:p text:style-name="Preformatted_20_Text">Unmasked <text:s text:c="7"/>TTTTTTGGGGGGGGGGAGGGGAAGTAAAAATTAAAGATTTTAATGGTTGCCCTCACACTG</text:p>
      <text:p text:style-name="Preformatted_20_Text">Masked <text:s text:c="9"/>NNNNNNGGGGGGGGGGAGGGGAAGTAAAAATTAAAGATTTTAATGGTTGCCCTCACACTG</text:p>
      <text:p text:style-name="Preformatted_20_Text"><text:s text:c="22"/>******************************************************</text:p>
      <text:p text:style-name="Preformatted_20_Text"/>
      <text:p text:style-name="Preformatted_20_Text">Unmasked <text:s text:c="7"/>CAGAAACTCAGAGCACCAGAGATACTTCTGAAATCATATTCTCATTTTCACACAGCTGGT</text:p>
      <text:p text:style-name="Preformatted_20_Text">Masked <text:s text:c="9"/>CAGAAACTCAGAGCACCAGAGATACTTCTGAAATCATATTCTCATTTTCACACAG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ATCTGTGAGATATGGCATGTACAGACAGCTATGAGGAGGACGCAGTCTGTGAGC</text:p>
      <text:p text:style-name="Preformatted_20_Text">Masked <text:s text:c="9"/>GTGCCCATCTGTGAGATATGGCATGTACAGACAGCTATGAGGAGGACGCAGTCTG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GGGAGCTCCTCACATCAGGACGTGTAAGGTAGTGTGACCAAACAAAGGAATACAC</text:p>
      <text:p text:style-name="Preformatted_20_Text">Masked <text:s text:c="9"/>AACCTGGGAGCTCCTCACATCAGGACGTGTAAGGTAGTGTGACCAAACAAAGGA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TCAAAGAAAAGTGTAGCAAAAACAAGGTTTTTGTTGGATTTTGTGTTTGTTGCC</text:p>
      <text:p text:style-name="Preformatted_20_Text">Masked <text:s text:c="9"/>AAATCATCAAAGAAAAGTGTAGCAAAAACAAGGTTTTTGTTGGATTTTGTGTTTG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ACATCTGGTTCCCTGCTCTGTGGACCATACACTGGTTCTCCACAACTTGGGGAT</text:p>
      <text:p text:style-name="Preformatted_20_Text">Masked <text:s text:c="9"/>TTTTCAACATCTGGTTCCCTGCTCTGTGGACCATACACTGGTTCTCCACAACTTGG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AGATCATGCTGTACACGCTGCCTGAATACAGAGCATGAATGATGCCCTCAGGAACC</text:p>
      <text:p text:style-name="Preformatted_20_Text">Masked <text:s text:c="9"/>CTTGAGATCATGCTGTACACGCTGCCTGAATACAGAGCATGAATGATGCCCTCAGGAAC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GCAAAGGAGTGCAAGGCAGCTTATGGGCCCAGCGTTTGCCAGGTCTGATTACAAGCTC</text:p>
      <text:p text:style-name="Preformatted_20_Text">Masked <text:s text:c="9"/>AGGCAAAGGAGTGCAAGGCAGCTTATGGGCCCAGCGTTTGCCAGGTCTGATTACAA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ATCAAATTTCAGGGCTTTTTTTTCCTCAGTTTGTAGAGAAATCTGAACAAGAATC</text:p>
      <text:p text:style-name="Preformatted_20_Text">Masked <text:s text:c="9"/>AGAATATCAAATTTCAGGGCTTTTTTTTCCTCAGTTTGTAGAGAAATCTGAACAAG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GTTGCATTTCTTCCATCCATGAAAAATAAAAATCACAGAATTGTAGGGGTTGGA</text:p>
      <text:p text:style-name="Preformatted_20_Text">Masked <text:s text:c="9"/>AAGAAAGTTGCATTTCTTCCATCCATGAAAAATA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GGGACCTCTAGAGATCATTATCTAGTCTAGCCCCCCCCCTGCAAAGCAGGCACCCT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TGTTGCACAGGTAAGCACCCAGGCAGGTCTTGAATATCTCCAGAGAAGGAGAC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TCCCTTGGCAGCCTGTTCCAGTGCTCCGTCACCTCACTGTGAAGAAGTTCT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ATTTGTGTGGAACTTCCCACGCTTTAGTTTGTGGCTATTTCCCCTCAATGTCA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TGAAAAGATTCTGGCCTTGTTCCTTTGCTTCCCACACCTTAGATATTTATAGA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TAAGATCCCCTCTGACTTCTTTTCTCAAGGCTGAACAGACCCAGGTTGCTCAGC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CATAAGAGAGGCGCTCCAGGCCCTTTATCATCTTTGTGGCCCTCCGCTGGAC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GGAGAAATCATTTTTGTTTTTGTTTTTCCATCTGTGAAAACTCTGCATTTATAGAT</text:p>
      <text:p text:style-name="Preformatted_20_Text">Masked <text:s text:c="9"/>NNNNNGAGAAATCATTTTTGTTTTTGTTTTTCCATCTGTGAAAACTCTGCATTTATAGAT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GTATATTGCCATTAAAGCATTGTGCTCCTCTTTTCCTCTGAAGACAAGATTTCCTGCATA</text:p>
      <text:p text:style-name="Preformatted_20_Text">Masked <text:s text:c="9"/>GTATATTGCCATTAAAGCATTGTGCTCCTCTTTTCCTCTGAAGACAAGATTTCCTG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CATCTCCTCTTGGACAGAGTCTTCTCTCTATGTAGTGAGATGTTTTTTTTCTGTT</text:p>
      <text:p text:style-name="Preformatted_20_Text">Masked <text:s text:c="9"/>AATCACATCTCCTCTTGGACAGAGTCTTCTCTCTATGTAGTGAGATGTTTTTTT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GTCACAAACAGAGCTAAGCAGATACAAGCAGCCCTGGGGGCCTGGCTCTCCAGAAA</text:p>
      <text:p text:style-name="Preformatted_20_Text">Masked <text:s text:c="9"/>TCTGGTCACAAACAGAGCTAAGCAGATACAAGCAGCCCTGGGGGCCTGGCTCTC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AATACGTAAGGAAACCGCATAAGAACTCCCATGAGAGAAGTCAGATCATTGATTT</text:p>
      <text:p text:style-name="Preformatted_20_Text">Masked <text:s text:c="9"/>GGTTAAATACGTAAGGAAACCGCATAAGAACTCCCATGAGAGAAGTCAGATCATTGA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GCTGAATCACATTAACTGAATCAAACTATTTTGAGATTCAATCATGTGCTTGTTTCAT</text:p>
      <text:p text:style-name="Preformatted_20_Text">Masked <text:s text:c="9"/>TAGCTGAATCACATTAACTGAATCAAACTATTTTGAGATTCAATCATGTGCTTGTTNNNN</text:p>
      <text:p text:style-name="Preformatted_20_Text"><text:s text:c="16"/>******************************************************** <text:s text:c="3"/></text:p>
      <text:p text:style-name="Preformatted_20_Text"/>
      <text:p text:style-name="Preformatted_20_Text">Unmasked <text:s text:c="7"/>AAAATCAATGAATCAATAAGGTTGGAAAAGACCTGTAAGATCATTCAGTCCAAATGTCTA</text:p>
      <text:p text:style-name="Preformatted_20_Text">Masked <text:s text:c="9"/>NNNNNNNNNNNNNNNNNNNNNNNNNNNNNNNNNNNNNNNNNNNNNNNNNNNNNATGTCTA</text:p>
      <text:p text:style-name="Preformatted_20_Text"><text:s text:c="69"/>*******</text:p>
      <text:p text:style-name="Preformatted_20_Text"/>
      <text:p text:style-name="Preformatted_20_Text">Unmasked <text:s text:c="7"/>CCTAACACCAATACTGCTCACTGAAGCATGTTCCTTAGTACTGTTATCTACAGGTTTCTT</text:p>
      <text:p text:style-name="Preformatted_20_Text">Masked <text:s text:c="9"/>CCTAACACCAATACTGCTCACTGAAGCATGTTCCTTAGTACTGTTATCTACAGG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CTTGAAAATCTACAGAGGCAGTGACTTAACAGCCTCCATGGACAGCCTGTTCCAG</text:p>
      <text:p text:style-name="Preformatted_20_Text">Masked <text:s text:c="9"/>GGNNNNNNNNNNNNNNNNNNNNNNNNNNNNNNNNNNNNNNNNNNNNNNNNNNNNNNNNNN</text:p>
      <text:p text:style-name="Preformatted_20_Text"><text:s text:c="16"/>** <text:s text:c="57"/></text:p>
      <text:p text:style-name="Preformatted_20_Text"/>
      <text:p text:style-name="Preformatted_20_Text">Unmasked <text:s text:c="7"/>TGCCTGACCATTCTTTCAGGGAGAAATTGTTTGTAATATCCAACCTGAAAGTCCCT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ATGAGGCTATTCCCTCTCATCCTATTGCTGTTACTTGGAAAAAGAGGCCAACT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CATCACAACCTCCTTTCAGGTAGTTGCATATGTCAATAAGGTCTCCCCTGAGC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CTCTAGATTAATCCCTGTTCCCTCAGCTACTCCACATACAGCATGTGCTCCAGTCC</text:p>
      <text:p text:style-name="Preformatted_20_Text">Masked <text:s text:c="9"/>NNNNNNNNNNNNNNNNNNNNNNNNNNNNNNNNNNNNNNNNNNCAGCATGTGCTCCAGTCC</text:p>
      <text:p text:style-name="Preformatted_20_Text"><text:s text:c="58"/>******************</text:p>
      <text:p text:style-name="Preformatted_20_Text"/>
      <text:p text:style-name="Preformatted_20_Text">Unmasked <text:s text:c="7"/>TCTCAGCACCTTCAATGAACACTGAAAACTATCAAGGAGAAAAATCAAACACCTTACTAA</text:p>
      <text:p text:style-name="Preformatted_20_Text">Masked <text:s text:c="9"/>TCTCAGCACCTTCAATGAACACTGAAAACTATCAAGGAGAAAAATCAAACACCTTA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AGAATTTTTTTTTGGTCAAAAATATTTTTCTACTATAAAATGCCATTCAGCCTCT</text:p>
      <text:p text:style-name="Preformatted_20_Text">Masked <text:s text:c="9"/>AGTTTAGAATTTTTTTTTGGTCAAAAATATTTTTCTACTATAAAATGCCATTCAGC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CACTTTCAGTAGAATGATTTTGCTATCTGGATATAATATCTTGTTACATTATTCT</text:p>
      <text:p text:style-name="Preformatted_20_Text">Masked <text:s text:c="9"/>ACTAACACTTTCAGTAGAATGATTTTGCTATCTGGATATAATATCTTGTTACAT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TCAAAATCAGTATTCATATCTGTGCTTGTCTTATATGATTGTTATTGTTACTGA</text:p>
      <text:p text:style-name="Preformatted_20_Text">Masked <text:s text:c="9"/>TTGTGTTCAAAATCAGTATTCATATCTGTGCTTGTCTTATATGATTGTTATTGTT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ACGTTATGCAGTTTTACAGTGTTACATATATTATTTTTTTAACTGCCTGTTCTG</text:p>
      <text:p text:style-name="Preformatted_20_Text">Masked <text:s text:c="9"/>TTAAGTACGTTATGCAGTTTTACAGTGTTACATATATTATTTTTTTAACTGCCTGTTCTG</text:p>
      <text:p text:style-name="Preformatted_20_Text"><text:s text:c="16"/>************************************************************</text:p>
      <text:p text:style-name="Preformatted_20_Text"><office:annotation office:name="__Annotation__12549_651507133"><dc:creator>Unknown Author</dc:creator><dc:date>2022-04-08T15:05:10.743000962</dc:date><text:p text:style-name="P3"><text:span text:style-name="T2">EXON6</text:span></text:p></office:annotation></text:p>
      <text:p text:style-name="Preformatted_20_Text">Unmasked <text:s text:c="7"/>ATTTCTCATACAATCTTTTCATCCTCTTTTCTAAG<text:span text:style-name="T1">ATAGAAACAAACAAAATCTTCACAT</text:span></text:p>
      <text:p text:style-name="Preformatted_20_Text">Masked <text:s text:c="9"/>ATTTCTCATACAATCTTTTCATCCTCTTTTCTAAG<text:span text:style-name="T1">ATAGAAACAAACAAAATCTTCAC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AGTTCCAGCATGATCATAAAAAAATGTTATGAGAGGTCTACACAGACAAACAAAAAC</text:span></text:p>
      <text:p text:style-name="Preformatted_20_Text"><text:soft-page-break/>Masked <text:s text:c="9"/><text:span text:style-name="T1">CTGAGTTCCAGCATGATCATAAAAAAATGTTATGAGAGGTCTACACAGACAAACAAA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CTTCAAAGTTGACTGTCTCTGAAATACACACCTACATCTACTGCAGGGAGTAGCAGGA</text:span></text:p>
      <text:p text:style-name="Preformatted_20_Text">Masked <text:s text:c="9"/><text:span text:style-name="T1">CTCTTCAAAGTTGACTGTCTCTGAAATACACACCTACATCTACTGCAGGGAGTAGCAG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CTTCAGGAGCTAATTTAAAGTTTCACTATAGCTGGACTGTATGTTCCTGTTCTATGT</text:span></text:p>
      <text:p text:style-name="Preformatted_20_Text">Masked <text:s text:c="9"/><text:span text:style-name="T1">AAGCTTCAGGAGCTAATTTAAAGTTTCACTATAGCTGGACTGTATGTTCCTGTTCTAT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CATAGCTTTGCAAGAACA</text:span>ATAACCCTGATCAAGCTAAAATACTTAATTTCTCTAAAAG</text:p>
      <text:p text:style-name="Preformatted_20_Text">Masked <text:s text:c="9"/><text:span text:style-name="T1">TACATAGCTTTGCAAGAACA</text:span>ATAACCCTGATCAAGCTAAAATACTTAATTTCTCTAAAAG</text:p>
      <text:p text:style-name="Preformatted_20_Text"><text:s text:c="16"/>************************************************************</text:p>
      <text:p text:style-name="Preformatted_20_Text"><office:annotation-end office:name="__Annotation__12549_651507133"/></text:p>
      <text:p text:style-name="Preformatted_20_Text">Unmasked <text:s text:c="7"/>CAACAAAATTTATATAGCATTAGAATAAAGGCAGAAGCAGCCTAGGGACATCAGAACAGT</text:p>
      <text:p text:style-name="Preformatted_20_Text">Masked <text:s text:c="9"/>CAACAAAATTTATATAGCATTAGAATAAAGGCAGAAGCAGCCTAGGGACATCAG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ATTTTGCACACGCTGAACAGCAAGAATATCTGCATTAACTAAACTTTCTTCAGAT</text:p>
      <text:p text:style-name="Preformatted_20_Text">Masked <text:s text:c="9"/>AAAGGATTTTGCACACGCTGAACAGCAAGAATATCTGCATTAACTAAACTTTCTT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GTAGAGGCCCAGAGATTTCCTCTAGACCTAAAAGCATTTGAGTCAGCGGTTTAAGA</text:p>
      <text:p text:style-name="Preformatted_20_Text">Masked <text:s text:c="9"/>AGATGTAGAGGCCCAGAGATTTCCTCTAGACCTAAAAGCATTTGAGTCAGCGGTT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TAAATGGTGCCAGCTGATGCAGTGGTCAGCTGCTAAATTCCTTTTACACACCCCC</text:p>
      <text:p text:style-name="Preformatted_20_Text">Masked <text:s text:c="9"/>TGCCTTAAATGGTGCCAGCTGATGCAGTGGTCAGCTGCTAAATTCCTTTTACACAC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AGGCGCTGCTGTTAAGGAAGATATGTAAGAGCTGTGGATAATAATGGGGTTTGTAA</text:p>
      <text:p text:style-name="Preformatted_20_Text">Masked <text:s text:c="9"/>CACGAGGCGCTGCTGTTAAGGAAGATATGTAAGAGCTGTGGATAATAATGGGGT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AGTGCCTTAACTGCAGCTATTTCACAAGATGTTATATGTCACAAACAGCAGGTAGG</text:p>
      <text:p text:style-name="Preformatted_20_Text">Masked <text:s text:c="9"/>GGCAAGTGCCTTAACTGCAGCTATTTCACAAGATGTTATATGTCACAAACAGCAG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GTACTTTAGGATATTATGTAAAACTGAAAGATGTAATTTAAAATTAGATTAGAATG</text:p>
      <text:p text:style-name="Preformatted_20_Text">Masked <text:s text:c="9"/>ATACGTACTTTAGGATATTATGTAAAACTGAAAGATGTAATTTAAAATTAGATTA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GTTGTGTGCCTCAAAGGGATATTTCTTCTGTTCAGTTTTCATTTTATTATTTTAG</text:p>
      <text:p text:style-name="Preformatted_20_Text">Masked <text:s text:c="9"/>TATGAGTTGTGTGCCTCAAAGGGATATTTCTTCTGTTCAGTTTTCATTTTATTAT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TGCTGTGTTTCATTTCATTTTATTAGAGCTGTGCCCTTCATGCAAATAGTCTGA</text:p>
      <text:p text:style-name="Preformatted_20_Text">Masked <text:s text:c="9"/>AGTGTTTGCTGTGTTTCATTTCATTTTATTAGAGCTGTGCCCTTCATGCAAATAG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GCAGAGAGTGATCCAGAATAAGAGAGAATTTAGTTCTGTCTGAAAATAAATGAAA</text:p>
      <text:p text:style-name="Preformatted_20_Text">Masked <text:s text:c="9"/>GAATAGCAGAGAGTGATCCAGAATAAGAGAGAATTTAGTTCTGTCTGAAAATAA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ACTCCATCTGATCATAGTGGGTATGCAGGAATAGCTTCCATTATCTGGCAAGCCA</text:p>
      <text:p text:style-name="Preformatted_20_Text">Masked <text:s text:c="9"/>GCAAAACTCCATCTGATCATAGTGGGTATGCAGGAATAGCTTCCATTATCTGGCAAGC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TTATTTATTCCATTATTAAAGTTGAGATCTTTACATACCTAAATAGATACCTAAAAAG</text:p>
      <text:p text:style-name="Preformatted_20_Text">Masked <text:s text:c="9"/>TATTATTTATTCCATTATTAAAGTTGAGATCTTTACATACCTAAATAGATACCT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TGCCAAATTGATCTCAAAAGTAAGCACCTCTTGGTGCTTCCTCTACTCAGCTC</text:p>
      <text:p text:style-name="Preformatted_20_Text">Masked <text:s text:c="9"/>ATTTTCTTGCCAAATTGATCTCAAAAGTAAGCACCTCTTGGTG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TTGTGAGGCCCCATCTGCAGTACTGCGTCCAGGTCTGGGGCCCCCAGCACAATAAA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GCTCTTGAAACAAGTCCAGGGGAGGGCCACTAAGATGATCAGAGGATGGAGCA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CTATGAGGAAAGGTTGAGAGAACTGGGCTTGTCTAGCTTGGACAAGAGTAAG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GACCTCATTGTGGCTTTCCAGTACTTCAAGGAACTGTATAAACAGAAGGGGG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TTTACATGGATTGATAGTGATAGGATAAGGGAGAGTGGTTTTAAAACTAAG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TTTAGGTTTGATATTAGGAGGAAGTTTTTCACACAGAGGGTGGTGAGGCA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GTTGCCCAAGGAGGCTGTGGATGCCCCATCCCTGAGGCATTCAAGGCAGGCT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CTCTGGGCAGCCTGGTCTGGTGGTTGGTGACCCCTGTATGCAGGGGTGTTGAA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GATCTTCGTAGTCCTTTTCAACCCAGGCCATTCTGTGATTTTAGGATTCAATCTGG</text:p>
      <text:p text:style-name="Preformatted_20_Text">Masked <text:s text:c="9"/>NNNNNNNNNNNNNNNNNNNNNNNNNNNNNNNNNNNNNNNNNNNNNNNGGANNNNNNNNNN</text:p>
      <text:p text:style-name="Preformatted_20_Text"><text:s text:c="63"/>*** <text:s text:c="9"/></text:p>
      <text:p text:style-name="Preformatted_20_Text"/>
      <text:p text:style-name="Preformatted_20_Text">Unmasked <text:s text:c="7"/>AGAAGAGAAGGCTATGAGATGACTTAATAGCAGGCTTTCAGTATCTAAAGGGGAGC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ATAAGGGAACAGACTGTTTAGCAGGGTTGTGGTGATTGAACAAGGTGAAATA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GCCCAAAAAGGGTACATTTAGATAGCAGATAGGAAAAAAGTCTTCTACACAGAG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AGACACTGGAACAGGTTGTCCAGAGTTGTGGTTGATTTGCCTCATCCCTGGGG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CAAGGCCAGTGTGGATCAGTCCCTGGGCAGCCTGATCTAGCTGTGTGTGCCCCTG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GCAGGAGAGATGGACTAGATGCCCTTTGAAGGTCCTTCCAATTCTAAGTACTCTATG</text:p>
      <text:p text:style-name="Preformatted_20_Text">Masked <text:s text:c="9"/>NNNNNNNNNNNNNNNNNNNNNNNNNNNNNNNNNNNNNNNNNNNNNNNNNNNTACNNNNNN</text:p>
      <text:p text:style-name="Preformatted_20_Text"><text:s text:c="67"/>*** <text:s text:c="5"/></text:p>
      <text:p text:style-name="Preformatted_20_Text"/>
      <text:p text:style-name="Preformatted_20_Text">Unmasked <text:s text:c="7"/>ATTCTGTGATTCTGTGATTCTATGATTCTATGATTCTATGATTCTGTGATCCAGATCAGT</text:p>
      <text:p text:style-name="Preformatted_20_Text">Masked <text:s text:c="9"/>NNNNNNNNNNNNNNNNNNNNNNNNNNNNNNNNNNNNNNNNNNNNNNNNNNCCAGATCAGT</text:p>
      <text:p text:style-name="Preformatted_20_Text"><text:s text:c="66"/>**********</text:p>
      <text:p text:style-name="Preformatted_20_Text"/>
      <text:p text:style-name="Preformatted_20_Text">Unmasked <text:s text:c="7"/>GAGGTTTAGGCCTATATGACCTTTCTTCCTTCACTTTTTGTACGTAGAAATTCTGTAACA</text:p>
      <text:p text:style-name="Preformatted_20_Text">Masked <text:s text:c="9"/>GAGGTTTAGGCCTATATGACCTTTCTTCCTTCACTTTTTGTACGTAGAAATTCTG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GAGCTTTAATACACTGCTGGACAAGAAAAGCTCTATTTTTCTGATGTTATCAGCC</text:p>
      <text:p text:style-name="Preformatted_20_Text">Masked <text:s text:c="9"/>GTATTGAGCTTTAATACACTGCTGGACAAGAAAAGCTCTATTTTTCTGATGTTATC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GAGATGAAGAATCAAAAGTCAGTGCACAGAAATATAGTTCAGCTTATTAGAGGAA</text:p>
      <text:p text:style-name="Preformatted_20_Text">Masked <text:s text:c="9"/>ATGAAGAGATGAAGAATCAAAAGTCAGTGCACAGAAATATAGTTCAGCTTATTAG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GACTATGATTTAAAACATTCAGGAAAATCTGAGCCACAAGGAGAAGTGCATTTG</text:p>
      <text:p text:style-name="Preformatted_20_Text">Masked <text:s text:c="9"/>GAAAATGACTATGATTTAAAACATTCAGGAAAATCTGAGCCACAAGGAGAAGTGC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TAATGAAGCCTGAATACACAAAATCTTGGGAACCTTGAGAATGAAAACAAAAAAA</text:p>
      <text:p text:style-name="Preformatted_20_Text">Masked <text:s text:c="9"/>GTGGGTAATGAAGCCTGAATACACAAAATCTTGGGAACCTTGAGAATGAAAAC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TTTTTTCTTTTATAATTCAGCCAAAGATTAGACAAAACATTATGTTATAGACAT</text:p>
      <text:p text:style-name="Preformatted_20_Text">Masked <text:s text:c="9"/>AAAGTATTTTTTCTTTTATAATTCAGCCAAAGATTAGACAAAACATTATGTTAT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CAGAGATCATAAATTGAATGAATGCTAATTCACTGTCATTTGTCCTTCATAGTGC</text:p>
      <text:p text:style-name="Preformatted_20_Text">Masked <text:s text:c="9"/>GTTCTCAGAGATCATAAATTGAATGAATGCTAATTCACTGTCATTTGTCCTTCAT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TCCCAAACAAATGCTGTTAAAAATTCTGTTAGGTCTCTGATAATAAGGAAAACA</text:p>
      <text:p text:style-name="Preformatted_20_Text">Masked <text:s text:c="9"/>AGTGTATCCCAAACAAATGCTGTTAAAAATTCTGTTAGGTCTCTGATAATAAGG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TTTGCTGATAACTTTTCCTGTGAAGGCTGGATAGACCACATACACTTTCAAAAAA</text:p>
      <text:p text:style-name="Preformatted_20_Text">Masked <text:s text:c="9"/>AGGATTTTGCTGATAACTTTTCCTGTGAAGGCTGGATAGACCACATACACTTT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TGAACAGTGAAGGACAAAGAGTGTTTTTGACTCTCTCCAGTACAGTACATACTCG</text:p>
      <text:p text:style-name="Preformatted_20_Text">Masked <text:s text:c="9"/>GGAAGTGAACAGTGAAGGACAAAGAGTGTTTTTGACTCTCTCCAGTACAGTACATAC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CAGAACTGTAAAGACAGAGAGGCTGAAACCATGGTAAGCTCTATTCATTTTCTGTT</text:p>
      <text:p text:style-name="Preformatted_20_Text">Masked <text:s text:c="9"/>TTAGCAGAACTGTAAAGACAGAGAGGCTGAAACCATGGTAAGCTCTATTCATTT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CATGAATGCATAATATTTAGTATTAAAACTGTATGGGATGCAACTGCAAAACTTT</text:p>
      <text:p text:style-name="Preformatted_20_Text">Masked <text:s text:c="9"/>TATTACATGAATGCATAATATTTAGTATTAAAACTGTATGGGATGCAACTGCAAAAC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ACATATTTCTTATAATTTTCAATTCAGTTTCTTGCAGCTCACTTCCTGCTTTTGAGGG</text:p>
      <text:p text:style-name="Preformatted_20_Text">Masked <text:s text:c="9"/>AAACATATTTCTTATAATTTTCAATTCAGTTTCTTGCAGCTCACTTCCTGCTTTTG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GAAACTTTAGTTTTTTCTGTTTCTTCACCATATGAACCAGTTTGTGTGTGTGTC</text:p>
      <text:p text:style-name="Preformatted_20_Text">Masked <text:s text:c="9"/>AATTAAGAAACTTTAGTTTTTTCTGTTTCTTCACCATATGAACCAGTTTGTGTGT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GATTCTGAAATTCAAAAGAAAGGAAGAGACAATTGTTTCTTTCAAGACTAAGCTG</text:p>
      <text:p text:style-name="Preformatted_20_Text">Masked <text:s text:c="9"/>TTACAGATTCTGAAATTCAAAAGAAAGGAAGAGACAATTGTTTCTTTCAAGACTA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AAGTTTGTAGATCGAGAGGAATTCTGCAGACAGGTGTCAATATGATACCAAGCC</text:p>
      <text:p text:style-name="Preformatted_20_Text">Masked <text:s text:c="9"/>AAAATTAAGTTTGTAGATCGAGAGGAATTCTGCAGACAGGTGTCAATATGATACCA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TGAGAGTAAAGCTCTTTAACAATTTTCCAGGAAGACATTGTACTTTCCTCATTCA</text:p>
      <text:p text:style-name="Preformatted_20_Text">Masked <text:s text:c="9"/>AGAAATGAGAGTAAAGCTCTTTAACAATTTTCCAGGAAGACATTGTACTTTCCT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CTTTGAAGCTAAAAACAAACAAGATTTGTGCTTCTAGGTGTAAATTTGCAGTAC</text:p>
      <text:p text:style-name="Preformatted_20_Text">Masked <text:s text:c="9"/>GAAGAACTTTGAAGCTAAAAACAAACAAGATTTGTGCTTCTAGGTGTAAATTTGCA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TATTTCTTTTAACATATCTAATTAATATATTAATATCTGTTCTTTTTTCATAAAA</text:p>
      <text:p text:style-name="Preformatted_20_Text">Masked <text:s text:c="9"/>AGACATATTTCTTTTAACATATCTAATTAATATATTAATATCTGTTCTTTTTTC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ATTTAAAATTCAAAAATGTACATACTTGCAGATGTTTTTCTAAGTATTTATTAGC</text:p>
      <text:p text:style-name="Preformatted_20_Text">Masked <text:s text:c="9"/>AGATTATTTAAAATTCAAAAATGTACATACTTGCAGATGTTTTTCTAAGTATTTA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GAGTCAACAATTTCAAGTCAAATGGTTTTAAAGATGTTAAAAGTTGTATAGTCTG</text:p>
      <text:p text:style-name="Preformatted_20_Text">Masked <text:s text:c="9"/>AAATTGAGTCAACAATTTCAAGTCAAATGGTTTTAAAGATGTTAAAAGTTGTATA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CTTTTTACACCACCTTTTCCTCAGGAAATATTTTAGAACTCGGAGTATCTTGTAT</text:p>
      <text:p text:style-name="Preformatted_20_Text">Masked <text:s text:c="9"/>AATAGCTTTTTACACCACCTTTTCCTCAGGAAATATTTTAGAACTCGGAGTATC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TGCCATGGTAAATATGTTCATGCAAAGCTATCTCTAAAGAGCTTTTCTTTATTTG</text:p>
      <text:p text:style-name="Preformatted_20_Text">Masked <text:s text:c="9"/>ACTTTTGCCATGGTAAATATGTTCATGCAAAGCTATCTCTAAAGAGCTTTTCTTT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GCTTATCTGTTTTAAGAGGAAAAAGGCAGTTTATAAAACCTAGAGAGGATCCCAA</text:p>
      <text:p text:style-name="Preformatted_20_Text">Masked <text:s text:c="9"/>AATCTGCTTATCTGTTTTAAGAGGAAAAAGGCAGTTTATAAAACCTAGAGAGGATC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TAGAATTTAGTATCTTCATGGGCAAAAAGGTCTAATTTCCATCACAAGTAGGACAA</text:p>
      <text:p text:style-name="Preformatted_20_Text">Masked <text:s text:c="9"/>GCCATAGAATTTAGTATCTTCATGGGCAAAAAGGTCTAATTTCCATCACAAGTAGG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TGACAGTGTGAAACAGGATTGAATGCAGAACACAGTTTACATTTAACAGTGTTT</text:p>
      <text:p text:style-name="Preformatted_20_Text">Masked <text:s text:c="9"/>GAAGAATGACAGTGTGAAACAGGATTGAATGCAGAACACAGTTTACATTTAACA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CAAAGCTTGGAGGGTTTGGGCAGAGGCTGTCTCTGTTTTACACAAAGATTGAGTTCTT</text:p>
      <text:p text:style-name="Preformatted_20_Text"><text:soft-page-break/>Masked <text:s text:c="9"/>CGCAAAGCTTGGAGGGTTTGGGCAGAGGCTGTCTCTGTTTTACACAAAGATTGAG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ATCTGAAGAAATGGCCTCAAAAGTGTTTCAGTAATAGTTTGGATATTTGAAATAT</text:p>
      <text:p text:style-name="Preformatted_20_Text">Masked <text:s text:c="9"/>CCTGAATCTGAAGAAATGGCCTCAAAAGTGTTTCAGTAATAGTTTGGATATTTG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AGACATTTCTTATTTCTTTATTTCTGTTGTAATGAATCCCAGTGTGTAGGAACAA</text:p>
      <text:p text:style-name="Preformatted_20_Text">Masked <text:s text:c="9"/>AAAATAGACATTTCTTATTTCTTTATTTCTGTTGTAATGAATCCCAGTGTGTAGG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GAAGAAGAAAAAAAAATCGAACAAACAAAAACCATTGTGCTTGTATGTGCAAAAAA</text:p>
      <text:p text:style-name="Preformatted_20_Text">Masked <text:s text:c="9"/>GTGAGAAGAAGAAAAAAAAATCGAACAAACAAAAACCATTGTGCTTGTATGTG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CTCACATTACTTGATTTACTCACATATATATGATTGGGATTCAAAAAAGCACAAC</text:p>
      <text:p text:style-name="Preformatted_20_Text">Masked <text:s text:c="9"/>GTCAACTCACATTACTTGATTTACTCACATATATATGATTGGGATTCAAAAAAGC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CTAACAAATTAGCATCTTACTGTGCTTTTGCATGCTGAGTTCCTGTTGTTGCAGAG</text:p>
      <text:p text:style-name="Preformatted_20_Text">Masked <text:s text:c="9"/>AGCTCTAACAAATTAGCATCTTACTGTGCTTTTGCATGCTGAGTTCCTGTTGTT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TTAACTCAAGCTTCCCATTCAGCATTCTCATGTACACATGGAGCCTTTGTGTCTG</text:p>
      <text:p text:style-name="Preformatted_20_Text">Masked <text:s text:c="9"/>ATTCTTTAACTCAAGCTTCCCATTCAGCATTCTCATGTACACATGGAGCCTTTGT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CTCTACATTGCAATTTGCAAGGCAAATTATAATACAGTTATTCTATTGGCACAAC</text:p>
      <text:p text:style-name="Preformatted_20_Text">Masked <text:s text:c="9"/>CAGAACTCTACATTGCAATTTGCAAGGCAAATTATAATACAGTTATTCTATTGGC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TGTATAGCTGCTTTTGTAAAAAGCTTGTTTAGAAGGAGCATGTAAATATGTAAAT</text:p>
      <text:p text:style-name="Preformatted_20_Text">Masked <text:s text:c="9"/>TCAAATGTATAGCTGCTTTTGTAAAAAGCTTGTTTAGAAGGAGCATGTAAATATG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GAACACAAGGTTTCTGCTGTTGCCAAATGCAGTTTGAAGTTAAGCAACAATAACA</text:p>
      <text:p text:style-name="Preformatted_20_Text">Masked <text:s text:c="9"/>ACATTGAACACAAGGTTTCTGCTGTTGCCAAATGCAGTTTGAAGTTAAGCAACAA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ACATTTTCTTCAAATTCTTTTTAAGTTTCAGATTAGTTTATCTGGATCGAAATAT</text:p>
      <text:p text:style-name="Preformatted_20_Text">Masked <text:s text:c="9"/>GTTCTACATTTTCTTCAAATTCTTTTTAAGTTTCAGATTAGTTTATCTGGATCG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GCAGTTCAAAGAAATGCAAACTATGTATTTATATTCTTCTTAGATTTCCCCAGCA</text:p>
      <text:p text:style-name="Preformatted_20_Text">Masked <text:s text:c="9"/>GACTGGCAGTTCAAAGAAATGCAAACTATGTATTTATATTCTTCTTAGATTTCCC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ATATATTCTATATGAAAAGGAGTGTTTTTATCTCTGCATCACAGGCAACCCAGAA</text:p>
      <text:p text:style-name="Preformatted_20_Text">Masked <text:s text:c="9"/>GTATTATATATTCTATATGAAAAGGAGTGTTTTTATCTCTGCATCACAGGCAACC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GCTAAGGAAGCAAATGACAATATTTGATGCTGCGGGGTGGAAATCTGTATTATAG</text:p>
      <text:p text:style-name="Preformatted_20_Text">Masked <text:s text:c="9"/>GCATCGCTAAGGAAGCAAATGACAATATTTGATGCTGCGGGGTGGAAATCTGTAT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TAGGTTAGCTGAAAAGAAAAAGAAGTAGTTTTTAAAAAAAAAAAGTGGAGAGCAA</text:p>
      <text:p text:style-name="Preformatted_20_Text">Masked <text:s text:c="9"/>CAACATAGGTTAGCTGAAAAGAAAAAGAAGTAGTTTTTAAAAAAAAAAAGTGGAGAGC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TAATTGAAAAGTTTAGAGTGAGGGATAATGAGGGAAAGTGCATTTTCTGACAGTTTTA</text:p>
      <text:p text:style-name="Preformatted_20_Text">Masked <text:s text:c="9"/>AATAATTGAAAAGTTTAGAGTGAGGGATAATGAGGGAAAGTGCATTTTCTGACAG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GGCAGAGATCAAATTGGTTGAGATAACAATTTATCCCTACAAAAATGTCAATGAA</text:p>
      <text:p text:style-name="Preformatted_20_Text">Masked <text:s text:c="9"/>CACAAGGCAGAGATCAAATTGGTTGAGATAACAATTTATCCCTACAAAAATGTC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ACTGGCATAATCTGGCTGAGGCCGACTCTGCTTTAAATGCAGAAGGGAAGATGTG</text:p>
      <text:p text:style-name="Preformatted_20_Text">Masked <text:s text:c="9"/>CTGAGACTGGCATAATCTGGCTGAGGCCGACTCTGCTTTAAATGCAGAAGGGAAG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AGCAGATCTAGGTCCCAAGATCAAATGAGGGCCAAGAAAGGGTTCAGTATTTTAT</text:p>
      <text:p text:style-name="Preformatted_20_Text">Masked <text:s text:c="9"/>GAAGGAGCAGATCTAGGTCCCAAGATCAAATGAGGGCCAAGAAAGGGTTCAGTA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CTGTCATAGCAGAACCAAGTCAAACCAAAAGGTACAGACATAATAAAGTTATGA</text:p>
      <text:p text:style-name="Preformatted_20_Text">Masked <text:s text:c="9"/>TTCTGTCTGTCATAGCAGAACCAAGTCAAACCAAAAGGTACAGACATAATAAAGT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CTAAAACTACACCAACAGCCGCTGGTAGTTGTTGCCTCATGTGAAATAGGAAC</text:p>
      <text:p text:style-name="Preformatted_20_Text">Masked <text:s text:c="9"/>AAAAATACTAAAACTACACCAACAGCCGCTGGTAGTTGTTGCCTCATGTGAAAT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AATGCAAGGGAAAAGACTGCATTTTTCCTTGACTTAAGGCCAAGACTAGCTGTTG</text:p>
      <text:p text:style-name="Preformatted_20_Text">Masked <text:s text:c="9"/>TGATGAATGCAAGGGAAAAGACTGCATTTTTCCTTGACTTAAGGCCAAGACTAG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TAAGCTGGAAAAAATAACACTCAACACAACCCTGCCTTCCTGTAGTGCTACTGGT</text:p>
      <text:p text:style-name="Preformatted_20_Text">Masked <text:s text:c="9"/>ATTTCTAAGCTGGAAAAAATAACACTCAACACAACCCTGCCTTCCTGTAGTGCTA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GTAGGTTAAGAAGTAAAAGAACTTTTGAGATATGAGATAAAAGCAGATAGGACTA</text:p>
      <text:p text:style-name="Preformatted_20_Text">Masked <text:s text:c="9"/>AATTTGTAGGTTAAGAAGTAAAAGAACTTTTGAGATATGAGATAAAAGCAGATAG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ACTGGTTAATCTATTTGGATTTACTGATTGTTAGAATAGAATTTCTGTTAAAAAT</text:p>
      <text:p text:style-name="Preformatted_20_Text">Masked <text:s text:c="9"/>AGGATACTGGTTAATCTATTTGGATTTACTGATTGTTAGAATAGAATTTCTGTT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CAGCGAAGTGGAAGATTGCTGGCATCTTCTTAATCATGACATCCAGGCAGAGCTAG</text:p>
      <text:p text:style-name="Preformatted_20_Text">Masked <text:s text:c="9"/>CGTCCAGCGAAGTGGAAGATTGCTGGCATCTTCTTAATCATGACATCCAGGCAG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CCAGTTAAAGAGTGAGTTGCTGTGTAGCAAGGAGGGCCCGTTGAAGTTCATTGAAC</text:p>
      <text:p text:style-name="Preformatted_20_Text">Masked <text:s text:c="9"/>GACTCCAGTTAAAGAGTGAGTTGCTGTGTAGCAAGGAGGGCCCGTTGAAGTTCATT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TCTCTGATCCCTTTTAGAATTTCAGAACAAGATCCAAAATACAAACACAAACATC</text:p>
      <text:p text:style-name="Preformatted_20_Text">Masked <text:s text:c="9"/>TGAAATCTCTGATCCCTTTTAGAATTTCAGAACAAGATCCAAAATACAAACACAAA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CACATTTTCTGGTACCTCAATTTGGGAGGCATTCGCACTGCATCAGGAACGTTACT</text:p>
      <text:p text:style-name="Preformatted_20_Text">Masked <text:s text:c="9"/>AACCCACATTTTCTGGTACCTCAATTTGGGAGGCATTCGCACTGCATCAGGAACG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TCTCCTTTAATTCCTAATAGATTCTGTCATTCAGCTCATATGAGCTTTGATAAAAA</text:p>
      <text:p text:style-name="Preformatted_20_Text">Masked <text:s text:c="9"/>AACTTCTCCTTTAATTCCTAATAGATTCTGTCATTCAGCTCATATGAGCTTTGATAAA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CTCCATACAGTTAATTTCTGGAAAACAGCTGTACTATAATTTACCTTGAAATAACTC</text:p>
      <text:p text:style-name="Preformatted_20_Text">Masked <text:s text:c="9"/>AATCTCCATACAGTTAATTTCTGGAAAACAGCTGTACTATAATTTACCTTGAAAT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TTCTGTGTCATATTTCTATTACCTACTTTATACCTGCAGTTGCAAACTGGTGGTGC</text:p>
      <text:p text:style-name="Preformatted_20_Text">Masked <text:s text:c="9"/>ATGGTTCTGTGTCATATTTCTATTACCTACTTTATACCTGCAGTTGCAAACTGGTG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TATGTGGGAGGAAAAAAAAAAAAAAGAAAAAAAAAAAAAAAAACCCCTCAATTTT</text:p>
      <text:p text:style-name="Preformatted_20_Text">Masked <text:s text:c="9"/>ATCCTTATGTGGGAGGNNNNNNNNNNNNNNNNNNNNNNNNNNNNNNNNCCCCTCAATTTT</text:p>
      <text:p text:style-name="Preformatted_20_Text"><text:s text:c="16"/>**************** <text:s text:c="31"/>************</text:p>
      <text:p text:style-name="Preformatted_20_Text"/>
      <text:p text:style-name="Preformatted_20_Text">Unmasked <text:s text:c="7"/>GGTGACAAATTAATCAAGGGCCCCCATACTCTGGCTGCTACCTTACCAGGCCACTGCAAT</text:p>
      <text:p text:style-name="Preformatted_20_Text">Masked <text:s text:c="9"/>GGTGACAAATTAATCAAGGGCCCCCATACTCTGGCTGCTACCTTACCAGGCCACT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CACAACATTATCACATACCAACTCACTGGCAGTAATGACCTGGAAAAATAGAAAGG</text:p>
      <text:p text:style-name="Preformatted_20_Text">Masked <text:s text:c="9"/>GGCACACAACATTATCACATACCAACTCACTGGCAGTAATGACCTGGAAAAATAG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ATGGTGGATGAGTTGTCTGGGCAACTCCAGCAATAAGAAAGAAGTCTCTCTTCTT</text:p>
      <text:p text:style-name="Preformatted_20_Text">Masked <text:s text:c="9"/>GACAAATGGTGGATGAGTTGTCTGGGCAACTCCAGCAATAAGAAAGAAGTCTCTC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GGGGATCTGTATCTTGGCTATGGAGAAAAAACATTGATGAGGAGTAATATATTGAG</text:p>
      <text:p text:style-name="Preformatted_20_Text">Masked <text:s text:c="9"/>CCCTGGGGATCTGTATCTTGGCTATGGAGAAAAAACATTGATGAGGAGTAATATAT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ATATCATGTGAGGCACCACAGCAGAAGTAAGTTTTGAGAAAGCAAAGAAAACAG</text:p>
      <text:p text:style-name="Preformatted_20_Text">Masked <text:s text:c="9"/>ATATATATATCATGTGAGGCACCACAGCAGAAGTAAGTTTTGAGAAAGCAAAGA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GTCCCTCTGAAAGCAACTTCTAAAACAAAGTAAATTCAAGGTACCTGCACAAGAA</text:p>
      <text:p text:style-name="Preformatted_20_Text">Masked <text:s text:c="9"/>TCCAAGTCCCTCTGAAAGCAACTTCTAAAACAAAGTAAATTCAAGGTACCTGCAC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TTTTAGGAATAAAACAGCAAGATGAACATTATCAGATCCCAAAGGATGTGGTCAA</text:p>
      <text:p text:style-name="Preformatted_20_Text">Masked <text:s text:c="9"/>ATCCATTTTAGGAATAAAACAGCAAGATGAACATTATCAGATCCCAAAGGATGTG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CTGCTAGGTCTCCACCAAGTAGCAAAAATTAAACCTGGGGGAGTTTTGGAGAATG</text:p>
      <text:p text:style-name="Preformatted_20_Text">Masked <text:s text:c="9"/>CAAAACTGCTAGGTCTCCACCAAGTAGCAAAAATTAAACCTGGGGGAGTTTTGGA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TCTTATTCACAGTCTGATTGTAAATCCTTTAAATCAAGTGACACAGATGAAGAAC</text:p>
      <text:p text:style-name="Preformatted_20_Text">Masked <text:s text:c="9"/>AGCATTCTTATTCACAGTCTGATTGTAAATCCTTTAAATCAAGTGACACAGATG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CACATGGATTTTTGAGCAACAACAAATCTTTTAGTAAGTTAAACAGGAGGTAGCT</text:p>
      <text:p text:style-name="Preformatted_20_Text">Masked <text:s text:c="9"/>AATTTCACATGGATTTTTGAGCAACAACAAATCTTTTAGTAAGTTAAACAGGAGG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TCAGTCCTTGGGCCACTCGAGGCACGAAAAAATATAAAAAAACATGCTCTGTGC</text:p>
      <text:p text:style-name="Preformatted_20_Text">Masked <text:s text:c="9"/>CATGCATCAGTCCTTGGGCCACTCGAGGCACGAAAAAATATAAAAAAACATGCT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CCAAGGAGAATAGCCCCATGTAGAGCCTGTGGCAGAGAGCCCGAGGGGAGACTCA</text:p>
      <text:p text:style-name="Preformatted_20_Text">Masked <text:s text:c="9"/>TGCAGCCAAGGAGAATAGCCCCATGTAGAGCCTGTGGCAGAGAGCCCGAGGGGAGAC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ATCAACTTCTTGAGTTTTGGAGTCAGGGAAACAGAGGATCTGAAGCCCTGTGTACTCC</text:p>
      <text:p text:style-name="Preformatted_20_Text">Masked <text:s text:c="9"/>ACATCAACTTCTTGAGTTTTGGAGTCAGGGAAACAGAGGATCTGAAGCCCTGTGTA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AAAAAGAAATATTGGCAGCAAATGAAGGAGTTTGAGCTGCTTTGGAAGTGGATGG</text:p>
      <text:p text:style-name="Preformatted_20_Text">Masked <text:s text:c="9"/>AACTGAAAAAGAAATATTGGCAGCAAATGAAGGAGTTTGAGCTGCTTTGGAAGTGG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AACACAGCTCCTCTTGACACCTTGACTGCCCACGCTGGGCTGGACATTCAAAGT</text:p>
      <text:p text:style-name="Preformatted_20_Text">Masked <text:s text:c="9"/>TACTGAAACACAGCTCCTCTTGACACCTTGACTGCCCACGCTGGGCTGGACATTC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TCCCCTCTACATATCATGCAACTGATGATTAGAGACCTCTGTCTCTAATTCTTTC</text:p>
      <text:p text:style-name="Preformatted_20_Text">Masked <text:s text:c="9"/>GAGGGTCCCCTCTACATATCATGCAACTGATGATTAGAGACCTCTGTCTCTAATT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TCTAACAGTAGATTACCACTGATATGAATATTTTGCATTCATGACATGAGCTTTC</text:p>
      <text:p text:style-name="Preformatted_20_Text">Masked <text:s text:c="9"/>ATTACTCTAACAGTAGATTACCACTGATATGAATATTTTGCATTCATGACATGAG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AATTTCTTTTGGTCAGCCTACAAGAGCAACTGTGGCGGATCATCTTTGTGTAGCA</text:p>
      <text:p text:style-name="Preformatted_20_Text">Masked <text:s text:c="9"/>TGTCAAATTTCTTTTGGTCAGCCTACAAGAGCAACTGTGGCGGATCATCTTTGTG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TCAAGAAAAATAGTAAAAATATGGAAGTACCTTAGCCTAACACTAATGCTTTTCTC</text:p>
      <text:p text:style-name="Preformatted_20_Text">Masked <text:s text:c="9"/>GCCCTCAAGAAAAATAGTAAAAATATGGAAGTACCTTAGCCTAACACTAATGCTT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CTGCTACTCTTCTCTCTACAGTCAGTAGTTAATCTACCCTCCACAATAAGTATCTC</text:p>
      <text:p text:style-name="Preformatted_20_Text">Masked <text:s text:c="9"/>CTTCCTGCTACTCTTCTCTCTACAGTCAGTAGTTAATCTACCCTCCACAATAAGT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ATCAATGAGCAATCAAACAGCCCATCATTAATAGATGCCAAGCTGACTTACCTTT</text:p>
      <text:p text:style-name="Preformatted_20_Text">Masked <text:s text:c="9"/>GTGCAATCAATGAGCAATCAAACAGCCCATCATTAATAGATGCCAAGCTGACTTA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AGCCACAGCTTGACAAAAAAATGGCAATGTAAACAATGAAAAAATGGAAAATAT</text:p>
      <text:p text:style-name="Preformatted_20_Text">Masked <text:s text:c="9"/>TGATCTAGCCACAGCTTGACAAAAAAATGGCAATGTAAACAATGAAAAAATGGA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ATAGTGCAGCAATATGTCTTGTGTGCAGCAATGTACCTGGCATCCCGGAAAGCA</text:p>
      <text:p text:style-name="Preformatted_20_Text">Masked <text:s text:c="9"/>TATTATATAGTGCAGCAATATGTCTTGTGTGCAGCAATGTACCTGGCATCCCGG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TTGCAGCTGGCATAACTCAGAACCAAGAAGTCTCTTCCCTCCTCTTCCGCACTTTG</text:p>
      <text:p text:style-name="Preformatted_20_Text">Masked <text:s text:c="9"/>AGGCTTGCAGCTGGCATAACTCAGAACCAAGAAGTCTCTTCCCTCCTCTTCCGCA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CTTATCACTAGCACTTCAGTACTTGGAGCAGAAAGTCTCCTGTTTATCATGGATG</text:p>
      <text:p text:style-name="Preformatted_20_Text">Masked <text:s text:c="9"/>TTTGCCTTATCACTAGCACTTCAGTACTTGGAGCAGAAAGTCTCCTGTTTATCATG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CACTGTGAGGAGACAGCAAAAGTAAAATAGACTCTGACAAATCAGGTTTCCACTT</text:p>
      <text:p text:style-name="Preformatted_20_Text">Masked <text:s text:c="9"/>GTAGCCACTGTGAGGAGACAGCAAAAGTAAAATAGACTCTGACAAATCAGGTTTC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TTTTCTCATTGCACATGAGCCAGCAGTGTGCCCTTGTGGCCAAGAGGGCCAACGGC</text:p>
      <text:p text:style-name="Preformatted_20_Text"><text:soft-page-break/>Masked <text:s text:c="9"/>CTCATTTTCTCATNNNNNNNNNNNNNNNNNNNNNNNNNNNNNNNNNNNNNNNNNNNNNNN</text:p>
      <text:p text:style-name="Preformatted_20_Text"><text:s text:c="16"/>************* <text:s text:c="46"/></text:p>
      <text:p text:style-name="Preformatted_20_Text"/>
      <text:p text:style-name="Preformatted_20_Text">Unmasked <text:s text:c="7"/>ATCCTGGGGTGCATTAAAAAGAGCATGGCCAGCAGGTCGAGGGAGGAGGTGATCCT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TACTCTGCCCTGCTAAGGCCTCATCTGGAGTACTGCGTCCAGTGCTGGGCTCC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AAAAAAAGACAGGGATCTCTTGAAAAGAGTCCAGCGGAGGGCCACAAAGATGG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CCTGGAGCATCTCTCCTGTGAAGAAAGGCTGAGTGAACTGGGTCTGTTCAGCC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AGAAGACTGAGAGGGGACCTGATCCAGGTCTATAAATATCTGAGGTGTGGGG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TGGCGAGGCCAGACTCTTTTCAGCTGTATGTGGAGACAGGAAAAGGGGAAACA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CTGCAGCATAGGAAGTTCCACACCAATGTGCGCAAGAACTTCTTTACAGTGA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GGAGCACTGGAACAGGCTGCCCAGGGAGGTGGTGGAGTCTCCTTCTCTGGAGATG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CCTGCCTGGGTGCCTACCTGTGCGACCTGCTGTAGGGAACCTGCTTTGGCAGG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GACTCGATGATCTCTGGAGCTCCCTTCCAAGCCCTATAATGCTGTGATTCTGTGAA</text:p>
      <text:p text:style-name="Preformatted_20_Text">Masked <text:s text:c="9"/>NNNNNNNNNNNNNNNNNNNNNNNNNNNNNNNNNNNNNNNNNNNNNNNNNNNNNNNGTGAA</text:p>
      <text:p text:style-name="Preformatted_20_Text"><text:s text:c="71"/>*****</text:p>
      <text:p text:style-name="Preformatted_20_Text"/>
      <text:p text:style-name="Preformatted_20_Text">Unmasked <text:s text:c="7"/>TTCTGTGATTTTCCTCATTCTTGAGGAAATGGCTGCAATTTGTGCCAGAGGAGGTTTAGG</text:p>
      <text:p text:style-name="Preformatted_20_Text">Masked <text:s text:c="9"/>TTCTGTGATTTTCCTCATTCTTNNNNNNNNNNNNNNNNNNNNNNNNNNNNNNNNNNNNNN</text:p>
      <text:p text:style-name="Preformatted_20_Text"><text:s text:c="16"/>********************** <text:s text:c="37"/></text:p>
      <text:p text:style-name="Preformatted_20_Text"/>
      <text:p text:style-name="Preformatted_20_Text">Unmasked <text:s text:c="7"/>TTAGACATAAAGAAGAACTTTTTCTCTCAGAGTGGTCAGGCACTTGAATGGCTGCC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TGGTGGAGTTGCTGTCCCTGGCAGTGTTCAAGAGGCATCTGGATGAGGAGCTAC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ATGGTTTAGTAGCTTGTAGTAGCAAGGGTAATGGGTGAATAGCTGGACTAGAT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TCCAACCTTGTGATTCTATGATTCTGTGATTTGCACAAATCCTGTAGCCAGTAGACTC</text:p>
      <text:p text:style-name="Preformatted_20_Text">Masked <text:s text:c="9"/>NNNNNNNNNNNNNNNNNNNNNNNNNNNNNNNNNTGCACAAATCCTGTAGCCAGTAGACTC</text:p>
      <text:p text:style-name="Preformatted_20_Text"><text:s text:c="49"/>***************************</text:p>
      <text:p text:style-name="Preformatted_20_Text"/>
      <text:p text:style-name="Preformatted_20_Text">Unmasked <text:s text:c="7"/>AAGTGCATGCAAATAATAGACACAGTAAGTTACTAAATTAATAAGATTAAATTGGAAGTA</text:p>
      <text:p text:style-name="Preformatted_20_Text">Masked <text:s text:c="9"/>AAGTGCATGCAAATAATAGACACAGTAAGTTACTAAATTAATAAGATTAAATTGG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GAAATGAGGGGCATGGAAAACAAGCTGCAAAAAAAGAAAATCCAATCAGACTTT</text:p>
      <text:p text:style-name="Preformatted_20_Text">Masked <text:s text:c="9"/>GAAATGGAAATGAGGGGCATGGAAAACAAGCTGCAAAAAAAGAAAATCCAATCAG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CACTGAGAGAAGTCAAATACTGGGACAGATCTACATGACAGCAGCGTACATCTTCG</text:p>
      <text:p text:style-name="Preformatted_20_Text">Masked <text:s text:c="9"/>TTTCCACTGAGAGAAGTCAAATACTGGGACAGATCTACATGACAGCAGCGTACATCT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AGTCGAAATTCAGTGAAGGAATGCCTTGAGCAATTTGGTAAGCATTGTCCCTGTT</text:p>
      <text:p text:style-name="Preformatted_20_Text">Masked <text:s text:c="9"/>CAGGTAGTCGAAATTCAGTGAAGGAATGCCTTGAGCAATTTGGTAAGCATTGTCC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GAGAAGAAAGTTAGACAAGATGACCCTCTATACCTAAATTAATTATGAAGCTATGATT</text:p>
      <text:p text:style-name="Preformatted_20_Text">Masked <text:s text:c="9"/>CCGAGAAGAAAGTTAGACAAGATGACCCTCTATACCTAAATTAATTATGAAGCTA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TGAAGGTGGTTCCTCCATTAGAGGTCACTGTTGTGCAACACCCGGTGTGACACCA</text:p>
      <text:p text:style-name="Preformatted_20_Text">Masked <text:s text:c="9"/>TGCAATGAAGGTGGTTCCTCCATTAGAGGTCACTGTTGTGCAACACCCGGTGTGAC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GAAAAAAATATACGAAAAATAACTGCAGAGAGAAAGTGATGTGTGAAGTAGTGTTCC</text:p>
      <text:p text:style-name="Preformatted_20_Text">Masked <text:s text:c="9"/>CGGGAAAAAAATATACGAAAAATAACTGCAGAGAGAAAGTGATGTGTGAAGTAGTG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TCTGACAGCTGAAAAGTAACATATGTCTTGCCACAGAGCGGGTGTACAATGGAA</text:p>
      <text:p text:style-name="Preformatted_20_Text">Masked <text:s text:c="9"/>CTGACATCTGACAGCTGAAAAGTAACATATGTCTTGCCACAGAGCGGGTGTACAA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GAAATGCAACCCAACACATCTCCCAAGTTTCTTAGTTAGCACGTGCCAGCTACAG</text:p>
      <text:p text:style-name="Preformatted_20_Text">Masked <text:s text:c="9"/>GAGGGGAAATGCAACCCAACACATCTCCCAAGTTTCTTAGTTAGCACGTGCCAGC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GGGACAGTACAAGGATAGCAGAGAGGAGAGTCTCGGGGAAAAACAAACATACA</text:p>
      <text:p text:style-name="Preformatted_20_Text">Masked <text:s text:c="9"/>ATTAAAAGGGACAGTACAAGGATAGCAGAGAGGAGAGTCTCGGGG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GACAAACAAAAACAAAAACGAACAGAAGAGTAGGACCAGAAGCAAGAATTCTTTTCTTTC</text:p>
      <text:p text:style-name="Preformatted_20_Text">Masked <text:s text:c="9"/>NNNNNNNNNNNNNNNNNNNNNNNNGAAGAGTAGGACCAGAAGCAAGAANNNNNNNNNNNN</text:p>
      <text:p text:style-name="Preformatted_20_Text"><text:s text:c="40"/>************************ <text:s text:c="11"/></text:p>
      <text:p text:style-name="Preformatted_20_Text"/>
      <text:p text:style-name="Preformatted_20_Text">Unmasked <text:s text:c="7"/>TTTTTTTTTTTTTTTAAAAATAAAATGTGGATGTATCAACTGGCACTCTTATACAGACAG</text:p>
      <text:p text:style-name="Preformatted_20_Text">Masked <text:s text:c="9"/>NNNNNNNNNNNNNNNAAAAATAAAATGTGGATGTATCAACTGGCACTCTTATACAGACAG</text:p>
      <text:p text:style-name="Preformatted_20_Text"><text:s text:c="31"/>*********************************************</text:p>
      <text:p text:style-name="Preformatted_20_Text"/>
      <text:p text:style-name="Preformatted_20_Text">Unmasked <text:s text:c="7"/>AATACATACTCTTTACAAAGCTGAAAGCCAAAAGGACTTCAGCGAATGGAAAATACATCT</text:p>
      <text:p text:style-name="Preformatted_20_Text">Masked <text:s text:c="9"/>AATACATACTCTTTACAAAGCTGAAAGCCAAAAGGACTTCAGCGAATGGAAAAT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CTTCTCTGTGTTTTATCAAAGGAGCAGAGGAAGACACTCTTACTGAACCTAATTT</text:p>
      <text:p text:style-name="Preformatted_20_Text">Masked <text:s text:c="9"/>CAGTTCTTCTCTGTGTTTTATCAAAGGAGCAGAGGAAGACACTCTTACTGAACCTAA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CTTTTTTTCTTTTTTTCTGTGGTGGGTGGGGGGGCTTATATCAATCACTTGGAAGCCA</text:p>
      <text:p text:style-name="Preformatted_20_Text">Masked <text:s text:c="9"/>TCCTTTTTTTCTTTTTTTCTGTGGTGGGTGGGGGGGCTTATATCAATCACTTGGA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ACCTTGAAACCAACCTGCTACCATCTACAAGGATCAAAGTTCATTGGTAATCAAAA</text:p>
      <text:p text:style-name="Preformatted_20_Text">Masked <text:s text:c="9"/>GCCAACCTTGAAACCAACCTGCTACCATCTACAAGGATCAAAGTTCATTGGTAAT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TTTTTGTAAGCCCAAGGGACTTGGCCATAGAAAGGATGTTAGTATTATGTAAATC</text:p>
      <text:p text:style-name="Preformatted_20_Text">Masked <text:s text:c="9"/>AAAGCTTTTTGTAAGCCCAAGGGACTTGGCCATAGAAAGGATGTTAGTATTATGT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CAGAAGTTCATACACAGATTTTTGTTGCAGCTTTGTTTTTAAAACCATTTAGATT</text:p>
      <text:p text:style-name="Preformatted_20_Text">Masked <text:s text:c="9"/>TTAGGCAGAAGTTCATACACAGATTTTTGTTGCAGCTTTGTTTTTAAAACCATT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GGGTTTTCATTTTTAATTATGACCGTCTTTGATTTGAATTCCTGTGCAAACATTC</text:p>
      <text:p text:style-name="Preformatted_20_Text">Masked <text:s text:c="9"/>AAACTGGGTTTTCATTTTTAATTATGACCGTCTTTGATTTGAATTCCTGTGCAAAC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GTAAGTTTGTGTTTTGAAATGTTGATTATGGGATTGTTATTTGGGCTGTTTCGCA</text:p>
      <text:p text:style-name="Preformatted_20_Text">Masked <text:s text:c="9"/>CTGAAGTAAGTTTGTGTTTTGAAATGTTGATTATGGGATTGTTATTTGGGCTGTTTC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GTCAAGAACTGTACTAGACTAAGAATAATATAAATGATTGTTCTTATTTTTAATT</text:p>
      <text:p text:style-name="Preformatted_20_Text">Masked <text:s text:c="9"/>TAGATGTCAAGAACTGTACTAGACTAAGAATAATATAAATGATTGTTCTTATTTT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CAACATTTTGAATTTAACATTTTTCCAAATGCCTATTTTCATTTCTGGCAATCT</text:p>
      <text:p text:style-name="Preformatted_20_Text">Masked <text:s text:c="9"/>AAACTTCAACATTTTGAATTTAACATTTTTCCAAATGCCTATTTTCATTTCTGGC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AGTGTGTTGGTCACACTACTTCACACTTACAAAAAAAAAAAAAAAAAAAAGAGGT</text:p>
      <text:p text:style-name="Preformatted_20_Text">Masked <text:s text:c="9"/>TGTAAAGTGTGTTGGTCACACTACTTCACACTTACNNNNNNNNNNNNNNNNNNNNGAGGT</text:p>
      <text:p text:style-name="Preformatted_20_Text"><text:s text:c="16"/>*********************************** <text:s text:c="19"/>*****</text:p>
      <text:p text:style-name="Preformatted_20_Text"/>
      <text:p text:style-name="Preformatted_20_Text">Unmasked <text:s text:c="7"/>TTGACTAGTATTTTGAAAAGTATCAAAACCATAACAGCTTATTTGGCAGATATTGTGATA</text:p>
      <text:p text:style-name="Preformatted_20_Text">Masked <text:s text:c="9"/>TTGACTAGTATTTTGAAAAGTATCAAAACCATAACAGCTTATTTGGCAGATATTGT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TTGGATTGACAGAATGAAGGAGAACAAGGGTTCTTCCCATATGTGCCGTAGAAAA</text:p>
      <text:p text:style-name="Preformatted_20_Text">Masked <text:s text:c="9"/>GAGCATTGGATTGACAGAATGAAGGAGAACAAGGGTTCTTCCCATATGTGCCGT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TCAGTATGTATTTTATTTGTTCCTCTCTAACCAGCACAATTGTCCTGAAGTTATG</text:p>
      <text:p text:style-name="Preformatted_20_Text">Masked <text:s text:c="9"/>TATTTTCAGTATGTATTTTATTTGTTCCTCTCTAACCAGCACAATTGTCCTGAAG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AAGAGTGTTATCCAACCCTCCTTCACCTCCACTGCAGCACCAGCTTAAGGAACT</text:p>
      <text:p text:style-name="Preformatted_20_Text">Masked <text:s text:c="9"/>TTTTTGAAGAGTGTTATCCAACCCTCCTTCACCTCCACTGCAGCACCAGCTTAAG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ACAGTCGCTCCTCTCATAATGTTGTTCTAATCCTGTGTCTCTTTGCACTATTGG</text:p>
      <text:p text:style-name="Preformatted_20_Text">Masked <text:s text:c="9"/>TCTCATACAGTCGCTCCTCTCATAATGTTGTTCTAATCCTGTGTCTCTTTGCACTA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CATGCTGTTATGTAACCTCAAGCAGTAAATAATCTAGAGTGAAAAGCAGCTCTT</text:p>
      <text:p text:style-name="Preformatted_20_Text">Masked <text:s text:c="9"/>TACAAACATGCTGTTATGTAACCTCAAGCAGTAAATAATCTAGAGTGAAAAGCAGCTC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CCCATGCCTCACTCTTTCTTCTTCTTTTCTTGAATGTCTTCAATCTGAATCTTGTCAA</text:p>
      <text:p text:style-name="Preformatted_20_Text">Masked <text:s text:c="9"/>TTCCCATGCCTCACTCTTTCTTCTTCTTTTCTTGAATGTCTTCAATCTGAATCTT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CATGATATAGAACAGTATTTAGCAGCAAACTTGAAGGGATATGGGTGAGGAACTG</text:p>
      <text:p text:style-name="Preformatted_20_Text">Masked <text:s text:c="9"/>AGATACATGATATAGAACAGTATTTAGCAGCAAACTTGAAGGGATATGGGTGAGG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CTACTGAAACTTCACCTTTATGAACTGTAACCAAAAAATTGTGGAGGTCAATAT</text:p>
      <text:p text:style-name="Preformatted_20_Text">Masked <text:s text:c="9"/>TTTTTTCTACTGAAACTTCACCTTTATGAACTGTAACCAAAAAATTGTGGAGGTC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TCATAGCTTTTTAAGAGCTTACAAGTGTAATTGTGTGGTATCCCATGCCATACA</text:p>
      <text:p text:style-name="Preformatted_20_Text">Masked <text:s text:c="9"/>ACAGCATCATAGCTTTTTAAGAGCTTACAAGTGTAATTGTGTGGTATCCCATGCC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CACTGAGAAACTCTTATTTCCTCAGAAGGAACTATTAGCCAAAGTGACTACACAGC</text:p>
      <text:p text:style-name="Preformatted_20_Text">Masked <text:s text:c="9"/>TCAACACTGAGAAACTCTTATTTCCTCAGAAGGAACTATTAGCCAAAGTGACTA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AGCACAAGTTCAGTTTTTCTATTGTGAATTTTCCACTAATGCTGTGAAAATGCTT</text:p>
      <text:p text:style-name="Preformatted_20_Text">Masked <text:s text:c="9"/>ATAACAGCACAAGTTCAGTTTTTCTATTGTGAATTTTCCACTAATGCTGTGAAA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CAGGAGAATTTGCACAAACTAAGCACAGCGTGAGTGGCAAACAAATAATTACTTA</text:p>
      <text:p text:style-name="Preformatted_20_Text">Masked <text:s text:c="9"/>ACTTACAGGAGAATTTGCACAAACTAAGCACAGCGTGAGTGGCAAACAAATAAT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AGAATGCTGCAAGAAATCATGCAAGGCTACTTACTGACATCTAAAACTGTTTTTG</text:p>
      <text:p text:style-name="Preformatted_20_Text">Masked <text:s text:c="9"/>GAAGTAGAATGCTGCAAGAAATCATGCAAGGCTACTTACTGACATCTAAAACTGT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GTGGCAGTAACCTCACACTTCTGTCATACATGCTCCCTGCCATAAACCCAAACACT</text:p>
      <text:p text:style-name="Preformatted_20_Text">Masked <text:s text:c="9"/>CCCAGTGGCAGTAACCTCACACTTCTGTCATACATGCTCCCTGCCATAAACCCA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TGGATTGTCGTCTTCCTACGTCACAGTTTACACAAACAGGGATCCTAGTCTATTG</text:p>
      <text:p text:style-name="Preformatted_20_Text">Masked <text:s text:c="9"/>GATCCTGGATTGTCGTCTTCCTACGTCACAGTTTACACAAACAGGGATCCTAGT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TTTCTTATAAAACATGTTCAACTCTGCAAAAAAAGAATCTGAACTGTATGTCATG</text:p>
      <text:p text:style-name="Preformatted_20_Text">Masked <text:s text:c="9"/>TCTGCTTTCTTATAAAACATGTTCAACTCTGCAAAAAAAGAATCTGAACTGTATGT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AATCTTTGCCATGTGACAGGCCTACCCCCCTTTTTCCCACCCTCCCCCCTGTGGG</text:p>
      <text:p text:style-name="Preformatted_20_Text">Masked <text:s text:c="9"/>GATTGAATCTTTGCCATGTGACAGGCCTACCCCCCTTTTTCCCACCCTCCCCCCT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AGAAGAGAAGTAAGGAGTTGTTGCTCCATTGAGATAGAAAGAAAACTGCTGTACT</text:p>
      <text:p text:style-name="Preformatted_20_Text">Masked <text:s text:c="9"/>AAACCAGAAGAGAAGTAAGGAGTTGTTGCTCCATTGAGATAGAAAGAAAACTGC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GATGAAGGAATGTGGAACAGTGCAATATAAAAGGAATAAAGAGGAATAAATCAA</text:p>
      <text:p text:style-name="Preformatted_20_Text">Masked <text:s text:c="9"/>AAAAATGATGAAGGAATGTGGAACAGTGCAATATAAAAGGAATAAAGAGGAATA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TGGGAATGAGAACAACTCCTAACAGTGCTGCTTGGTGATACAGAGAAGAAAAGGA</text:p>
      <text:p text:style-name="Preformatted_20_Text"><text:soft-page-break/>Masked <text:s text:c="9"/>ACAAATGGGAATGAGAACAACTCCTAACAGTGCTGCTTGGTGATACAGAGAAGA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CTTACATCTGGAAGGACTGCAGCATTTTGGGAACTGTAGTTCTTCTTTAGCAACT</text:p>
      <text:p text:style-name="Preformatted_20_Text">Masked <text:s text:c="9"/>ATGTCCTTACATCTGGAAGGACTGCAGCATTTTGGGAACTGTAGTTCTTCTTTAG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CAGTTCCATCATGATATCATAATACCTACAGAAAACCATGATGCTGTATCCTGTTT</text:p>
      <text:p text:style-name="Preformatted_20_Text">Masked <text:s text:c="9"/>GTCCCAGTTCCATCATGATATCATAATACCTACAGAAAACCATGATGCTGTATC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CATATTTCACTGTGCTTCAACCTTGATCCTGCACTCTCAGCCATCACTCAATCTG</text:p>
      <text:p text:style-name="Preformatted_20_Text">Masked <text:s text:c="9"/>CTGGTCATATTTCACTGTGCTTCAACCTTGATCCTGCACTCTCAGCCATCACTCA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ACTAACTGAGCTCAGACAGCAGGCTGAGAAACAGATATCTGAAAGTCCAACTGCA</text:p>
      <text:p text:style-name="Preformatted_20_Text">Masked <text:s text:c="9"/>ACTGCACTAACTGAGCTCAGACAGCAGGCTGAGAAACAGATATCTGAAAGTCCAA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CAGAAAGTTACAGCTAGTCAGCTGATGAGTAATAGCTACGTATTTGAAGGCACTG</text:p>
      <text:p text:style-name="Preformatted_20_Text">Masked <text:s text:c="9"/>GAGTCCAGAAAGTTACAGCTAGTCAGCTGATGAGTAATAGCTACGTATTTGAAGG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CCATGTAATAAGCTCGCTAATAATTACTTGTATGGAGGCACATTATTCTGCAGTT</text:p>
      <text:p text:style-name="Preformatted_20_Text">Masked <text:s text:c="9"/>TTCAGCCATGTAATAAGCTCGCTAATAATTACTTGTATGGAGGCACATTATTCT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GTGGAAGATGTAGCTTCTGAACAGAAACAACTACAGGCAAAGCTGAGTCACTTCT</text:p>
      <text:p text:style-name="Preformatted_20_Text">Masked <text:s text:c="9"/>TAGATGTGGAAGATGTAGCTTCTGAACAGAAACAACTACAGGCAAAGCTGAGTCA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CATTTCAAAGTAGTTAATGTAGTGCTAACAGTATATGTCTATTTTTACCAATTG</text:p>
      <text:p text:style-name="Preformatted_20_Text">Masked <text:s text:c="9"/>GTATCTCATTTCAAAGTAGTTAATGTAGTGCTAACAGTATATGTCTATTTTTACC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TATGTGTTCACATAGTTTATAAACTCGAGAGCACAGAATCTGTAACATCATTAAG</text:p>
      <text:p text:style-name="Preformatted_20_Text">Masked <text:s text:c="9"/>CCTTCTATGTGTTCACATAGTTTATAAACTCGAGAGCACAGAATCTGTAACATCA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ACTGAAGGGCAAAATCGATAGAGTCACAGAATCATAGAATCATCAAACTTGGAAAA</text:p>
      <text:p text:style-name="Preformatted_20_Text">Masked <text:s text:c="9"/>TGCTACTGAAGGGCAAAATCGATA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GACCTCCTAGATCATCTAGTCTAACCATCCTATCACCAATATTTTCCTTCTAAAAGTACT</text:p>
      <text:p text:style-name="Preformatted_20_Text">Masked <text:s text:c="9"/>NNNNNNNNNNNNNNNNNNNNNNNNNNNNNNNNNNNNNNNNNNNNNNNNNCTAAAAGTACT</text:p>
      <text:p text:style-name="Preformatted_20_Text"><text:s text:c="65"/>***********</text:p>
      <text:p text:style-name="Preformatted_20_Text"/>
      <text:p text:style-name="Preformatted_20_Text">Unmasked <text:s text:c="7"/>TAGCACTTGTCCATTTCCAACATTCATGAGTCAGCTGGAAATACTAATATCAGCATTATT</text:p>
      <text:p text:style-name="Preformatted_20_Text">Masked <text:s text:c="9"/>TAGCACTTGTCCATTTCCAACATTCATGAGTCAGCTGGAAATACTAATATCAGCA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GAAGCTTCGCAACGCAAAGGACAAGAAATTGAAAGGATTTCCCAAGAGACAGAC</text:p>
      <text:p text:style-name="Preformatted_20_Text">Masked <text:s text:c="9"/>TTTCAAGAAGCTTCGCAACGCAAAGGACAAGAAATTGAAAGGATTTCCCAAGAGAC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TCTGATGCTCAATCTGTGGTACTTCAAGTAGTAAAATTAGTTCCACCTAAAAT</text:p>
      <text:p text:style-name="Preformatted_20_Text">Masked <text:s text:c="9"/>AAAAATATCTGATGCTCAATCTGTGGTACTTCAAGTAGTAAAATTAGTTCCACCTAAA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GTTCCTGCTGAGTGCATTTCTCAACCACTGAGAAGTTTTGTTATTAAAAGAGTAAGAG</text:p>
      <text:p text:style-name="Preformatted_20_Text">Masked <text:s text:c="9"/>TAGTTCCTGCTGAGTGCATTTCTCAACCACTGAGAAGTTTTGTTATTAAAAGAGT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ATTGAAATTTTTGAAATACTCCCCACATCAAAGTACTGTATTAGTAAAAAAAGAAG</text:p>
      <text:p text:style-name="Preformatted_20_Text">Masked <text:s text:c="9"/>CGTCATTGAAATTTTTGAAATACTCCCCACATCAAAGTACTGTATTAGTAAAAAA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TATAGGTATCAGAGATGGGTGTTACATGGTATCTCCCTCAGGTGAACATAGTGTT</text:p>
      <text:p text:style-name="Preformatted_20_Text">Masked <text:s text:c="9"/>AATGTTATAGGTATCAGAGATGGGTGTTACATGGTATCTCCCTCAGGTGAACAT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AGCTCTACAGCATAGTTCTTGTTGGAGTTCTTGTTTCTTTGGGTTACTCCTGCCA</text:p>
      <text:p text:style-name="Preformatted_20_Text">Masked <text:s text:c="9"/>CAGTGAGCTCTACAGCATAGTTCTTGTTGGAGTTCTTGTTTCTTTGGGTTACTCC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GCAGAAGTAAGGGAGCTTAAAACAGGAAGTAATAGGTTTTACCTTCTGTATCCAG</text:p>
      <text:p text:style-name="Preformatted_20_Text">Masked <text:s text:c="9"/>TGTAAGCAGAAGTAAGGGAGCTTAAAACAGGAAGTAATAGGTTTTACCTTCTGTA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CAGTGAATCAACAGGATTTCAATCTATTTCTTGAAACCTGCTAATGATACACCAA</text:p>
      <text:p text:style-name="Preformatted_20_Text">Masked <text:s text:c="9"/>GTCAACAGTGAATCAACAGGATTTCAATCTATTTCTTGAAACCTGCTAATGATAC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GAAAAAAAAAGAACAAAAAAAACCCAACACATTTTAGCCATGTGACTGCCATGA</text:p>
      <text:p text:style-name="Preformatted_20_Text">Masked <text:s text:c="9"/>CCAGNNNNNNNNNNNNNNNNNNNNNNNNCCCAACACATTTTAGCCATGTGACTGCCATGA</text:p>
      <text:p text:style-name="Preformatted_20_Text"><text:s text:c="16"/>**** <text:s text:c="23"/>********************************</text:p>
      <text:p text:style-name="Preformatted_20_Text"/>
      <text:p text:style-name="Preformatted_20_Text">Unmasked <text:s text:c="7"/>AAAGGTGATTTGACAAAATAGGCCAAGGTTTCATTGCAACATAAATAACACTCCTATTAT</text:p>
      <text:p text:style-name="Preformatted_20_Text">Masked <text:s text:c="9"/>AAAGGTGATTTGACAAAATAGGCCAAGGTTTCATTGCAACATAAATAACACTCCT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TCAGATTAAAATGCAAAGCACCGAGTTTTTTAACTTGTCCTTTCTCACATCATGT</text:p>
      <text:p text:style-name="Preformatted_20_Text">Masked <text:s text:c="9"/>ATAATTCAGATTAAAATGCAAAGCACCGAGTTTTTTAACTTGTCCTTTCTCACATC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AATACAACAGTTGTAAAATAGCATATATTAAACGGTTAGCATCCAAGACTGTGAG</text:p>
      <text:p text:style-name="Preformatted_20_Text">Masked <text:s text:c="9"/>TTTAGAATACAACAGTTGTAAAATAGCATATATTAAACGGTTAGCATCCAAGACT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ACTCTGAAATTGTTAATGGTTGCAGTTAGCACAGCGTCTTGCACCTGGGAAAGAA</text:p>
      <text:p text:style-name="Preformatted_20_Text">Masked <text:s text:c="9"/>AAGAGACTCTGAAATTGTTAATGGTTGCAGTTAGCACAGCGTCTTGCACCTGGG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CGCAAGTATCAGTACAGACTGGGACACGACCTGCTGGAGAGGAGCTGCAGAGAAGG</text:p>
      <text:p text:style-name="Preformatted_20_Text">Masked <text:s text:c="9"/>TGACCGCAAGTATCAGNNNNNNNNNNNNNNNNNNNNNNNNNNNNNNNNNNNNNNNNNNNN</text:p>
      <text:p text:style-name="Preformatted_20_Text"><text:s text:c="16"/>**************** <text:s text:c="43"/></text:p>
      <text:p text:style-name="Preformatted_20_Text"/>
      <text:p text:style-name="Preformatted_20_Text">Unmasked <text:s text:c="7"/>ACCTGGGTGTCCTGGTAGACAGCAGGTTGGCAATGAGCCAGTAGTGTGCCCTGGCA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AGCCAATGGGATCCTAGGGTGCATTATCAAGGAGTGTGGCCAGCAGATCAAG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CCACCCCCCTCTACTCTGCCCTGCTCAGTCCTAATCTGAAGTACTGTAACCAG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GGGCTCCCAGTACAAAAAAGACAGAAATCTCCTGAAAAGAGTCCAGAGGAGGGACA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GATAGAGGGCCTGGAGCATCTCCTCTGTGAGGAAAGGCTGTGAGGAAGGCTGA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CTGTTCAGCCTTGAGAAAAGAAGATTGAGAGGGGATCTTATTTATAAGTAT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AATCAAAGGGACATGGCCACCTCTTTTCAGCAGTCTGTGGGGACAGAATAAGC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GACCATAAAATTGAGCATAGGATGTTCCACAGAAATATACGAAGGAACTTCTT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AGGTAATGGAGCACTGAAACAGGCTGTCCAGAGGGGTTGTGGAATCTCCTT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ATATTCAGGACTCAGGCGGATGAGCTGCTCAGCCTGCTGGTGGAGCTTAGGGAGGAG</text:p>
      <text:p text:style-name="Preformatted_20_Text">Masked <text:s text:c="9"/>NNNNNNNNNNNNNCTCAGGCGGATGAGCTGCTCAGCCTGCTGGTGGAGCTTAGGGAGGAG</text:p>
      <text:p text:style-name="Preformatted_20_Text"><text:s text:c="29"/>***********************************************</text:p>
      <text:p text:style-name="Preformatted_20_Text"/>
      <text:p text:style-name="Preformatted_20_Text">Unmasked <text:s text:c="7"/>GTAGAGAGATTAAGAACCATTAGAGAGTGTGAGAGGGAGATAGACTTCTCTGCAAGAACA</text:p>
      <text:p text:style-name="Preformatted_20_Text">Masked <text:s text:c="9"/>GTAGAGAGATTAAGAACCATTAGAGAGTGTGAGAGGGAGATAGACTTCTCTGCAA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GAGATTGCAACTCCCAAACTGTGGGAGACCCACTCCCTTGCTGCGCTCAGCCCGA</text:p>
      <text:p text:style-name="Preformatted_20_Text">Masked <text:s text:c="9"/>GAGCAGAGATTGCAACTCCCAAACTGTGGGAGACCCACTCCCTTGCTGCGCTCAGCCC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ACAACTTGAGAAGAGAGGAGGAATGGCAGCAGGTCCCACCCACCTCAGTGACGCA</text:p>
      <text:p text:style-name="Preformatted_20_Text">Masked <text:s text:c="9"/>GAGAGACAACTTGAGAAGAGAGGAGGAATGGCAGCAGGTCCCACCCACCTCAGTGAC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GCACCCATCCTGACCTGCCTCAGTTCCTCAGGTGCCTCTAAGTAATAGGTTTGAAG</text:p>
      <text:p text:style-name="Preformatted_20_Text">Masked <text:s text:c="9"/>GGTGGCACCCATCCTGACCTGCCTCAGTTCCTCAGGTGCCTCTAAGTAATAGGTT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GAAACTGGAGGGTGAGGTCTGAGAATGAGGTGGAGGAACAGCCTCCAAGCTTTCCT</text:p>
      <text:p text:style-name="Preformatted_20_Text">Masked <text:s text:c="9"/>CCCTGAAACTGGAGGGTGAGGTCTGAGAATGAGGTGGAGGAACAGCCTCCAAG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TTGGCTCCATGCTTGAAGACAGCCTCTTCCAGTAAAGAAAGAAAAGAAAGGAAAG</text:p>
      <text:p text:style-name="Preformatted_20_Text">Masked <text:s text:c="9"/>AAGGGTTGGCTCCATGCTTGAAGACAGCCTCTTCCAGTAAAGAAAG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TGATAGTCATAGATGACTCCCTTCTAAAAGGAACTGAGGGCCTGATATGTCAGCTT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CACAGAGAAGAGTGCTGCCTACCTAAGCCATGAGTCAGGGATATCACTAGAAAGC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TTCCTAGGCTTACTCGCCCATCTGACTACTATTCCTTATTGGTAGTTCAGGTTGGC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TGCTGATGAGAGAAGCCTGAGGGCTATCAGAAATGACTTCAGGAGACTGGGA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GATGGAGCAGGCGTGCAGGTGGTCTTCTATCCCTTCAGTGGCAGGGAAGGAC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ATCAAAAAAAACCTCCTCATAAATAAATGGCTTAGAGGTTGGTGCAGGCACA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GGTTTTTTTTGACCATGGGGCAATTTACTCGGCTCCTGGCGTGACGGCTGC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CTCACCTATCTGCAAGGGGTAAAAGGATCCTAGCCCAGGAACAGGAGGGACTC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GGTCTTTAAACTAGGTAAGAAGGGAGAAGGGGACAAAATGTGGGCCACTGCTGTTGA</text:p>
      <text:p text:style-name="Preformatted_20_Text">Masked <text:s text:c="9"/>NNNNNNNNNNNNNNNNNNNNNNNNNNNNNNNNNNNNNNNNNNNTGGGCCACTGCTGTTGA</text:p>
      <text:p text:style-name="Preformatted_20_Text"><text:s text:c="59"/>*****************</text:p>
      <text:p text:style-name="Preformatted_20_Text"/>
      <text:p text:style-name="Preformatted_20_Text">Unmasked <text:s text:c="7"/>GCAGGTAGTTTGAAGCTGAAAACTGAGCTTGATGGGTGATGAGGGTGGAGTTCTAAGGGA</text:p>
      <text:p text:style-name="Preformatted_20_Text">Masked <text:s text:c="9"/>GCAGGTAGTTTGAAGCTGAAAACTGAGCTTGATGGGTGATGAGGGTGGAGTTCTA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AGTGGCAGGGGATGCTGCTTCCGTAAAGCATCTGTATACTAATGCGCACAGTATG</text:p>
      <text:p text:style-name="Preformatted_20_Text">Masked <text:s text:c="9"/>TGGAGAGTGGCAGGGGATGCTGCTTCCGTAAAGCATC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AGAAATAAACAGGAAGAGCTGGAGATTTGTGTATGGTCACACGGCTATGATCTCATT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CGGAGATGTGGTAGGACAGCTTGCATGACTGGAATGTCGTCATGGAGGGCTA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TTTAGGAAAGATCAGCTGGGGAGGCGAGGTGGTGGAATTGCTCATTATGTGAG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TAGAATGTATTGAACTGCACCTGGGGGAGAGCGGTGTAGCAGTGGAGAGCTT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GAATCAAGGGGTGGGCTGGTGTGGCTGACACTGTTGTGGATGTGTACTGCTGG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TCAGGAGGAGGATGTTGATGAGGACTTCCACAAGCAACTGGAAAATAGTGTCAAG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AGGCGCTGGTGCTTATGGGAGACTTCAATTATCCAGATATTTGCTGGAAAAGC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CCAGGCACGCACAGTCCAGACGGTTCCTGCAATGTGTTGAAGACAACTTCCTGAC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GTGGTGGAGGAACTGACGAGGGGAGGGGTACTGCTGGACCTTATTCTCATTAAT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GGCTTGTCAAGGAAGTAAGGGCCGGGGCAACTTGGGTTGTAGTGACCACAAG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GTTCAAGATCTTGAGTGGAAGAAGTAAAGCGAAAAGTAGGATTGCTATCCTGG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GAGAGCCAACTTTGATCTCTTCCAGGACCTAGTTGGAGCTATCCCATAGGCT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AGAAGGTAAGGGTCTGTGAGAGCTGGTTGGCATTGAAGCAGCTCTTCTTCCAAG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TCGTGTGTCCCTGTGAGGAAGAAATTGGGAAAGGGTGGCAGGAGACCTGTGT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CAAGGAGCTCATGTGCAAACTCAAAGGAAAGAAGAAGGCCCATGAAATGTGGA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TCTGACCACTTGGGAAGAATACAGGAATGTTGTCAGGGCTTGCAGAGGTGCAAC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GCTAAAGTTCGCCTGGAATTGAATCTGGCAAAGGTGATAAAGGATACAAAAA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TTTTAAGTACGTTAACAGTAAAAGGAAGACTAGGGAGAATGTGGCACCCCTACT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CGGGGTGTTCTGGTAACAGGGGATGCTGAGAAGGCAGAGATACTGAATGCCTT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CTGTCTTCAGTGAAAAAGCTCCACCTTGGGAATTCGAGACCCTAGAGGCTAGT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GGGTATGGGGAATGGGAGACCTTCCTTCAGTCAGGGAAGAGGCGGTCCAAGAGCA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AACACCAATGTTCATAAATCCATGGGACCCAATGGGATGCATCCATGGGAGCT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TGGCAGAGGTGATTGCTGAACTGCTCTCTGTCATCTTTGAGAGGTCTTGGAG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AGGTGCCTGAAGACTGGAGGATAGCCAATGTCACTCCGGTCTTCAAAAAGGG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AAGATCCAGGCAATTACAGGCCAGTCAGCCTCACCTCTGTCCCTGGAAAGGC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CAGCTTGTGCTGGATGTCATCTCCAGACAACTGGAAGAAAAGGAGGTTATCAGA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CAGCATGGGTTCACCAGGGGGAGGTTGTGTTTGACCAACCTTGGTAGCCTTC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GTCTCTGGCTGGGTGGATGGGGGGAGAGCAGTGGATGTAGTCTACCTTGATTT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GGCTTTGATACTGTCTCCCATGACATCCTTATAACAAAGATGAGGAAGTCTGGG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AGTGGACAGTGAGGTGAGTTGAGAACTGGCTGACTGGCAGAGCACAGAGGGTC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GCAGTGCAGAGTCAGGCTGGAGACTTGTAACTAGTGGTGTTCCTCAGGGGTC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GTCTGTTCTTGTTCAACATCTTCATCAATGACCTTGACGAGGGGATAGTGGCC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AGCAAGTTTGCTGATGATGCAAAGTTGGGAAGATTGGCTGACATGCCTGAAGGCC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CCATTCAGCAAGACCTGGACAGGCTGGAGAGCTGGGCAGAAAAAAACCGGAT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ACAAAAGCAAGTGTAGAGTCTTGCATCTGGGAGGAATAATTGCATGCACGAA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GGTTTGGGGACGAGCTGCTGGAGGGGAGCTCTGCAGAGAGGAACCTGGGTGTCCTG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AGGTCGGCCATGAGCCAGCAGTGTGCCCTTGTGGCCAAGAGGGCCAACGGCATC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CATTAAAAAGAGCATGGCCAGCAGGTCGAGGAGGTGATCCTCCCCCTCTA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TGCTAAGGCCTCATCTGGAGTACTGCGTCCAGTGCTGGGCTCCCCAGTACAAAA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GGATCTCTTGGAAAGAGTCCAGCAGAGGGCCAAAGATGGTGAAGGGCCTGGAG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TATGAGGAAAGGCTGAGTGAACTGGGTCTGTTCAGCCTTGAGAAAAGAAGAC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GACCTTATAGACATGATCCAGGTCTATAAATATCTGAGGTGTGGGGGGCAGAGG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CCAGACTCTTTTCAGCTGTATGTGGAGACAGGAAAAGGGGAAACAGCCAGAA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ATAGGAAGTTTTGCACAAATGTGCGCAAGAACTTCTTTACAGTGAGGGTGA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TGGAACAGGCTGCCCAGGGAGGTGGTGGAGTCTCCTTCTCTGGAGATGTTCCAG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TGGATGCCTACCTGTGTGACCTGCTGTAGGGAACCTGCTTTGGCAGTGGGAT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GATGAACTCTGGAGCTCCCTTCCAACCCCTATGATTCTGTGACTCACCAGGACACCT</text:p>
      <text:p text:style-name="Preformatted_20_Text">Masked <text:s text:c="9"/>NNNNNNNNNNNNNNNNNNNNNNNNNNNNNNNNNNNNNNNNNNNNNNNNACCAGGACACCT</text:p>
      <text:p text:style-name="Preformatted_20_Text"><text:s text:c="64"/>************</text:p>
      <text:p text:style-name="Preformatted_20_Text"/>
      <text:p text:style-name="Preformatted_20_Text">Unmasked <text:s text:c="7"/>ACCTATGCAGCCTGCTGTAGGGAGCCTGCTTTGCTTGTTGGACTTGATGATCTCTGGAAG</text:p>
      <text:p text:style-name="Preformatted_20_Text">Masked <text:s text:c="9"/>ACCTATGCAGCCTGCTGTAGGGAGCCTGCTTTGCTT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CCTCTTCCAACCCCTACAATTCTGTGTTTCTCTGGTTATACTAAATAATATTAATTATCA</text:p>
      <text:p text:style-name="Preformatted_20_Text">Masked <text:s text:c="9"/>NNNNNNNNNNNNNNNNNNNNNNNNNNNNNNNNNNGTTATACTAAATAATATTAATTATCA</text:p>
      <text:p text:style-name="Preformatted_20_Text"><text:s text:c="50"/>**************************</text:p>
      <text:p text:style-name="Preformatted_20_Text"/>
      <text:p text:style-name="Preformatted_20_Text">Unmasked <text:s text:c="7"/>CAGAAACTCATGAAAGAGTGCAGAGGGAGAATGGTGAAAGAATCATGGCAACCAATAATT</text:p>
      <text:p text:style-name="Preformatted_20_Text">Masked <text:s text:c="9"/>CAGAAACTCATGAAAGAGTGCAGAGGGAGAATGGTGAAAGAATCATGGCAACCAATAA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ACTTGAGCCTTCATTTTCTCTGCTATATATGTTTTCAAATTCAGTTATACATGTTATA</text:p>
      <text:p text:style-name="Preformatted_20_Text">Masked <text:s text:c="9"/>CAACTTGAGCCTTCATTTTCTCTGCTATATATGTTTTCAAATTCAGTTATACATG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TTACTTGAGATCACCTACAGTGTGAATTGATGTCAGTTGCATATTATTAAAATAT</text:p>
      <text:p text:style-name="Preformatted_20_Text">Masked <text:s text:c="9"/>GGTATTTACTTGAGATCACCTACAGTGTGAATTGATGTCAGTTGCATATTATTA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GTCTTAAGTTGTCAGAGATTGCTTGACTTTACAAAATTAATTGTGAGCACCGTT</text:p>
      <text:p text:style-name="Preformatted_20_Text">Masked <text:s text:c="9"/>TTTTTTGTCTTAAGTTGTCAGAGATTGCTTGACTTTACAAAATTAATTGTGAGCACC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TTTTTTTTTGTTAAGTAAATATCTTTTTAAAGCAAAAGTAGGCTGCTTACCAGT</text:p>
      <text:p text:style-name="Preformatted_20_Text">Masked <text:s text:c="9"/>TCTTTTTTTTTTTTTGTTAAGTAAATATCTTTTTAAAGCAAAAGTAGGCTGCTTAC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GGCATGGGCGCTTGCTACCAAATGTGCCTGATATTGAAGTTTTTAAATTCAGTGA</text:p>
      <text:p text:style-name="Preformatted_20_Text">Masked <text:s text:c="9"/>AATACGGCATGGGCGCTTGCTACCAAATGTGCCTGATATTGAAGTTTTTAAATTC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AAGAGGGAAAATAAATAAATAAAATAAAATAAAATAAAATAAAATAAAAAAAAAT</text:p>
      <text:p text:style-name="Preformatted_20_Text">Masked <text:s text:c="9"/>CAAGGAAGAGGGNNNNNNNNNNNNNNNNNNNNNNNNNNNNNNNNNNNNNNNNNNNNNNNN</text:p>
      <text:p text:style-name="Preformatted_20_Text"><text:s text:c="16"/>************ <text:s text:c="47"/></text:p>
      <text:p text:style-name="Preformatted_20_Text"/>
      <text:p text:style-name="Preformatted_20_Text">Unmasked <text:s text:c="7"/>CAACAATAAAAAAATCACATAACATTGATAAGGTCTAAATTGTTCAGATCCCAGTTATTT</text:p>
      <text:p text:style-name="Preformatted_20_Text">Masked <text:s text:c="9"/>NNNNNNNNNNNAAATCACATAACATTGATAAGGTCTAAATTGTTCAGATCCCAGTTATTT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TCTTCGAAGGTTTAAGGAAGAGATCTTGTAGAGTAAAGGCCCTTTGCTATCCTCTACCCT</text:p>
      <text:p text:style-name="Preformatted_20_Text">Masked <text:s text:c="9"/>TCTTCGAAGGTTTAAGGAAGAGATCTTGTAGAGTAAAGGCCCTTTGCTATCCTCTA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AGCTCATGGTAAATGAGCTAAGTGAATACCCAAAGAGTCACAGATACCTGCTGCA</text:p>
      <text:p text:style-name="Preformatted_20_Text">Masked <text:s text:c="9"/>GGGAAAGCTCATGGTAAATGAGCTAAGTGAATACCCAAAGAGTCACAGATACCTG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TTAGCTCAGAAGGGTTAACAGTGAGGGCAGGACCTTGCTTTGGAGCTGGAATGTT</text:p>
      <text:p text:style-name="Preformatted_20_Text">Masked <text:s text:c="9"/>AGTCTTTAGCTCAGAAGGGTTAACAGTGAGGGCAGGACCTTGCTTTGGAGCTGGA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GAAAGGGTTCTGTTTTGCTTCTCCAAACTAAAAACAAATGAGCTGGCAGGTGTTT</text:p>
      <text:p text:style-name="Preformatted_20_Text">Masked <text:s text:c="9"/>TTTAGGAAAGGGTTCTGTTTTGCTTCTCCAAACTAAAAACAAATGAGCTGGCAG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GTGAAAAGGGCGAGAAGTTTGCATGTGAAGGCATGGGGAGCACAGGGCCATCTCT</text:p>
      <text:p text:style-name="Preformatted_20_Text">Masked <text:s text:c="9"/>AACACGTGAAAAGGGCGAGAAGTTTGCATGTGAAGGCATGGGGAGCACAGGGCCA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CCCTCCAAAAGAGTTTGCACAACTGCTGGTGAGTGATTTGCATGTTCTTGAACTTT</text:p>
      <text:p text:style-name="Preformatted_20_Text">Masked <text:s text:c="9"/>CTCTCCCTCCAAAAGAGTTTGCACAACTGCTGGTGAGTGATTTGCATGTTCTTGA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CCCAGGCAGAGGTGGGGAAGGACACGTTGAGGAAAAAGGGAAGTTAGAGGCGT</text:p>
      <text:p text:style-name="Preformatted_20_Text">Masked <text:s text:c="9"/>TTTTCTTCCCAGGCAGAGGTGGGGAAGGACACGTTGAGGAAAAAGGGAAGTTAGAGG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AAGGATGTCTGTTCCTCTTGCTTTTCCACTTCTTCTTCCTGCTGGTAACAGCTG</text:p>
      <text:p text:style-name="Preformatted_20_Text"><text:soft-page-break/>Masked <text:s text:c="9"/>TTTGCTAAGGATGTNNNNNNNNNNNNNNNNNNNNNNNNNNNNNNNNGCTGGTAACAGCTG</text:p>
      <text:p text:style-name="Preformatted_20_Text"><text:s text:c="16"/>************** <text:s text:c="31"/>**************</text:p>
      <text:p text:style-name="Preformatted_20_Text"/>
      <text:p text:style-name="Preformatted_20_Text">Unmasked <text:s text:c="7"/>GGGCATGCTGAGGGGAAAGCCAGGCCAAATAGTTCCCTACCAAAGTATTTATACCGGGGT</text:p>
      <text:p text:style-name="Preformatted_20_Text">Masked <text:s text:c="9"/>GGGCATGCTGAGGGGAAAGCCAGGCCAAATAGTTCCCTACCAAAGTATTTATACCG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TGGGAGGTAACTGAAATAACTTCTTCTGTATGAAAGCTGCTTCCTCCCTCATATC</text:p>
      <text:p text:style-name="Preformatted_20_Text">Masked <text:s text:c="9"/>ATATGTGGGAGGTAACTGAAATAACTTCTTCTGTATGAAAGCTGCTTCCTCCCTC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CATATCGGCTGAGGAGGAAGCAATCCAGCAGATAATTCCCCACTTGACCATGTATA</text:p>
      <text:p text:style-name="Preformatted_20_Text">Masked <text:s text:c="9"/>CCACCATATCGGCTGAGGAGGAAGCAATCCAGCAGATAATTCCCCACTTGACCA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CACTTACCACCAAATACTCTCTTCTCCCACTTCAGGATTCTTCTCTTCTCCTTTT</text:p>
      <text:p text:style-name="Preformatted_20_Text">Masked <text:s text:c="9"/>CTCCTCACTTACCACCAAATACTCTCTTCTCCCACTTCAGGATTCTTCTCTTCTC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CTTCCAGGACACAGTAACTACTAAGTGTGGCCATGCCAAGGTCCCAGCCTTGCTGG</text:p>
      <text:p text:style-name="Preformatted_20_Text">Masked <text:s text:c="9"/>CCTGCTTCCAGGACACAGTAACTACTAAGTGTGGCCATGCCAAGGTCCCAGCCT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CCAGTCACAAGGCTTTCCCTGGCATTCTAGGTCTGGGCAGGGATAATGCAGAGA</text:p>
      <text:p text:style-name="Preformatted_20_Text">Masked <text:s text:c="9"/>TCCCAGCCAGTCACAAGGCTTTCCCTGGCATTCTAGGTCTGGGCAGGGATAATG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AACTGAGGTGGGGCAGGGCAGGGCCAGGCTCTGCTGAGGTGCATGGGGGGAACAG</text:p>
      <text:p text:style-name="Preformatted_20_Text">Masked <text:s text:c="9"/>GGCAGAACTGAGGTGGGGCAGGGCAGGGCCAGGCTCTGCTGAGGTGCATGGGGGG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GCACAACTTTGTGAGGGGAGACAAAGGGCTGCCCACTCTTCCCAGCTGTCAAGCT</text:p>
      <text:p text:style-name="Preformatted_20_Text">Masked <text:s text:c="9"/>AGGGAGCACAACTTTGTGAGGGGAGACAAAGGGCTGCCCACTCTTCCCAGCTGTC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CCCCACAAAATGCCCCTGCCCAACTCATTGTAGCCCTGCCACACTCCTCCACCGTC</text:p>
      <text:p text:style-name="Preformatted_20_Text">Masked <text:s text:c="9"/>CCTCCCCCACAAAATGCCCCTGCCCAACTCATTGTAGCCCTGCCACACTCCTCCAC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TACCATTTTCTATAGCCTTCCACTCACCTACTGATTTTAGCAGCTTCCTGCCTTGC</text:p>
      <text:p text:style-name="Preformatted_20_Text">Masked <text:s text:c="9"/>CTTATACCATTTTCTATAGCCTTCCACTCACCTACTGATTTTAGCAGCTTCCTGCC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CTTACCAAGATGGCCCCCAGGCCTGTGGACAAGATGTCTGAATATCCTTACCACAA</text:p>
      <text:p text:style-name="Preformatted_20_Text">Masked <text:s text:c="9"/>ATGCCTTACCAAGATGGCCCCCAGGCCTGTGGACAAGATGTCTGAATATCCTTAC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AGAGCACACTACTGAAAACTCAGCAGTCAGCTTCACGCACATCACCTGCTATTTAG</text:p>
      <text:p text:style-name="Preformatted_20_Text">Masked <text:s text:c="9"/>GCCCAGAGCACACTACTGAAAACTCAGCAGTCAGCTTCACGCACATCACCTGCT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TCTTAATCATTAAACCATCTAATCAAGCTGCTATCTGTGCCAGCTGTGCTCCTCAG</text:p>
      <text:p text:style-name="Preformatted_20_Text">Masked <text:s text:c="9"/>CTCATCTTAATCATTAAACCATCTAATCAAGCTGCTATCTGTGCCAGCTGTGCTC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CATGAACTGTGGTGTATGGGAAGTTAGGGGCAATGTGGTGTGTCTGAGCATGTCA</text:p>
      <text:p text:style-name="Preformatted_20_Text">Masked <text:s text:c="9"/>CAAGGCATGAACTGTGGTGTATGGGAAGTTAGGGGCAATGTGGTGTGTCTGAGCATGT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GGCTGCTCTCCAGCACAGTCGGCCCTGCACTATCAAGAGAGATTTTCTGGTGCCTGTGG</text:p>
      <text:p text:style-name="Preformatted_20_Text">Masked <text:s text:c="9"/>GGGCTGCTCTCCAGCACAGTCGGCCCTGCACTATCAAGAGAGATTTTCTGGTGCC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TTTAGTGAAGGCTCAGCATTCCCAATTCCCGTCTAATCAGACAGGTTTTGCATCCA</text:p>
      <text:p text:style-name="Preformatted_20_Text">Masked <text:s text:c="9"/>ACCATTTAGTGAAGGCTCAGCATTCCCAATTCCCGTCTAATCAGACAGGTTTTGCA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GGTTTTGCCTTTGAGGAAATGTTTCGTAGGGTCTGAGCCAACAGAGCTCAGGTC</text:p>
      <text:p text:style-name="Preformatted_20_Text">Masked <text:s text:c="9"/>AAAACAGGTTTTGCCTTTGAGGAAATGTTTCGTAGGGTCTGAGCCAACAGAGCTCA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TTAAAAAAAAAAAAAAAAAAAAAAAAAAAAAGTCTTTTCAAATATAATTTTTTT</text:p>
      <text:p text:style-name="Preformatted_20_Text">Masked <text:s text:c="9"/>AAGCTATTNNNNNNNNNNNNNNNNNNNNNNNNNNNNNGTCTTTTCAAATATAATTTTTTT</text:p>
      <text:p text:style-name="Preformatted_20_Text"><text:s text:c="16"/>******** <text:s text:c="28"/>***********************</text:p>
      <text:p text:style-name="Preformatted_20_Text"/>
      <text:p text:style-name="Preformatted_20_Text">Unmasked <text:s text:c="7"/>GTACTAATAGAGGTTTTACATCAGCTTTTGATGTTCACTGGAAGACCTATGCTCTGAAAT</text:p>
      <text:p text:style-name="Preformatted_20_Text">Masked <text:s text:c="9"/>GTACTAATAGAGGTTTTACATCAGCTTTTGATGTTCACTGGAAGACCTATGCTCT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GGTTTAGTGCAGTGCTTACAGCCAAGCTGATCCACAAGGACAGGCACATGACTGTG</text:p>
      <text:p text:style-name="Preformatted_20_Text">Masked <text:s text:c="9"/>GAGTGGTTTAGTGCAGTGCTTACAGCCAAGCTGATCCACAAGGACAGGCACATGA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CAGGAGTACACTGAACTTTCCTCTATGGGGAAACATTTGCTTTACAAAGTTTAAC</text:p>
      <text:p text:style-name="Preformatted_20_Text">Masked <text:s text:c="9"/>ACACTCAGGAGTACACTGAACTTTCCTCTATGGGGAAACATTTGCTTTACAAAGT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TGGGGAAGTTCTGTCATCATCTTTTGCCTTCTTTCTTCAGTTTTCAAAAGCTGAC</text:p>
      <text:p text:style-name="Preformatted_20_Text">Masked <text:s text:c="9"/>GGGCATGGGGAAGTTCTGTCATCATCTTTTGCCTTCTTTCTTCAGTTTTCAAAA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TAGTATAAAGAAATCTTGAGATGGTAATTATATACAACACTTTCATCAGAATTT</text:p>
      <text:p text:style-name="Preformatted_20_Text">Masked <text:s text:c="9"/>TCCCATTAGTATAAAGAAATCTTGAGATGGTAATTATATACAACACTTTCATCAG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GGCAGTCTAAAAGAACCACAGCATCAACTTGATGCGCTTTCAGGGTATCCTGCC</text:p>
      <text:p text:style-name="Preformatted_20_Text">Masked <text:s text:c="9"/>AATTATGGCAGTCTAAAAGAACCACAGCATCAACTTGATGCGCTTTCAGGGTATCC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GCTGTCCACAAATAGTATCTGGGAAGCCCAGCTGTTGCCGTATATATGACAGTGC</text:p>
      <text:p text:style-name="Preformatted_20_Text">Masked <text:s text:c="9"/>TGTCAGCTGTCCACAAATAGTATCTGGGAAGCCCAGCTGTTGCCGTATATATGAC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GACATGAGACAATGCCGTTAATTTGTTCATGACCACATCAAACTTGTGTCAGAAA</text:p>
      <text:p text:style-name="Preformatted_20_Text">Masked <text:s text:c="9"/>ATTTAGACATGAGACAATGCCGTTAATTTGTTCATGACCACATCAAACTTGTGT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AAACTGCTTTCAAATATCAACCTTGTGGAATTGGAACAGCACACATTTCAGGAAG</text:p>
      <text:p text:style-name="Preformatted_20_Text">Masked <text:s text:c="9"/>TACTAAAACTGCTTTCAAATATCAACCTTGTGGAATTGGAACAGCACACATTTCA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GCCCTGTCTTGCAGACACAAAGATAACACAGTCTGCTCTGACAAGAATTATAGCAA</text:p>
      <text:p text:style-name="Preformatted_20_Text">Masked <text:s text:c="9"/>TCTGGCCCTGTCTTGCAGACACAAAGATAACACAGTCTGCTCTGACAAGAATTAT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CAGAAGCTCCTGCCAGTGTTCATGAATATCAAATTTCTACTGAAAATCAGGTGCT</text:p>
      <text:p text:style-name="Preformatted_20_Text">Masked <text:s text:c="9"/>TAAAACAGAAGCTCCTGCCAGTGTTCATGAATATCAAATTTCTACTGAAAATCAGGTG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CCAGAATGATACTGTAACTGGATCACAGCCATGGCTACCTGTCGTGGGCAGCGTCTGT</text:p>
      <text:p text:style-name="Preformatted_20_Text">Masked <text:s text:c="9"/>TTCCAGAATGATACTGTAACTGGATCACAGCCATGGCTACCTGTCGTGGGCAGCG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CACACACTCTCAGCACTGCTCCCAGGATTGGCATAGCAGTGCTAAGCAGGCATATT</text:p>
      <text:p text:style-name="Preformatted_20_Text">Masked <text:s text:c="9"/>ATGGCACACACTCTCAGCACTGCTCCCAGGATTGGCATAGCAGTGCTAAGCAGGC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TTGCCTCGTCTTCTGACTGTGGTAGAATTGTTGAAGTGTTATCTTCTAGGAGTG</text:p>
      <text:p text:style-name="Preformatted_20_Text">Masked <text:s text:c="9"/>AACTCATTGCCTCGTCTTCTGACTGTGGTAGAATTGTTGAAGTGTTATCTTCTAGG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AAACTAGACAGACTAACCCTCTGAGAACAGGCACATGCAACTGATTTTCCGCAGG</text:p>
      <text:p text:style-name="Preformatted_20_Text">Masked <text:s text:c="9"/>GCATGAAACTAGACAGACTAACCCTCTGAGAACAGGCACATGCAACTGATTTTCCG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CATAATCTCTTCTGCTGAACTTGGTCTGCCACTAGGTGGCAAAAGACCTACGG</text:p>
      <text:p text:style-name="Preformatted_20_Text">Masked <text:s text:c="9"/>AAAAATACATAATCTCTTCTGCTGAACTTGGTCTGCCACTAGGTGGCAAAAGACCTA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ATGAGGAGATTGAAAGACAGGCTTCTCCGAAAAACTGACTTGTTTTTATTAAGCA</text:p>
      <text:p text:style-name="Preformatted_20_Text">Masked <text:s text:c="9"/>GAGTTATGAGGAGATTGAAAGACAGGCTTCTCCGAAAAACTGACTTGTTTTTAT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CGTATCTGCATGCATTTTACATTACAGATGGAACAACTACTTCTGACCTAGGAAG</text:p>
      <text:p text:style-name="Preformatted_20_Text">Masked <text:s text:c="9"/>CTCCACGTATCTGCATGCATTTTACATTACAGATGGAACAACTACTTCTGACCTA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TGCCAGGCTTGCTTTATTGATGTTAGTGCACCTGTCCGAAAGGGCTCTCCCATGAA</text:p>
      <text:p text:style-name="Preformatted_20_Text">Masked <text:s text:c="9"/>GGACTGCCAGGCTTGCTTTATTGATGTTAGTGCACCTGTCCGAAAGGGCTCTCCC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GTAGATGTGGTTTAAGGATTACCTGGCCAAAACGTAATTTCTGTGTTGCTCATC</text:p>
      <text:p text:style-name="Preformatted_20_Text">Masked <text:s text:c="9"/>CATTTTGTAGATGTGGTTTAAGGATTACCTGGCCAAAACGTAATTTCTGTGTTGC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ATCTTCCTCCAGTCTCCACAGCCAATTCTGTTATGCTATCAGACCTGCTTTGAAT</text:p>
      <text:p text:style-name="Preformatted_20_Text">Masked <text:s text:c="9"/>TCCCAATCTTCCTCCAGTCTCCACAGCCAATTCTGTTATGCTATCAGACCTGCTT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TGATTACTAAGATCAGCGAAAGGAAGCATGCTAAAACAACATGGAAAGCAAAAAA</text:p>
      <text:p text:style-name="Preformatted_20_Text">Masked <text:s text:c="9"/>CACATTGATTACTAAGATCAGCGAAAGGAAGCATGCTAAAACAACATGGAAAG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GTTTGGTTTTTTTTTTTTCTTAATAGAATTTCACGTCTCCAGTTCACAGCATACC</text:p>
      <text:p text:style-name="Preformatted_20_Text">Masked <text:s text:c="9"/>GTTATGTTTGGTTTTTTTTTTTTCTTAATAGAATTTCACGTCTCCAGTTCACAGC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AAGATACCAACACAGCCGTGGCTGTAACAAGATCATGACTGTGACATTCTTTGTG</text:p>
      <text:p text:style-name="Preformatted_20_Text">Masked <text:s text:c="9"/>ATGTAAAGATACCAACACAGCCGTGGCTGTAACAAGATCATGACTGTGACATTCT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TGACCTGGAAGCCCAAAGCCGTTCAGACAGTTGCGACTGACTGCCACTGTAGGGT</text:p>
      <text:p text:style-name="Preformatted_20_Text">Masked <text:s text:c="9"/>AGCACTGACCTGGAAGCCCAAAGCCGTTCAGACAGTTGCGACTGACTGCCACTGTA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ACAATGTATGAAAGTTGCCTTAAAAAATAAACTTAAAGCATCTTAAAGCAGAGCA</text:p>
      <text:p text:style-name="Preformatted_20_Text">Masked <text:s text:c="9"/>GAACAACAATGTATGAAAGTTGCCTTAAAAAATAAACTTAAAGCATCTTAAAGCAGAG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TCAGAGGAAACTTTTTTCCCCATTTATCTTTTGTCTGATTATGACAAAATAAATTATT</text:p>
      <text:p text:style-name="Preformatted_20_Text">Masked <text:s text:c="9"/>AGTCAGAGGAAACTTTTTTCCCCATTTATCTTTTGTCTGATTATGACAAAATAAA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ATTTTTCCAAAAGATATGTGGAAACCAAAATTTGAGTAAATGCTCTATTAAC</text:p>
      <text:p text:style-name="Preformatted_20_Text">Masked <text:s text:c="9"/>AAGCAGATATTTTTCCAAAAGATATGTGGAAACCAAAATTTGAGTAAATGCTCTA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CACATAAGACTGCAGTGATAAATTTTGCACTTGAGAATTTTGGAAAGTCATTGT</text:p>
      <text:p text:style-name="Preformatted_20_Text">Masked <text:s text:c="9"/>AAAAAGCACATAAGACTGCAGTGATAAATTTTGCACTTGAGAATTTTGGAAAGT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CTGGGCTGTAGATGCCAGTTTTGGTTTACACCAATTCTGAAATGGCATGCTTCTAT</text:p>
      <text:p text:style-name="Preformatted_20_Text">Masked <text:s text:c="9"/>TATACTGGGCTGTAGATGCCAGTTTTGGTTTACACCAATTCTGAAATGGCATGCTT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AAGATAGCGTCTTTATTTGATATGTTTGTCATGCTTAAATCTGTGAAGTTCTTAT</text:p>
      <text:p text:style-name="Preformatted_20_Text">Masked <text:s text:c="9"/>ACAAGAAGATAGCGTCTTTATTTGATATGTTTGTCATGCTTAAATCTGTGAAGTTC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CTTCTGCTTCTGTTTTTGCGGAAAGTAGTAGTAGTACAAAACAGCTCCAGTGTGC</text:p>
      <text:p text:style-name="Preformatted_20_Text">Masked <text:s text:c="9"/>TGCTGCTTCTGCTTCTGTTTTTGCGGAAAGTAGTAGTAGTACAAAACAGCTCCAG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GGCTTGCAGGTCATGTTCCTTAAAATACTAATTCCTTCACATTCTTTCTTCAGAT</text:p>
      <text:p text:style-name="Preformatted_20_Text">Masked <text:s text:c="9"/>TTTCAGGCTTGCAGGTCATGTTCCTTAAAATACTAATTCCTTCACATTCTTTCTT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AAACTGATTTCCCCAAAGTACTCAGAAACATACTCCACTCTATGCGGAAGAAAT</text:p>
      <text:p text:style-name="Preformatted_20_Text">Masked <text:s text:c="9"/>AAAGAAAAACTGATTTCCCCAAAGTACTCAGAAACATACTCCACTCTATGCGGA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GGATCCAGGAAGCCGTTGCACCTGCAAGTATAAAATGAATCATACATATTGTAGA</text:p>
      <text:p text:style-name="Preformatted_20_Text">Masked <text:s text:c="9"/>AGAGGGGATCCAGGAAGCCGTTGCACCTGCAAGTATAAAATGAATCATACATATTG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AACGTTCACAGCACTTTTGCAGCCTAAACTGTGATTTTCGGTGTTCTTGTTGCAA</text:p>
      <text:p text:style-name="Preformatted_20_Text">Masked <text:s text:c="9"/>TGAGCAACGTTCACAGCACTTTTGCAGCCTAAACTGTGATTTTCGGTGTTCTTGT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TTTCTCAGCAGCCTTCTATCAATTAGGAACGTCTTTACAACTGTGCAGTGGATGA</text:p>
      <text:p text:style-name="Preformatted_20_Text">Masked <text:s text:c="9"/>TTCATTTTCTCAGCAGCCTTCTATCAATTAGGAACGTCTTTACAACTGTGCAGTGG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AAGGCAGGAACTCTCTAGCACTCAGAGCTTCCAAGAGGAGTTCATTCTTTGATCG</text:p>
      <text:p text:style-name="Preformatted_20_Text">Masked <text:s text:c="9"/>AAGAGAAGGCAGGAACTCTCTAGCACTCAGAGCTTCCAAGAGGAGTTCATTCTTTGA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TGATTTGCCTGATAATGTGAGCCATAACTTGCAGTAGTTTACCAGTGCGAAATGA</text:p>
      <text:p text:style-name="Preformatted_20_Text">Masked <text:s text:c="9"/>CTGTATGATTTGCCTGATAATGTGAGCCATAACTTGCAGTAGTTTACCAGTGCGA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TTGTTACATATAGCACTGTAAAACAGTTGTGCAGTCTGCCAAATAGAATAGCAAG</text:p>
      <text:p text:style-name="Preformatted_20_Text">Masked <text:s text:c="9"/>TTATATTGTTACATATAGCACTGTAAAACAGTTGTGCAGTCTGCCAAATAGAATAG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AGTGCAATCTGCTGTGAGACTAATGATAAAAGCTTCAGCTTGTGATCAATGTGT</text:p>
      <text:p text:style-name="Preformatted_20_Text"><text:soft-page-break/>Masked <text:s text:c="9"/>TTACAAAGTGCAATCTGCTGTGAGACTAATGATAAAAGCTTCAGCTTGTGATCAA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ACAAATAAATATGAGTTTATAAATCAAATACAGGGCATAGCAGAATGAATAGCA</text:p>
      <text:p text:style-name="Preformatted_20_Text">Masked <text:s text:c="9"/>ATTTTCACAAATAAATATGAGTTTATAAATCAAATACAGGGCATAGCAGAATGA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ATATTGCTCAGAACTGCATTTCTCCCACTAAGAAAAAAAAATTGATGTAATTTT</text:p>
      <text:p text:style-name="Preformatted_20_Text">Masked <text:s text:c="9"/>TGAAGAATATTGCTCAGAACTGCATTTCTCCCACTAAGAAAAAAAAATTGATGTA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TTGTTTTCATTGGCAAGTGACACATACAGAGAAATAGTAGTATTTTGTCTCAAG</text:p>
      <text:p text:style-name="Preformatted_20_Text">Masked <text:s text:c="9"/>TAAAAATTGTTTTCATTGGCAAGTGACACATACAGAGAAATAGTAGTATTTTGTC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TTTCTCCAACACGCTAATAGTCTTCTGAACTAGCTAAAATAGAAATGTTTGCACA</text:p>
      <text:p text:style-name="Preformatted_20_Text">Masked <text:s text:c="9"/>TAAGCTTTCTCCAACACGCTAATAGTCTTCTGAACTAGCTAAAATAGAAATGTTTG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TCCAGAAATGCCGAGCACCTCCAGTGCTTTAATTGGGCATTCAAAAATTTTTAAA</text:p>
      <text:p text:style-name="Preformatted_20_Text">Masked <text:s text:c="9"/>ACTAATCCAGAAATGCCGAGCACCTCCAGTGCTTTAATTGGGCATTCAAAAATT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GCACAGAAGAAGAAGTGATGAATAATGAGGAAGAAGCAAGCAACATCTAGTGAAG</text:p>
      <text:p text:style-name="Preformatted_20_Text">Masked <text:s text:c="9"/>AAAATGCACNNNNNNNNNNNNNNNNNNNNNNNNNNNNNNNNNNNNCAACATCTAGTGAAG</text:p>
      <text:p text:style-name="Preformatted_20_Text"><text:s text:c="16"/>********* <text:s text:c="35"/>***************</text:p>
      <text:p text:style-name="Preformatted_20_Text"/>
      <text:p text:style-name="Preformatted_20_Text">Unmasked <text:s text:c="7"/>CTTGAAGACAAATTTTTTCATCTGCGATCTCATTACCATGCAGAGCTCCAGAAAGTTCAC</text:p>
      <text:p text:style-name="Preformatted_20_Text">Masked <text:s text:c="9"/>CTTGAAGACAAATTTTTTCATCTGCGATCTCATTACCATGCAGAGCTCCAGAAAG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TGTATTTAGCAGAGGGTTGTGCCTTATGTTTTGCATTTATCTTCAGCAGGTTTGG</text:p>
      <text:p text:style-name="Preformatted_20_Text">Masked <text:s text:c="9"/>TGAGCTGTATTTAGCAGAGGGTTGTGCCTTATGTTTTGCATTTATCTTCAGCAGG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CTCATAAAACTCGTTTTCTCAGTATCTTTCTTATCCTATATCATACCAAAGTCTT</text:p>
      <text:p text:style-name="Preformatted_20_Text">Masked <text:s text:c="9"/>AGTTTCTCATAAAACTCGTTTTCTCAGTATCTTTCTTATCCTATATCATACCAAA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TTTGCAGTAAACTGAGAGGCAAAAGGGTGAAGGAAAAAAAAAAAAAAAAAAGGAT</text:p>
      <text:p text:style-name="Preformatted_20_Text">Masked <text:s text:c="9"/>TGATTTTTGCAGTAAACTGAGAGGCAAAAGGGTGAAGGNNNNNNNNNNNNNNNNNNGGAT</text:p>
      <text:p text:style-name="Preformatted_20_Text"><text:s text:c="16"/>************************************** <text:s text:c="17"/>****</text:p>
      <text:p text:style-name="Preformatted_20_Text"/>
      <text:p text:style-name="Preformatted_20_Text">Unmasked <text:s text:c="7"/>TATGATCATAATTTAAAAACAACAACAACAAAAACTCTGTTAAAGCGAAAGCTTTAGAAA</text:p>
      <text:p text:style-name="Preformatted_20_Text">Masked <text:s text:c="9"/>TATGATCATAATTTAAAAACAACAACAACAAAAACTCTGTTAAAGCGAAAGCTTT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CCAGCAGAATATCTTGAGAAACTACTGGCAAGAGTGGGAGCAAAACAACACCTT</text:p>
      <text:p text:style-name="Preformatted_20_Text">Masked <text:s text:c="9"/>AAATGGCCAGCAGAATATCTTGAGAAACTACTGGCAAGAGTGGGAGCAAAACAAC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CATCTTCGGTTGATGACTAGGAATGGATGCAGTGATTCTTTTTGGCAGCAGGTG</text:p>
      <text:p text:style-name="Preformatted_20_Text">Masked <text:s text:c="9"/>AGCTGACATCTTCGGTTGATGACTAGGAATGGATGCAGTGATTCTTTTTGGCAGC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ACTTCATGACCCAAGAGGTCCATATGCTTTCTTTACAATTTTAATTCCCACAAAT</text:p>
      <text:p text:style-name="Preformatted_20_Text">Masked <text:s text:c="9"/>GTTAGACTTCATGACCCAAGAGGTCCATATGCTTTCTTTACAATTTTAATTCCCACAA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TTCCTTAAATATTGTTCTCTAAAACTCAAGCGTGTACGTACCAATACGGCAATATGGT</text:p>
      <text:p text:style-name="Preformatted_20_Text">Masked <text:s text:c="9"/>ATTTCCTTAAATATTGTTCTCTAAAACTCAAGCGTGTACGTACCAATACGGCAAT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TGCAATGCTGGAGCTCACACTGCTCTTAAGATATCGTGTAATGAATATAGCCGGT</text:p>
      <text:p text:style-name="Preformatted_20_Text">Masked <text:s text:c="9"/>GCAAATGCAATGCTGGAGCTCACACTGCTCTTAAGATATCGTGTAATGAATATAGCC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ACAGCCAGCCTGAACACATTTTAGTTCCCTTTTCCTCTGCCACTTCTTACCTATAT</text:p>
      <text:p text:style-name="Preformatted_20_Text">Masked <text:s text:c="9"/>GGCAACAGCCAGCCTGAACACATTTTAGTTCCCTTTTCCTCTGCCACTTCTTACCT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GGACAGCAGCTTTTTTCTACTGGTCATGATAATGAAAACCACAAGCAAAGCCTCT</text:p>
      <text:p text:style-name="Preformatted_20_Text">Masked <text:s text:c="9"/>CCTGAGGACAGCAGCTTTTTTCTACTGGTCATGATAATGAAAACCACAAGCAAAGC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GGCAAGCTCTCTGAGAACTCCTTTTAGCAAACACAATAGGCTGCTAATGTGACAGA</text:p>
      <text:p text:style-name="Preformatted_20_Text">Masked <text:s text:c="9"/>CTTAGGCAAGCTCTCTGAGAACTCCTTTTAGCAAACACAATAGGCTGCTAATGTGA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GTGGATTGTCTCATTGAGGGAGCTCGTTTTTCTGCTTGTATCAAAATACTGGAGAG</text:p>
      <text:p text:style-name="Preformatted_20_Text">Masked <text:s text:c="9"/>CTCCGTGGATTGTCTCATTGAGGGAGCTCGTTTTTCTGCTTGTATCAAAATACTG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GGAAGTCCAGGTAAATTGTTGTACTTGTTTATCTAAAATAAAAGCACAAAGTTCA</text:p>
      <text:p text:style-name="Preformatted_20_Text">Masked <text:s text:c="9"/>CTTTGGGAAGTCCAGGTAAATTGTTGTACTTGTTTATCTAAAATAAAAGCACAA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AAAAAATATATAAACAGTGAAAGATATTATGTATGACCTTGTACATGTGGAAATT</text:p>
      <text:p text:style-name="Preformatted_20_Text">Masked <text:s text:c="9"/>AGGAAAAAAAATATATAAACAGTGAAAGATATTATGTATGACCTTGTACATGTGG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TGTAAAATTTTCTTGCAACTGATTGTCCAGCTGAAAAGTTGCCAAGTTGACGAAAC</text:p>
      <text:p text:style-name="Preformatted_20_Text">Masked <text:s text:c="9"/>CTATTGTAAAATTTTCTTGCAACTGATTGTCCAGCTGAAAAGTTGCCAAGTTGACG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TTTCTCTCTCTAAGGTTTGTGTTTGGTTGCCTAAGTTTTTACTAAAGGCAGCCCT</text:p>
      <text:p text:style-name="Preformatted_20_Text">Masked <text:s text:c="9"/>TGTCTTTTCTCTCTCTAAGGTTTGTGTTTGGTTGCCTAAGTTTTTACTAAAGGCAG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AAGTGACATTTGCATTTTGAAGACTAAGAGAAATGAGAGGCAATTAGAGGCAATT</text:p>
      <text:p text:style-name="Preformatted_20_Text">Masked <text:s text:c="9"/>ACTTTAAGTGACATTTGCATTTTGAAGACTAAGAGAAATGAGAGGCAATTAGAGGC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AGATAGAATTATAAATCATCTAGCTACAACTCAGCTTAATCTTTTTGTATTAT</text:p>
      <text:p text:style-name="Preformatted_20_Text">Masked <text:s text:c="9"/>ATTTTCTAGATAGAATTATAAATCATCTAGCTACAACTCAGCTTAATCTTTTTGT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GCTGTTGGTTTGGAGGTATTTTTTCATTACATATATCATACTCTGAATTGAGATA</text:p>
      <text:p text:style-name="Preformatted_20_Text">Masked <text:s text:c="9"/>TTGTGGCTGTTGGTTTGGAGGTATTTTTTCATTACATATATCATACTCTGAATTG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GAATGTCAGTGCATATGAGAGATACAAAAAAGACTGCAAGTATTTTTGTAGTGGG</text:p>
      <text:p text:style-name="Preformatted_20_Text">Masked <text:s text:c="9"/>TCATTGAATGTCAGTGCATATGAGAGATACAAAAAAGACTGCAAGTATTTTTGTA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GAAGATATTTTTCTTTCCAGTAGAGCTTCAGAACAGTAATTGATGTCTTAACACT</text:p>
      <text:p text:style-name="Preformatted_20_Text">Masked <text:s text:c="9"/>TCATGGAAGATATTTTTCTTTCCAGTAGAGCTTCAGAACAGTAATTGATGTCTTAACA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ACAAAATGTTCTTTAAAGTCATACAGGATCTTGAAATTCTAGAAGTAGTGGTAGGATC</text:p>
      <text:p text:style-name="Preformatted_20_Text">Masked <text:s text:c="9"/>GCACAAAATGTTCTTTAAAGTCATACAGGATCTTGAAATTCTAGAAGTAGTGGTAG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GTGCCAAGAGCTTGAGGTTTCTTAGCTTTATTAGAATGATCAGAGTCGAATTAA</text:p>
      <text:p text:style-name="Preformatted_20_Text">Masked <text:s text:c="9"/>TTTACAGTGCCAAGAGCTTGAGGTTTCTTAGCTTTATTAGAATGATCAGAGTCG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CTTGAAAGGTAGTTGCTGTACACAGAATGGAATGGAAGTATTACACTGTTCTCAT</text:p>
      <text:p text:style-name="Preformatted_20_Text">Masked <text:s text:c="9"/>AGATTCTTGAAAGGTAGTTGCTGTACACAGAATGGAATGGAAGTATTACACTGTT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GCAACATTGTGTATTTGGTTTTAGGATTGCGGGACAGATGAGAAAACATTACAA</text:p>
      <text:p text:style-name="Preformatted_20_Text">Masked <text:s text:c="9"/>TTTTCTGCAACATTGTGTATTTGGTTTTAGGATTGCGGGACAGATGAGAAAACAT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GGACAAAAGAGGTTTAGTGGAATACACTGTGGAAAAGATACAGAATACTGTGTAG</text:p>
      <text:p text:style-name="Preformatted_20_Text">Masked <text:s text:c="9"/>GAGAGGGACAAAAGAGGTTTAGTGGAATACACTGTGGAAAAGATACAGAATACTG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TTGTCCCAGTTTGACAACCACATGTCTGTGTGGATGTGCTACTTTCATTTGCTGG</text:p>
      <text:p text:style-name="Preformatted_20_Text">Masked <text:s text:c="9"/>TCAGGTTGTCCCAGTTTGACAACCACATGTCTGTGTGGATGTGCTACTTTCATT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GATATTTTAAAAGATTTCATCAAGGAGACAAAAAGGCTGCTGACCTTTCTCCAAG</text:p>
      <text:p text:style-name="Preformatted_20_Text">Masked <text:s text:c="9"/>CATCAGATATTTTAAAAGATTTCATCAAGGAGACAAAAAGGCTGCTGACCTTTCTC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CCCATAGATTTCCATCTATCCTGTCCTGCAGACTGTTGAAAGATCAGCCTTTCAAG</text:p>
      <text:p text:style-name="Preformatted_20_Text">Masked <text:s text:c="9"/>GAATCCCATAGATTTCCATCTATCCTGTCCTGCAGACTGTTGAAAGATCAGCCTT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AAAGAGAATAACTGCTGGCCCTTTCAATATTTCCAATCTGAAATATTGGGCTCG</text:p>
      <text:p text:style-name="Preformatted_20_Text">Masked <text:s text:c="9"/>AAAAGCAAAGAGAATAACTGCTGGCCCTTTCAATATTTCCAATCTGAAATATTGGGC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CTACAAGCACTGTATCTGCCATTCTTTCTATTTGAGCAGATGCTGTCTTTCTGCT</text:p>
      <text:p text:style-name="Preformatted_20_Text">Masked <text:s text:c="9"/>TTACTCTACAAGCACTGTATCTGCCATTCTTTCTATTTGAGCAGATGCTGTCTTT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TCACACTTCTGCTGTGTACATCTGTAGGTACAGAACACTGCAATATCTTGACTC</text:p>
      <text:p text:style-name="Preformatted_20_Text">Masked <text:s text:c="9"/>TGTTTTTCACACTTCTGCTGTGTACATCTGTAGGTACAGAACACTGCAATATCTTG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CCAAATGTTGAACTCTTAATTAAAAGAAGTTTTATTTAACTAATTATTACAACC</text:p>
      <text:p text:style-name="Preformatted_20_Text">Masked <text:s text:c="9"/>CACTTTCCAAATGTTGAACTCTTAATTAAAAGAAGTTTTATTTAACTAATTATTAC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CAAGACAAGTAAACTGAATATTATTTGTCCCTTCTGAAAATAAAAATTGTTATTT</text:p>
      <text:p text:style-name="Preformatted_20_Text">Masked <text:s text:c="9"/>AGAGTCAAGACAAGTAAACTGAATATTATTTGTCCCTTCTGAAAATAAAAATTGT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CCGATTGCTGTACAACTGGTAATTTTGAAATCTCTCTGTCTGGAAAAAGAAATAG</text:p>
      <text:p text:style-name="Preformatted_20_Text">Masked <text:s text:c="9"/>TTTTGCCGATTGCTGTACAACTGGTAATTTTGAAATCTCTCTGTCTGGAAAAAG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CAAAATTTATCATTAATATAAAATACTAGAATTTTATGCAAATAGCTAAAATCCC</text:p>
      <text:p text:style-name="Preformatted_20_Text">Masked <text:s text:c="9"/>TCAAGCAAAATTTATCATTAATATAAAATACTAGAATTTTATGCAAATAGCTAAAATC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CAATCCATACACTTCTGTAGAACCTAAATTAGGCTTTTATGTTGCCAACTGACTTTCAG</text:p>
      <text:p text:style-name="Preformatted_20_Text">Masked <text:s text:c="9"/>TCAATCCATACACTTCTGTAGAACCTAAATTAGGCTTTTATGTTGCCAACTGACT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TATTTATCTTTAATTTGCATTACTCATTTTCTTTACCTTTTTTTCCACATACCTT</text:p>
      <text:p text:style-name="Preformatted_20_Text">Masked <text:s text:c="9"/>AACTGTATTTATCTTTAATTTGCATTACTCATTTTCTTTACCTTTTTTTCCACAT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TTGTATCTTGTCCATGGATTAGAGCTCAATTCCTTCAGTGGTTAGCAGCTTTGTA</text:p>
      <text:p text:style-name="Preformatted_20_Text">Masked <text:s text:c="9"/>ATGCATTGTATCTTGTCCATGGATTAGAGCTCAATTCCTTCAGTGGTTAGCAGC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TTCACAATAACAGAGTTCACATATATGCATGCTTTTTTTCTTAAAATGATAGC</text:p>
      <text:p text:style-name="Preformatted_20_Text">Masked <text:s text:c="9"/>ATTTTTTTTCACAATAACAGAGTTCACATATATGCATGCTTTTTTTCTTAAAATG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AAACTTGTACATGCTACAGTAACACACGTTTTATTTGTTGAACTAAAAACCATAC</text:p>
      <text:p text:style-name="Preformatted_20_Text">Masked <text:s text:c="9"/>TTTGTAAACTTGTACATGCTACAGTAACACACGTTTTATTTGTTGAACTAAAAAC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CATCTGTTGTTGCCTTCATTGATCCAGTGGTGCTATTGACTCAAAGGAAAAGCAA</text:p>
      <text:p text:style-name="Preformatted_20_Text">Masked <text:s text:c="9"/>GTGCACATCTGTTGTTGCCTTCATTGATCCAGTGGTGCTATTGACTCAAAGGAAA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TGGGGGAAACAGAAGTGAAAAACTCTTTTGGCTTCATCAAGATGGAAATGAAATAA</text:p>
      <text:p text:style-name="Preformatted_20_Text">Masked <text:s text:c="9"/>CCACTGGGGGAAACAGAAGTGAAAAACTCTTTTGGCTTCATCAAGATGGAAATG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ATTTATTTTGTTTTGTTTTTAATCAGACTGTCAGTTCAGACTGACATTTTCAGAG</text:p>
      <text:p text:style-name="Preformatted_20_Text">Masked <text:s text:c="9"/>TATATATTTATTTTGTTTTGTTTTTAATCAGACTGTCAGTTCAGACTGACATTTT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AATTTGGAATTTTTACTTTTGCTGTGTTCTCATTATACTGTTATTTTGAAAAATA</text:p>
      <text:p text:style-name="Preformatted_20_Text">Masked <text:s text:c="9"/>AAAATAATTTGGAATTTTTACTTTTGCTGTGTTCTCATTATACTGTTATTTTGA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ATATTGTAAATAATGGACAATTGCACTTGTACACTGAAATGTAAATGTAATCTAC</text:p>
      <text:p text:style-name="Preformatted_20_Text">Masked <text:s text:c="9"/>TATATATATTGTAAATAATGGACAATTGCACTTGTACACTGAAATGTAAATGTAA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GAAGAATTCTGTGCAAATGTATCTTCATATCTGCATGGGTCCTATCTGAAGGAAC</text:p>
      <text:p text:style-name="Preformatted_20_Text">Masked <text:s text:c="9"/>TCTTTGAAGAATTCTGTGCAAATGTATCTTCATATCTGCATGGGTCCTATCTGA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ATGGGAAAGCACACTCATGCAAATCTCCTTGATTAACACCTGGGAATCAAAACC</text:p>
      <text:p text:style-name="Preformatted_20_Text">Masked <text:s text:c="9"/>TGGAAAATGGGAAAGCACACTCATGCAAATCTCCTTGATTAACACCTGGGAATCA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TTTTTCTAGATATGAGTCAAGCACATTTAAATGCATCCATCTCCTTGCAAAGGA</text:p>
      <text:p text:style-name="Preformatted_20_Text">Masked <text:s text:c="9"/>AAAGTATTTTTCTAGATATGAGTCAAGCACATTTAAATGCATCCATCTCCTTGC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TACTGTGTACCTTGTGCTGCTTCCAGCAGTTCACAGAATCACAGAATTGTAGGGG</text:p>
      <text:p text:style-name="Preformatted_20_Text">Masked <text:s text:c="9"/>ATTGTTACTGTGTACCTTGTGCTGCTTCCAGCAGTTCACNNNNNNNNNNNNNNNNNNNNN</text:p>
      <text:p text:style-name="Preformatted_20_Text"><text:s text:c="16"/>*************************************** <text:s text:c="20"/></text:p>
      <text:p text:style-name="Preformatted_20_Text"/>
      <text:p text:style-name="Preformatted_20_Text">Unmasked <text:s text:c="7"/>TTGGAAGGGACCTCCAGAGATCATCGAGTCCAACCCCCCTGCCAAAGCAGGTTCCCTAC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GTCGCACAGGTAGGCATCCAGGCAGGTCTGGAACATCTCCAGAGAAGGAGAC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TCCCTGGGCAGCCTGTTCCAGTGCTCCGTCACCTCACTGTAAAGAAGTTCTTGC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ATTTGTGCAAAACTTCCTATGCTGCATTTTCTGGCTGTTTCCCCTTTTCCTGT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TACAGCTGAAAAGAGTCCGGCCTTGCCCCTCTGCCCCCCACACCTCAGATATTT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CTGGATCAGGTCCTCTCTCAGTCTTCTTTTCTCAAGGCTGAACAGACCCAGTTC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CTTTCTTCATAGGGGCAATACTCCAGGCCCTTCACCATCTTTGTGGCTCAGTTCAA</text:p>
      <text:p text:style-name="Preformatted_20_Text">Masked <text:s text:c="9"/>NNNNNNNNNNNNNNNNNNNNNNNNNNNNNNNNNNNNNNNNNNNNNNNNNNNNNAGTTCAA</text:p>
      <text:p text:style-name="Preformatted_20_Text"><text:s text:c="69"/>*******</text:p>
      <text:p text:style-name="Preformatted_20_Text"/>
      <text:p text:style-name="Preformatted_20_Text">Unmasked <text:s text:c="7"/>AAGGTGAATGCTGTACTGAGTCTAAGAATGCAAACAGAAATTTAGAATATTACCTAAATA</text:p>
      <text:p text:style-name="Preformatted_20_Text">Masked <text:s text:c="9"/>AAGGTGAATGCTGTACTGAGTCTAAGAATGCAAACAGAAATTTAGAATATTACC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TGCATGAGACTCCTCTGTCTAACATGCACACTGCACTTCGGGTAGGAAAGATGGG</text:p>
      <text:p text:style-name="Preformatted_20_Text">Masked <text:s text:c="9"/>CTTCTTGCATGAGACTCCTCTGTCTAACATGCACACTGCACTTCGGGTAGGAAAGA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TTAATCCAGTTTCACAATCTTTTCAAGTTCCTGTTTCATTAAGTACAACATATT</text:p>
      <text:p text:style-name="Preformatted_20_Text">Masked <text:s text:c="9"/>GTAAACTTAATCCAGTTTCACAATCTTTTCAAGTTCCTGTTTCATTAAGTACAAC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TGCTAATGGAAGAGGTAACTGTTGTCCCTTCTGGGAAGGGAAATGCAGGAACAGT</text:p>
      <text:p text:style-name="Preformatted_20_Text">Masked <text:s text:c="9"/>GTATATGCTAATGGAAGAGGTAACTGTTGTCCCTTCTGGGAAGGGAAATGCAGG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CACTAATAAAAGATTGTCCATCTGTCTAACTGACAGTTAGATCTTACCTTAGAA</text:p>
      <text:p text:style-name="Preformatted_20_Text">Masked <text:s text:c="9"/>AATAATCACTAATAAAAGATTGTCCATCTGTCTAACTGACAGTTAGATCTTACCT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CAATATGGCTCCTGTTATACGTTTGTTAAATCAGGGAATGATTATATACATTATAG</text:p>
      <text:p text:style-name="Preformatted_20_Text">Masked <text:s text:c="9"/>TCCTCAATATGGCTCCTGTTATACGTTTGTTAAATCAGGGAATGATTATATACAT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GCAGAAAGATTTCTCAGTTTCTTACTCTCCTTTGATTCTTAGAGTGCTACCCTCAC</text:p>
      <text:p text:style-name="Preformatted_20_Text">Masked <text:s text:c="9"/>AGACGCAGAAAGATTTCTCAGTTTCTTACTCTCCTTTGATTCTTAGAGTGCTACCC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GCTCACGGTGAGTGAGGTTATGTTGCTGATTGTAAGCCCCTCTACATCTCCAGA</text:p>
      <text:p text:style-name="Preformatted_20_Text">Masked <text:s text:c="9"/>TACTGAGCTCACGGTGAGTGAGGTTATGTTGCTGATTGTAAGCCCCTCTACATCTCCA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CTTGTTTTTTAGGAGCTTGTACATCTGTTTCATAAGGACAATGTTTGAAATCTTCACAG</text:p>
      <text:p text:style-name="Preformatted_20_Text">Masked <text:s text:c="9"/>GCTTGTTTTTTAGGAGCTTGTACATCTGTTTCATAAGGACAATGTTTGAAATCTT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GAAGGCATTTTTTAAAACAAATCTATTGATGTAGGTAGTCTTTACAGAAAATAA</text:p>
      <text:p text:style-name="Preformatted_20_Text">Masked <text:s text:c="9"/>TGCCAGGAAGGCATTTTTTAAAACAAATCTATTGATGTAGGTAGTCTTTACAGA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GCAGTAGTGGATTGTTTAATGCCTTTGAAAACCTGTATGAATGTAATTGATCTTG</text:p>
      <text:p text:style-name="Preformatted_20_Text">Masked <text:s text:c="9"/>ACAGGGCAGTAGTGGATTGTTTAATGCCTTTGAAAACCTGTATGAATGTAATTGA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GCCAGGATAAAAAGTTCTCAGAAACTGCACATTACAACAGAAAAACTTTCTTAAA</text:p>
      <text:p text:style-name="Preformatted_20_Text">Masked <text:s text:c="9"/>TTATTGCCAGGATAAAAAGTTCTCAGAAACTGCACATTACAACAGAAAAACTTT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CTATTTCCAACCTCTGAAAGGTTTACATGCTGAATGTCTGTTATCCCAAACATTCA</text:p>
      <text:p text:style-name="Preformatted_20_Text">Masked <text:s text:c="9"/>ATCCCTATTTCCAACCTCTGAAAGGTTTACATGCTGAATGTCTGTTATCCCAAA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CTGTAGCTTCGTACAGAATGCTTTCATTAATTACAAATGGAAGAAAGAAGAACCA</text:p>
      <text:p text:style-name="Preformatted_20_Text">Masked <text:s text:c="9"/>CTTTACTGTAGCTTCGTACAGAATGCTTTCATTAATTACAAATGGAAGAAAGAAG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TCCTATAACTTTCAAAAGAAATAAGCTTCTGAGATGCCAAGCTATTGATTAGAT</text:p>
      <text:p text:style-name="Preformatted_20_Text">Masked <text:s text:c="9"/>AATTATTCCTATAACTTTCAAAAGAAATAAGCTTCTGAGATGCCAAGCTATTGATT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TTTACAAGTTTGAATATTTAAAACACTGTATTTTGATGGCTTAGATTTTGCTACT</text:p>
      <text:p text:style-name="Preformatted_20_Text">Masked <text:s text:c="9"/>TGTCATTTACAAGTTTGAATATTTAAAACACTGTATTTTGATGGCTTAGATTTTG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CAAAAAACAAACAAACGAACAAACAAAAAGCATCTGATTCAAGAGATCAAAACCA</text:p>
      <text:p text:style-name="Preformatted_20_Text">Masked <text:s text:c="9"/>GAAGTNNNNNNNNNNNNNNNNNNNNNNNNNNNAAGCATCTGATTCAAGAGATCAAAACCA</text:p>
      <text:p text:style-name="Preformatted_20_Text"><text:s text:c="16"/>***** <text:s text:c="26"/>****************************</text:p>
      <text:p text:style-name="Preformatted_20_Text"/>
      <text:p text:style-name="Preformatted_20_Text">Unmasked <text:s text:c="7"/>GAAGTTTTTGTTACTCTTTCTGGCACTGAAATCAGCCTGATTTTCTCATTATGTGGGTAA</text:p>
      <text:p text:style-name="Preformatted_20_Text">Masked <text:s text:c="9"/>GAAGTTTTTGTTACTCTTTCTGGCACTGAAATCAGCCTGATTTTCTCATTATGTGG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GTGCTTTGTGAGGTTTTATGTGAGAAATCTTGAATGATTAGTGATATATATTTAT</text:p>
      <text:p text:style-name="Preformatted_20_Text">Masked <text:s text:c="9"/>AATCAGTGCTTTGTGAGGTTTTATGTGAGAAATCTTGAATGATTAGTGATATATA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ATGTAGTGTGACTGTGTGTGTTTTGAGCGCACGTATAGCAACCAGCAGTAGATA</text:p>
      <text:p text:style-name="Preformatted_20_Text">Masked <text:s text:c="9"/>GTATCTATGTAGTGTGACTGTGTGTGTTTTGAGCGCACGTATAGCAACCAGCAGT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AGCCTGATAATCTCCATAGTACATATGCATTTCCTCTCTTTCCTACAAGAGAAAA</text:p>
      <text:p text:style-name="Preformatted_20_Text">Masked <text:s text:c="9"/>GCTTAAGCCTGATAATCTCCATAGTACATATGCATTTCCTCTCTTTCCTACAAG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TAATCGAGTACTCTGGGGATAGGTTTCAAACTGTTTTGGCTGCTTTTCTTTTAAG</text:p>
      <text:p text:style-name="Preformatted_20_Text">Masked <text:s text:c="9"/>AGAGATAATCGAGTACTCTGGGGATAGGTTTCAAACTGTTTTGGCTGCTTTTCTT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CTGTAGTGCAGTGTAGTTTGGAAAGACTGAATTTCTTGGTGGTATTGAAAGACTG</text:p>
      <text:p text:style-name="Preformatted_20_Text">Masked <text:s text:c="9"/>TAGCTCTGTAGTGCAGTGTAGTTTGGAAAGACTGAATTTCTTGGTGGTATTGAAAGAC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AAAGTTAAATTTATGTTGCAGAAGTCACAAGTGAAACTACTCCAGCTTATCAGGAAAT</text:p>
      <text:p text:style-name="Preformatted_20_Text">Masked <text:s text:c="9"/>AGAAAGTTAAATTTATGTTGCAGAAGTCACAAGTGAAACTACTCCAGCTTATCAG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GCATGACAGAACCAAACAGAAGGCAAAAGGAGAAGACAACCACAGTTCAGAAAAT</text:p>
      <text:p text:style-name="Preformatted_20_Text">Masked <text:s text:c="9"/>TCATAGCATGACAGAACCAAACAGAAGGCAAAAGGAGAAGACAACCACAGTTCA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TAATGAAGTTAAAAAATTACTAAATGCTCACTGAAACCGTACTGGCTGAAGACAT</text:p>
      <text:p text:style-name="Preformatted_20_Text">Masked <text:s text:c="9"/>CTTGTTAATGAAGTTAAAAAATTACTAAATGCTCACTGAAACCGTACTGGCTGA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TTTGCTGATCTTACTTTAAAATATTCTTTTAGACCATTATGTACTGTACTGGAT</text:p>
      <text:p text:style-name="Preformatted_20_Text">Masked <text:s text:c="9"/>AATTCATTTGCTGATCTTACTTTAAAATATTCTTTTAGACCATTATGTACTGTAC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AATCTTTGTTTCTAAACAGAGAATTTAGGGCAGTTACTAGCTCTAACATCCCTG</text:p>
      <text:p text:style-name="Preformatted_20_Text">Masked <text:s text:c="9"/>AGTGATAATCTTTGTTTCTAAACAGAGAATTTAGGGCAGTTACTAGCTCTAACATC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GTAACATTAGTTTTACATTTTGACCTTCCTGCATAAAATGGATCTCACTTAGTACA</text:p>
      <text:p text:style-name="Preformatted_20_Text">Masked <text:s text:c="9"/>CTTCGTAACATTAGTTTTACATTTTGACCTTCCTGCATAAAATGGATCTCACTT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TGAATCAGTTCTGACACTACTGTGTGCTTGCAAAGGAGTAGCCCCTGCTGCTGAT</text:p>
      <text:p text:style-name="Preformatted_20_Text">Masked <text:s text:c="9"/>AGCTATGAATCAGTTCTGACACTACTGTGTGCTTGCAAAGGAGTAGCCCCTGCTGC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CTATAACACAAGAGTGGACCCAGGCCATTGTGGTGTGACTACCTCACTTCCCTTT</text:p>
      <text:p text:style-name="Preformatted_20_Text">Masked <text:s text:c="9"/>GACAACTATAACACAAGAGTGGACCCAGGCCATTGTGGTGTGACTACCTCACTTC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AATCTTTCACTGAACTGTGTAACAACTGCACTGAGTCAAACTGTATTCAGCTTTT</text:p>
      <text:p text:style-name="Preformatted_20_Text">Masked <text:s text:c="9"/>GCTCAAATCTTTCACTGAACTGTGTAACAACTGCACTGAGTCAAACTGTATTCAG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CCAGTTCATATCGAAGGCTGATCCTCAAAGGTCTTAAATAGAGCTCTCCAATTAAA</text:p>
      <text:p text:style-name="Preformatted_20_Text">Masked <text:s text:c="9"/>GTTCCCAGTTCATATCGAAGGCTGATCCTCAAAGGTCTTAAATAGAGCTCTCCA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TCTAATGAATTTTACTCACTTTGAACTCTTCATCTTCTTCCTTTTACAGTATTT</text:p>
      <text:p text:style-name="Preformatted_20_Text">Masked <text:s text:c="9"/>ACATTTTCTAATGAATTTTACTCACTTTGAACTCTTCATCTTCTTCCTTTTACA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TTACTGGTTGTCATTTCTTCCCATTTTACTCCATATATTTTCACTTTCAGTCTACC</text:p>
      <text:p text:style-name="Preformatted_20_Text">Masked <text:s text:c="9"/>TTGCTTACTGGTTGTCATTTCTTCCCATTTTACTCCATATATTTTCACTTTCAGTC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CAGTGTTTATCAGATATAAAATGGAGAACAGAAACAAGGACAAAGCAGGGGAAG</text:p>
      <text:p text:style-name="Preformatted_20_Text">Masked <text:s text:c="9"/>CATGTACAGTGTTTATCAGATATAAAATGGAGAACAGAAACAAGGACAAAGCAGG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AGAGCAGTAGGAAAGCAAATTGCTGAGAAGGGAAAGAAAATCTGTCGCACAATCTC</text:p>
      <text:p text:style-name="Preformatted_20_Text">Masked <text:s text:c="9"/>GTGGAGAGCAGTAGGAAAGCAAATTGCTGAGAAGGGAAAGAAAATCTGTCGCACA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ACAGAAGACTTTCTGTTTATGCAACTCTCAGTCCTCTAAAGATCTGGTATAAAT</text:p>
      <text:p text:style-name="Preformatted_20_Text">Masked <text:s text:c="9"/>TCCAAAACAGAAGACTTTCTGTTTATGCAACTCTCAGTCCTCTAAAGATCTGGTATAA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CACCATTTTGACGTACTGTCCAGGTTCCAGTATATTCTATTCCAGTATATCCAGTATA</text:p>
      <text:p text:style-name="Preformatted_20_Text">Masked <text:s text:c="9"/>AACACCATTTTGACGTACTGTCCAGGTTCCAGTATATTCTATTCCAGTATATCCA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AGTACAGGATACTCATATCTTTTGGAATACTTTAATTTTGAAGTTGTGGATA</text:p>
      <text:p text:style-name="Preformatted_20_Text">Masked <text:s text:c="9"/>TTTTTCTAAGTACAGGATACTCATATCTTTTGGAATACTTTAATTTTGAAGTTGTG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ATGTAAATATATACCAGCTGTTTACTTCCTGGTTCCAGAAATAATCAGAAATCAT</text:p>
      <text:p text:style-name="Preformatted_20_Text">Masked <text:s text:c="9"/>TCTTCATGTAAATATATACCAGCTGTTTACTTCCTGGTTCCAGAAATAATCAGAAA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TGAACAAAAGGAGCTGAATGATCACTGTCTGAATGCAGAACCTGTCGTGAAAAATT</text:p>
      <text:p text:style-name="Preformatted_20_Text">Masked <text:s text:c="9"/>GCTATGAACAAAAGGAGCTGAATGATCACTGTCTGAATGCAGAACCTGTCGTGA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GATTATATAACCACAGCAGGAATGCAACGAAGTGCTTAGCTTTTCTAACCCTACA</text:p>
      <text:p text:style-name="Preformatted_20_Text">Masked <text:s text:c="9"/>TAGAAGATTATATAACCACAGCAGGAATGCAACGAAGTGCTTAGCTTTTCTAACC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ATGTGCTACAATATCTCCACAGCCAATCAGCAGTACTACAAGCCTCAGACCAGGA</text:p>
      <text:p text:style-name="Preformatted_20_Text">Masked <text:s text:c="9"/>GGAAGATGTGCTACAATATCTCCACAGCCAATCAGCAGTACTACAAGCCTCAGAC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TTTAAAGTACAGTATGTGTGAACATTTCAACTGACACTTTCTCATT</text:p>
      <text:p text:style-name="Preformatted_20_Text">Masked <text:s text:c="9"/>AATTCTTTAAAGTACAGTATGTGTGAACATTTCAACTGACACTTTCTCATT</text:p>
      <text:p text:style-name="P1"><text:s text:c="16"/>**********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61925150Q4H2+clustalw.dnd" text:style-name="Internet_20_link" text:visited-style-name="Visited_20_Internet_20_Link">clustalw.dnd</text:a></text:p>
      <text:p text:style-name="Preformatted_20_Text"/>
      <text:p text:style-name="P1">(Unmasked:0.11431,Masked:0.11431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6:49:34.791364194</meta:creation-date>
    <dc:date>2022-04-08T15:14:17.509814148</dc:date>
    <meta:editing-duration>PT19M1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44" meta:paragraph-count="1921" meta:word-count="3125" meta:character-count="144661" meta:non-whitespace-character-count="114437"/>
  </office:meta>
</office:document-meta>
</file>